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46"/>
    <style:style style:name="ce2" style:family="table-cell" style:parent-style-name="Default" style:data-style-name="N61"/>
    <style:style style:name="ce3" style:family="table-cell" style:parent-style-name="Default">
      <style:text-properties style:font-name="Liberation Sans" style:font-name-asian="Tahoma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weep Template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T</text:p>
          </table:table-cell>
          <table:table-cell table:formula="of:=23.1+273" office:value-type="float" office:value="296.1" calcext:value-type="float">
            <text:p>296.1</text:p>
          </table:table-cell>
          <table:table-cell table:style-name="Default" office:value-type="string" calcext:value-type="string">
            <text:p>K</text:p>
          </table:table-cell>
          <table:table-cell office:value-type="string" calcext:value-type="string">
            <text:p>Tr</text:p>
          </table:table-cell>
          <table:table-cell table:formula="of:=21+273" office:value-type="float" office:value="294" calcext:value-type="float">
            <text:p>29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Eg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kb</text:p>
          </table:table-cell>
          <table:table-cell table:style-name="ce2" office:value-type="float" office:value="0.000086173303" calcext:value-type="float">
            <text:p>8.62E-05</text:p>
          </table:table-cell>
          <table:table-cell office:value-type="string" calcext:value-type="string">
            <text:p>eV/K</text:p>
          </table:table-cell>
          <table:table-cell office:value-type="string" calcext:value-type="string">
            <text:p>R(T)</text:p>
          </table:table-cell>
          <table:table-cell table:style-name="ce3" table:formula="of:=(([.$E$1]/[.$B$1])^2)*EXP(-([.$H$1]/(2*[.$K$1]))*((1/[.$E$1])-(1/[.$B$1])))" office:value-type="float" office:value="0.83227112432277" calcext:value-type="float">
            <text:p>0.83227112432277</text:p>
          </table:table-cell>
        </table:table-row>
        <table:table-row table:style-name="ro1">
          <table:table-cell table:style-name="Default" office:value-type="string" calcext:value-type="string">
            <text:p>Error</text:p>
          </table:table-cell>
          <table:table-cell office:value-type="float" office:value="0.1" calcext:value-type="float">
            <text:p>0.1</text:p>
          </table:table-cell>
          <table:table-cell table:style-name="Default"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Error</text:p>
          </table:table-cell>
          <table:table-cell table:formula="of:=(([.$E$1]^2)/([.$B$1]^3))*EXP(-(([.$H$1])/(2*[.$K$1]))*((1/[.$E$1])-(1/[.$B$1])))*(2+([.$H$1]/(2*[.$K$1]*[.$B$1])))*[.$B$2]" office:value-type="float" office:value="0.00722670262396294" calcext:value-type="float">
            <text:p>0.007226702623963</text:p>
          </table:table-cell>
        </table:table-row>
        <table:table-row table:style-name="ro1">
          <table:table-cell table:style-name="Default"/>
          <table:table-cell office:value-type="string" calcext:value-type="string">
            <text:p>V (v)</text:p>
          </table:table-cell>
          <table:table-cell table:style-name="Default" office:value-type="string" calcext:value-type="string">
            <text:p>I (A)</text:p>
          </table:table-cell>
          <table:table-cell office:value-type="string" calcext:value-type="string">
            <text:p>I(T) (nA)</text:p>
          </table:table-cell>
          <table:table-cell office:value-type="string" calcext:value-type="string">
            <text:p>I(Tr) (nA)</text:p>
          </table:table-cell>
          <table:table-cell/>
          <table:table-cell office:value-type="string" calcext:value-type="string">
            <text:p>Data for Root</text:p>
          </table:table-cell>
          <table:table-cell table:number-columns-repeated="7"/>
        </table:table-row>
        <table:table-row table:style-name="ro1">
          <table:table-cell office:value-type="time" office:time-value="PT15H49M53.306S" calcext:value-type="time">
            <text:p>15:49:53.31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262601" calcext:value-type="float">
            <text:p>1.26E-10</text:p>
          </table:table-cell>
          <table:table-cell table:formula="of:=[.C4]*10^9" office:value-type="float" office:value="0.1262601" calcext:value-type="float">
            <text:p>0.1262601</text:p>
          </table:table-cell>
          <table:table-cell table:formula="of:=[.$N$1]*[.D4]" office:value-type="float" office:value="0.105082635384105" calcext:value-type="float">
            <text:p>0.105082635384105</text:p>
          </table:table-cell>
          <table:table-cell/>
          <table:table-cell office:value-type="string" calcext:value-type="string">
            <text:p>Vav</text:p>
          </table:table-cell>
          <table:table-cell office:value-type="string" calcext:value-type="string">
            <text:p>Iav(Tr)</text:p>
          </table:table-cell>
          <table:table-cell office:value-type="string" calcext:value-type="string">
            <text:p>eVav</text:p>
          </table:table-cell>
          <table:table-cell office:value-type="string" calcext:value-type="string">
            <text:p>eIav(Tr)</text:p>
          </table:table-cell>
          <table:table-cell/>
          <table:table-cell office:value-type="string" calcext:value-type="string">
            <text:p>eIav(T)</text:p>
          </table:table-cell>
          <table:table-cell table:number-columns-repeated="2"/>
        </table:table-row>
        <table:table-row table:style-name="ro1">
          <table:table-cell office:value-type="time" office:time-value="PT15H49M53.724S" calcext:value-type="time">
            <text:p>15:49:53.72</text:p>
          </table:table-cell>
          <table:table-cell office:value-type="float" office:value="0" calcext:value-type="float">
            <text:p>0</text:p>
          </table:table-cell>
          <table:table-cell office:value-type="float" office:value="0.000000000163563" calcext:value-type="float">
            <text:p>1.64E-10</text:p>
          </table:table-cell>
          <table:table-cell table:formula="of:=[.C5]*10^9" office:value-type="float" office:value="0.163563" calcext:value-type="float">
            <text:p>0.163563</text:p>
          </table:table-cell>
          <table:table-cell table:formula="of:=[.$N$1]*[.D5]" office:value-type="float" office:value="0.136128761907605" calcext:value-type="float">
            <text:p>0.136128761907605</text:p>
          </table:table-cell>
          <table:table-cell/>
          <table:table-cell office:value-type="float" office:value="0" calcext:value-type="float">
            <text:p>0</text:p>
          </table:table-cell>
          <table:table-cell table:formula="of:=AVERAGE([.E4:.E8])" office:value-type="float" office:value="0.0190575391226401" calcext:value-type="float">
            <text:p>0.01905753912264</text:p>
          </table:table-cell>
          <table:table-cell office:value-type="float" office:value="0.05" calcext:value-type="float">
            <text:p>0.05</text:p>
          </table:table-cell>
          <table:table-cell table:formula="of:=SQRT(([.H5]*[.$N$2])^2+([.$N$1]*[.L5])^2)" office:value-type="float" office:value="0.0928445575355473" calcext:value-type="float">
            <text:p>0.092844557535547</text:p>
          </table:table-cell>
          <table:table-cell/>
          <table:table-cell table:formula="of:=(MAX([.E4:.E8])-MIN([.E4:.E8]))/2" office:value-type="float" office:value="0.111555540826413" calcext:value-type="float">
            <text:p>0.111555540826413</text:p>
          </table:table-cell>
          <table:table-cell table:number-columns-repeated="2"/>
        </table:table-row>
        <table:table-row table:style-name="ro1">
          <table:table-cell office:value-type="time" office:time-value="PT15H49M54.1S" calcext:value-type="time">
            <text:p>15:49:54.10</text:p>
          </table:table-cell>
          <table:table-cell office:value-type="float" office:value="0" calcext:value-type="float">
            <text:p>0</text:p>
          </table:table-cell>
          <table:table-cell office:value-type="float" office:value="0.000000000008487541" calcext:value-type="float">
            <text:p>8.49E-12</text:p>
          </table:table-cell>
          <table:table-cell table:formula="of:=[.C6]*10^9" office:value-type="float" office:value="0.008487541" calcext:value-type="float">
            <text:p>0.008487541</text:p>
          </table:table-cell>
          <table:table-cell table:formula="of:=[.$N$1]*[.D6]" office:value-type="float" office:value="0.0070639352908056" calcext:value-type="float">
            <text:p>0.007063935290806</text:p>
          </table:table-cell>
          <table:table-cell table:number-columns-repeated="9"/>
        </table:table-row>
        <table:table-row table:style-name="ro1">
          <table:table-cell office:value-type="time" office:time-value="PT15H49M54.468S" calcext:value-type="time">
            <text:p>15:49:54.47</text:p>
          </table:table-cell>
          <table:table-cell office:value-type="float" office:value="0" calcext:value-type="float">
            <text:p>0</text:p>
          </table:table-cell>
          <table:table-cell office:value-type="float" office:value="-0.00000000007930747" calcext:value-type="float">
            <text:p>-7.93E-11</text:p>
          </table:table-cell>
          <table:table-cell table:formula="of:=[.C7]*10^9" office:value-type="float" office:value="-0.07930747" calcext:value-type="float">
            <text:p>-0.07930747</text:p>
          </table:table-cell>
          <table:table-cell table:formula="of:=[.$N$1]*[.D7]" office:value-type="float" office:value="-0.0660053172240943" calcext:value-type="float">
            <text:p>-0.066005317224094</text:p>
          </table:table-cell>
          <table:table-cell table:number-columns-repeated="9"/>
        </table:table-row>
        <table:table-row table:style-name="ro1">
          <table:table-cell office:value-type="time" office:time-value="PT15H49M54.835S" calcext:value-type="time">
            <text:p>15:49:54.84</text:p>
          </table:table-cell>
          <table:table-cell office:value-type="float" office:value="0" calcext:value-type="float">
            <text:p>0</text:p>
          </table:table-cell>
          <table:table-cell office:value-type="float" office:value="-0.000000000104512" calcext:value-type="float">
            <text:p>-1.05E-10</text:p>
          </table:table-cell>
          <table:table-cell table:formula="of:=[.C8]*10^9" office:value-type="float" office:value="-0.104512" calcext:value-type="float">
            <text:p>-0.104512</text:p>
          </table:table-cell>
          <table:table-cell table:formula="of:=[.$N$1]*[.D8]" office:value-type="float" office:value="-0.0869823197452213" calcext:value-type="float">
            <text:p>-0.086982319745221</text:p>
          </table:table-cell>
          <table:table-cell table:number-columns-repeated="9"/>
        </table:table-row>
        <table:table-row table:style-name="ro1">
          <table:table-cell office:value-type="time" office:time-value="PT15H49M55.211S" calcext:value-type="time">
            <text:p>15:49:55.21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07660406" calcext:value-type="float">
            <text:p>-7.66E-11</text:p>
          </table:table-cell>
          <table:table-cell table:formula="of:=[.C9]*10^9" office:value-type="float" office:value="-0.07660406" calcext:value-type="float">
            <text:p>-0.07660406</text:p>
          </table:table-cell>
          <table:table-cell table:formula="of:=[.$N$1]*[.D9]" office:value-type="float" office:value="-0.0637553471438889" calcext:value-type="float">
            <text:p>-0.063755347143889</text:p>
          </table:table-cell>
          <table:table-cell table:number-columns-repeated="9"/>
        </table:table-row>
        <table:table-row table:style-name="ro1">
          <table:table-cell office:value-type="time" office:time-value="PT15H49M55.595S" calcext:value-type="time">
            <text:p>15:49:55.60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1042209" calcext:value-type="float">
            <text:p>-1.04E-10</text:p>
          </table:table-cell>
          <table:table-cell table:formula="of:=[.C10]*10^9" office:value-type="float" office:value="-0.1042209" calcext:value-type="float">
            <text:p>-0.1042209</text:p>
          </table:table-cell>
          <table:table-cell table:formula="of:=[.$N$1]*[.D10]" office:value-type="float" office:value="-0.0867400456209309" calcext:value-type="float">
            <text:p>-0.086740045620931</text:p>
          </table:table-cell>
          <table:table-cell/>
          <table:table-cell office:value-type="float" office:value="-5" calcext:value-type="float">
            <text:p>-5</text:p>
          </table:table-cell>
          <table:table-cell table:formula="of:=AVERAGE([.E9:.E13])" office:value-type="float" office:value="-0.107190754838423" calcext:value-type="float">
            <text:p>-0.107190754838423</text:p>
          </table:table-cell>
          <table:table-cell office:value-type="float" office:value="0.05" calcext:value-type="float">
            <text:p>0.05</text:p>
          </table:table-cell>
          <table:table-cell table:formula="of:=SQRT(([.H10]*[.$N$2])^2+([.$N$1]*[.L10])^2)" office:value-type="float" office:value="0.0942674146058332" calcext:value-type="float">
            <text:p>0.094267414605833</text:p>
          </table:table-cell>
          <table:table-cell/>
          <table:table-cell table:formula="of:=(MAX([.E9:.E13])-MIN([.E9:.E13]))/2" office:value-type="float" office:value="0.113261446949938" calcext:value-type="float">
            <text:p>0.113261446949938</text:p>
          </table:table-cell>
          <table:table-cell table:number-columns-repeated="2"/>
        </table:table-row>
        <table:table-row table:style-name="ro1">
          <table:table-cell office:value-type="time" office:time-value="PT15H49M55.979S" calcext:value-type="time">
            <text:p>15:49:55.98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0373833" calcext:value-type="float">
            <text:p>-3.74E-11</text:p>
          </table:table-cell>
          <table:table-cell table:formula="of:=[.C11]*10^9" office:value-type="float" office:value="-0.0373833" calcext:value-type="float">
            <text:p>-0.0373833</text:p>
          </table:table-cell>
          <table:table-cell table:formula="of:=[.$N$1]*[.D11]" office:value-type="float" office:value="-0.0311130411218954" calcext:value-type="float">
            <text:p>-0.031113041121895</text:p>
          </table:table-cell>
          <table:table-cell table:number-columns-repeated="9"/>
        </table:table-row>
        <table:table-row table:style-name="ro1">
          <table:table-cell office:value-type="time" office:time-value="PT15H49M56.362S" calcext:value-type="time">
            <text:p>15:49:56.36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1161994" calcext:value-type="float">
            <text:p>-1.16E-10</text:p>
          </table:table-cell>
          <table:table-cell table:formula="of:=[.C12]*10^9" office:value-type="float" office:value="-0.1161994" calcext:value-type="float">
            <text:p>-0.1161994</text:p>
          </table:table-cell>
          <table:table-cell table:formula="of:=[.$N$1]*[.D12]" office:value-type="float" office:value="-0.0967094052836312" calcext:value-type="float">
            <text:p>-0.096709405283631</text:p>
          </table:table-cell>
          <table:table-cell table:number-columns-repeated="9"/>
        </table:table-row>
        <table:table-row table:style-name="ro1">
          <table:table-cell office:value-type="time" office:time-value="PT15H49M56.746S" calcext:value-type="time">
            <text:p>15:49:56.75</text:p>
          </table:table-cell>
          <table:table-cell office:value-type="float" office:value="-5" calcext:value-type="float">
            <text:p>-5</text:p>
          </table:table-cell>
          <table:table-cell office:value-type="float" office:value="-0.0000000003095577" calcext:value-type="float">
            <text:p>-3.10E-10</text:p>
          </table:table-cell>
          <table:table-cell table:formula="of:=[.C13]*10^9" office:value-type="float" office:value="-0.3095577" calcext:value-type="float">
            <text:p>-0.3095577</text:p>
          </table:table-cell>
          <table:table-cell table:formula="of:=[.$N$1]*[.D13]" office:value-type="float" office:value="-0.257635935021771" calcext:value-type="float">
            <text:p>-0.257635935021771</text:p>
          </table:table-cell>
          <table:table-cell table:number-columns-repeated="9"/>
        </table:table-row>
        <table:table-row table:style-name="ro1">
          <table:table-cell office:value-type="time" office:time-value="PT15H49M57.13S" calcext:value-type="time">
            <text:p>15:49:57.13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3273591" calcext:value-type="float">
            <text:p>-3.27E-10</text:p>
          </table:table-cell>
          <table:table-cell table:formula="of:=[.C14]*10^9" office:value-type="float" office:value="-0.3273591" calcext:value-type="float">
            <text:p>-0.3273591</text:p>
          </table:table-cell>
          <table:table-cell table:formula="of:=[.$N$1]*[.D14]" office:value-type="float" office:value="-0.27245152621429" calcext:value-type="float">
            <text:p>-0.27245152621429</text:p>
          </table:table-cell>
          <table:table-cell table:number-columns-repeated="9"/>
        </table:table-row>
        <table:table-row table:style-name="ro1">
          <table:table-cell office:value-type="time" office:time-value="PT15H49M57.514S" calcext:value-type="time">
            <text:p>15:49:57.51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197302" calcext:value-type="float">
            <text:p>-1.97E-10</text:p>
          </table:table-cell>
          <table:table-cell table:formula="of:=[.C15]*10^9" office:value-type="float" office:value="-0.197302" calcext:value-type="float">
            <text:p>-0.197302</text:p>
          </table:table-cell>
          <table:table-cell table:formula="of:=[.$N$1]*[.D15]" office:value-type="float" office:value="-0.164208757371131" calcext:value-type="float">
            <text:p>-0.164208757371131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AVERAGE([.E14:.E18])" office:value-type="float" office:value="-0.165261232454069" calcext:value-type="float">
            <text:p>-0.165261232454069</text:p>
          </table:table-cell>
          <table:table-cell office:value-type="float" office:value="0.05" calcext:value-type="float">
            <text:p>0.05</text:p>
          </table:table-cell>
          <table:table-cell table:formula="of:=SQRT(([.H15]*[.$N$2])^2+([.$N$1]*[.L15])^2)" office:value-type="float" office:value="0.102669203899104" calcext:value-type="float">
            <text:p>0.102669203899104</text:p>
          </table:table-cell>
          <table:table-cell/>
          <table:table-cell table:formula="of:=(MAX([.E14:.E18])-MIN([.E14:.E18]))/2" office:value-type="float" office:value="0.123351939513427" calcext:value-type="float">
            <text:p>0.123351939513427</text:p>
          </table:table-cell>
          <table:table-cell table:number-columns-repeated="2"/>
        </table:table-row>
        <table:table-row table:style-name="ro1">
          <table:table-cell office:value-type="time" office:time-value="PT15H49M57.897S" calcext:value-type="time">
            <text:p>15:49:57.90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03093661" calcext:value-type="float">
            <text:p>-3.09E-11</text:p>
          </table:table-cell>
          <table:table-cell table:formula="of:=[.C16]*10^9" office:value-type="float" office:value="-0.03093661" calcext:value-type="float">
            <text:p>-0.03093661</text:p>
          </table:table-cell>
          <table:table-cell table:formula="of:=[.$N$1]*[.D16]" office:value-type="float" office:value="-0.025747647187435" calcext:value-type="float">
            <text:p>-0.025747647187435</text:p>
          </table:table-cell>
          <table:table-cell table:number-columns-repeated="9"/>
        </table:table-row>
        <table:table-row table:style-name="ro1">
          <table:table-cell office:value-type="time" office:time-value="PT15H49M58.28S" calcext:value-type="time">
            <text:p>15:49:58.28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1260978" calcext:value-type="float">
            <text:p>-1.26E-10</text:p>
          </table:table-cell>
          <table:table-cell table:formula="of:=[.C17]*10^9" office:value-type="float" office:value="-0.1260978" calcext:value-type="float">
            <text:p>-0.1260978</text:p>
          </table:table-cell>
          <table:table-cell table:formula="of:=[.$N$1]*[.D17]" office:value-type="float" office:value="-0.104947557780628" calcext:value-type="float">
            <text:p>-0.104947557780628</text:p>
          </table:table-cell>
          <table:table-cell table:number-columns-repeated="9"/>
        </table:table-row>
        <table:table-row table:style-name="ro1">
          <table:table-cell office:value-type="time" office:time-value="PT15H49M58.664S" calcext:value-type="time">
            <text:p>15:49:58.66</text:p>
          </table:table-cell>
          <table:table-cell office:value-type="float" office:value="-10" calcext:value-type="float">
            <text:p>-10</text:p>
          </table:table-cell>
          <table:table-cell office:value-type="float" office:value="-0.0000000003111374" calcext:value-type="float">
            <text:p>-3.11E-10</text:p>
          </table:table-cell>
          <table:table-cell table:formula="of:=[.C18]*10^9" office:value-type="float" office:value="-0.3111374" calcext:value-type="float">
            <text:p>-0.3111374</text:p>
          </table:table-cell>
          <table:table-cell table:formula="of:=[.$N$1]*[.D18]" office:value-type="float" office:value="-0.258950673716863" calcext:value-type="float">
            <text:p>-0.258950673716863</text:p>
          </table:table-cell>
          <table:table-cell table:number-columns-repeated="9"/>
        </table:table-row>
        <table:table-row table:style-name="ro1">
          <table:table-cell office:value-type="time" office:time-value="PT15H49M59.048S" calcext:value-type="time">
            <text:p>15:49:59.05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3516489" calcext:value-type="float">
            <text:p>-3.52E-10</text:p>
          </table:table-cell>
          <table:table-cell table:formula="of:=[.C19]*10^9" office:value-type="float" office:value="-0.3516489" calcext:value-type="float">
            <text:p>-0.3516489</text:p>
          </table:table-cell>
          <table:table-cell table:formula="of:=[.$N$1]*[.D19]" office:value-type="float" office:value="-0.292667225369865" calcext:value-type="float">
            <text:p>-0.292667225369865</text:p>
          </table:table-cell>
          <table:table-cell table:number-columns-repeated="9"/>
        </table:table-row>
        <table:table-row table:style-name="ro1">
          <table:table-cell office:value-type="time" office:time-value="PT15H49M59.432S" calcext:value-type="time">
            <text:p>15:49:59.43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1843676" calcext:value-type="float">
            <text:p>-1.84E-10</text:p>
          </table:table-cell>
          <table:table-cell table:formula="of:=[.C20]*10^9" office:value-type="float" office:value="-0.1843676" calcext:value-type="float">
            <text:p>-0.1843676</text:p>
          </table:table-cell>
          <table:table-cell table:formula="of:=[.$N$1]*[.D20]" office:value-type="float" office:value="-0.153443829740691" calcext:value-type="float">
            <text:p>-0.153443829740691</text:p>
          </table:table-cell>
          <table:table-cell/>
          <table:table-cell office:value-type="float" office:value="-15" calcext:value-type="float">
            <text:p>-15</text:p>
          </table:table-cell>
          <table:table-cell table:formula="of:=AVERAGE([.E19:.E23])" office:value-type="float" office:value="-0.174725405208848" calcext:value-type="float">
            <text:p>-0.174725405208848</text:p>
          </table:table-cell>
          <table:table-cell office:value-type="float" office:value="0.05" calcext:value-type="float">
            <text:p>0.05</text:p>
          </table:table-cell>
          <table:table-cell table:formula="of:=SQRT(([.H20]*[.$N$2])^2+([.$N$1]*[.L20])^2)" office:value-type="float" office:value="0.0935527452966645" calcext:value-type="float">
            <text:p>0.093552745296665</text:p>
          </table:table-cell>
          <table:table-cell/>
          <table:table-cell table:formula="of:=(MAX([.E19:.E23])-MIN([.E19:.E23]))/2" office:value-type="float" office:value="0.112396334407049" calcext:value-type="float">
            <text:p>0.112396334407049</text:p>
          </table:table-cell>
          <table:table-cell table:number-columns-repeated="2"/>
        </table:table-row>
        <table:table-row table:style-name="ro1">
          <table:table-cell office:value-type="time" office:time-value="PT15H49M59.816S" calcext:value-type="time">
            <text:p>15:49:59.82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2435107" calcext:value-type="float">
            <text:p>-2.44E-10</text:p>
          </table:table-cell>
          <table:table-cell table:formula="of:=[.C21]*10^9" office:value-type="float" office:value="-0.2435107" calcext:value-type="float">
            <text:p>-0.2435107</text:p>
          </table:table-cell>
          <table:table-cell table:formula="of:=[.$N$1]*[.D21]" office:value-type="float" office:value="-0.202666924073625" calcext:value-type="float">
            <text:p>-0.202666924073625</text:p>
          </table:table-cell>
          <table:table-cell table:number-columns-repeated="9"/>
        </table:table-row>
        <table:table-row table:style-name="ro1">
          <table:table-cell office:value-type="time" office:time-value="PT15H50M00.199S" calcext:value-type="time">
            <text:p>15:50:00.20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08155342" calcext:value-type="float">
            <text:p>-8.16E-11</text:p>
          </table:table-cell>
          <table:table-cell table:formula="of:=[.C22]*10^9" office:value-type="float" office:value="-0.08155342" calcext:value-type="float">
            <text:p>-0.08155342</text:p>
          </table:table-cell>
          <table:table-cell table:formula="of:=[.$N$1]*[.D22]" office:value-type="float" office:value="-0.067874556555767" calcext:value-type="float">
            <text:p>-0.067874556555767</text:p>
          </table:table-cell>
          <table:table-cell table:number-columns-repeated="9"/>
        </table:table-row>
        <table:table-row table:style-name="ro1">
          <table:table-cell office:value-type="time" office:time-value="PT15H50M00.583S" calcext:value-type="time">
            <text:p>15:50:00.58</text:p>
          </table:table-cell>
          <table:table-cell office:value-type="float" office:value="-15" calcext:value-type="float">
            <text:p>-15</text:p>
          </table:table-cell>
          <table:table-cell office:value-type="float" office:value="-0.0000000001886098" calcext:value-type="float">
            <text:p>-1.89E-10</text:p>
          </table:table-cell>
          <table:table-cell table:formula="of:=[.C23]*10^9" office:value-type="float" office:value="-0.1886098" calcext:value-type="float">
            <text:p>-0.1886098</text:p>
          </table:table-cell>
          <table:table-cell table:formula="of:=[.$N$1]*[.D23]" office:value-type="float" office:value="-0.156974490304293" calcext:value-type="float">
            <text:p>-0.156974490304293</text:p>
          </table:table-cell>
          <table:table-cell table:number-columns-repeated="9"/>
        </table:table-row>
        <table:table-row table:style-name="ro1">
          <table:table-cell office:value-type="time" office:time-value="PT15H50M00.968S" calcext:value-type="time">
            <text:p>15:50:00.97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3114709" calcext:value-type="float">
            <text:p>-3.11E-10</text:p>
          </table:table-cell>
          <table:table-cell table:formula="of:=[.C24]*10^9" office:value-type="float" office:value="-0.3114709" calcext:value-type="float">
            <text:p>-0.3114709</text:p>
          </table:table-cell>
          <table:table-cell table:formula="of:=[.$N$1]*[.D24]" office:value-type="float" office:value="-0.259228236136825" calcext:value-type="float">
            <text:p>-0.259228236136825</text:p>
          </table:table-cell>
          <table:table-cell table:number-columns-repeated="9"/>
        </table:table-row>
        <table:table-row table:style-name="ro1">
          <table:table-cell office:value-type="time" office:time-value="PT15H50M01.351S" calcext:value-type="time">
            <text:p>15:50:01.35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302404" calcext:value-type="float">
            <text:p>-3.02E-10</text:p>
          </table:table-cell>
          <table:table-cell table:formula="of:=[.C25]*10^9" office:value-type="float" office:value="-0.302404" calcext:value-type="float">
            <text:p>-0.302404</text:p>
          </table:table-cell>
          <table:table-cell table:formula="of:=[.$N$1]*[.D25]" office:value-type="float" office:value="-0.251682117079703" calcext:value-type="float">
            <text:p>-0.251682117079703</text:p>
          </table:table-cell>
          <table:table-cell/>
          <table:table-cell office:value-type="float" office:value="-20" calcext:value-type="float">
            <text:p>-20</text:p>
          </table:table-cell>
          <table:table-cell table:formula="of:=AVERAGE([.E24:.E28])" office:value-type="float" office:value="-0.197301305425961" calcext:value-type="float">
            <text:p>-0.197301305425961</text:p>
          </table:table-cell>
          <table:table-cell office:value-type="float" office:value="0.05" calcext:value-type="float">
            <text:p>0.05</text:p>
          </table:table-cell>
          <table:table-cell table:formula="of:=SQRT(([.H25]*[.$N$2])^2+([.$N$1]*[.L25])^2)" office:value-type="float" office:value="0.0983365900383666" calcext:value-type="float">
            <text:p>0.098336590038367</text:p>
          </table:table-cell>
          <table:table-cell/>
          <table:table-cell table:formula="of:=(MAX([.E24:.E28])-MIN([.E24:.E28]))/2" office:value-type="float" office:value="0.118142092890747" calcext:value-type="float">
            <text:p>0.118142092890747</text:p>
          </table:table-cell>
          <table:table-cell table:number-columns-repeated="2"/>
        </table:table-row>
        <table:table-row table:style-name="ro1">
          <table:table-cell office:value-type="time" office:time-value="PT15H50M01.735S" calcext:value-type="time">
            <text:p>15:50:01.74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0910779" calcext:value-type="float">
            <text:p>-9.11E-11</text:p>
          </table:table-cell>
          <table:table-cell table:formula="of:=[.C26]*10^9" office:value-type="float" office:value="-0.0910779" calcext:value-type="float">
            <text:p>-0.0910779</text:p>
          </table:table-cell>
          <table:table-cell table:formula="of:=[.$N$1]*[.D26]" office:value-type="float" office:value="-0.0758015062339568" calcext:value-type="float">
            <text:p>-0.075801506233957</text:p>
          </table:table-cell>
          <table:table-cell table:number-columns-repeated="9"/>
        </table:table-row>
        <table:table-row table:style-name="ro1">
          <table:table-cell office:value-type="time" office:time-value="PT15H50M02.119S" calcext:value-type="time">
            <text:p>15:50:02.12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1053851" calcext:value-type="float">
            <text:p>-1.05E-10</text:p>
          </table:table-cell>
          <table:table-cell table:formula="of:=[.C27]*10^9" office:value-type="float" office:value="-0.1053851" calcext:value-type="float">
            <text:p>-0.1053851</text:p>
          </table:table-cell>
          <table:table-cell table:formula="of:=[.$N$1]*[.D27]" office:value-type="float" office:value="-0.0877089756638675" calcext:value-type="float">
            <text:p>-0.087708975663868</text:p>
          </table:table-cell>
          <table:table-cell table:number-columns-repeated="9"/>
        </table:table-row>
        <table:table-row table:style-name="ro1">
          <table:table-cell office:value-type="time" office:time-value="PT15H50M02.502S" calcext:value-type="time">
            <text:p>15:50:02.50</text:p>
          </table:table-cell>
          <table:table-cell office:value-type="float" office:value="-20" calcext:value-type="float">
            <text:p>-20</text:p>
          </table:table-cell>
          <table:table-cell office:value-type="float" office:value="-0.0000000003749808" calcext:value-type="float">
            <text:p>-3.75E-10</text:p>
          </table:table-cell>
          <table:table-cell table:formula="of:=[.C28]*10^9" office:value-type="float" office:value="-0.3749808" calcext:value-type="float">
            <text:p>-0.3749808</text:p>
          </table:table-cell>
          <table:table-cell table:formula="of:=[.$N$1]*[.D28]" office:value-type="float" office:value="-0.312085692015452" calcext:value-type="float">
            <text:p>-0.312085692015452</text:p>
          </table:table-cell>
          <table:table-cell table:number-columns-repeated="9"/>
        </table:table-row>
        <table:table-row table:style-name="ro1">
          <table:table-cell office:value-type="time" office:time-value="PT15H50M02.887S" calcext:value-type="time">
            <text:p>15:50:02.89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4035132" calcext:value-type="float">
            <text:p>-4.04E-10</text:p>
          </table:table-cell>
          <table:table-cell table:formula="of:=[.C29]*10^9" office:value-type="float" office:value="-0.4035132" calcext:value-type="float">
            <text:p>-0.4035132</text:p>
          </table:table-cell>
          <table:table-cell table:formula="of:=[.$N$1]*[.D29]" office:value-type="float" office:value="-0.335832384643079" calcext:value-type="float">
            <text:p>-0.335832384643079</text:p>
          </table:table-cell>
          <table:table-cell table:number-columns-repeated="9"/>
        </table:table-row>
        <table:table-row table:style-name="ro1">
          <table:table-cell office:value-type="time" office:time-value="PT15H50M03.27S" calcext:value-type="time">
            <text:p>15:50:03.27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1527582" calcext:value-type="float">
            <text:p>-1.53E-10</text:p>
          </table:table-cell>
          <table:table-cell table:formula="of:=[.C30]*10^9" office:value-type="float" office:value="-0.1527582" calcext:value-type="float">
            <text:p>-0.1527582</text:p>
          </table:table-cell>
          <table:table-cell table:formula="of:=[.$N$1]*[.D30]" office:value-type="float" office:value="-0.127136238863523" calcext:value-type="float">
            <text:p>-0.127136238863523</text:p>
          </table:table-cell>
          <table:table-cell/>
          <table:table-cell office:value-type="float" office:value="-25" calcext:value-type="float">
            <text:p>-25</text:p>
          </table:table-cell>
          <table:table-cell table:formula="of:=AVERAGE([.E29:.E33])" office:value-type="float" office:value="-0.205387764858754" calcext:value-type="float">
            <text:p>-0.205387764858754</text:p>
          </table:table-cell>
          <table:table-cell office:value-type="float" office:value="0.05" calcext:value-type="float">
            <text:p>0.05</text:p>
          </table:table-cell>
          <table:table-cell table:formula="of:=SQRT(([.H30]*[.$N$2])^2+([.$N$1]*[.L30])^2)" office:value-type="float" office:value="0.110076280747611" calcext:value-type="float">
            <text:p>0.110076280747611</text:p>
          </table:table-cell>
          <table:table-cell/>
          <table:table-cell table:formula="of:=(MAX([.E29:.E33])-MIN([.E29:.E33]))/2" office:value-type="float" office:value="0.13224809804538" calcext:value-type="float">
            <text:p>0.13224809804538</text:p>
          </table:table-cell>
          <table:table-cell table:number-columns-repeated="2"/>
        </table:table-row>
        <table:table-row table:style-name="ro1">
          <table:table-cell office:value-type="time" office:time-value="PT15H50M03.654S" calcext:value-type="time">
            <text:p>15:50:03.65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08571268" calcext:value-type="float">
            <text:p>-8.57E-11</text:p>
          </table:table-cell>
          <table:table-cell table:formula="of:=[.C31]*10^9" office:value-type="float" office:value="-0.08571268" calcext:value-type="float">
            <text:p>-0.08571268</text:p>
          </table:table-cell>
          <table:table-cell table:formula="of:=[.$N$1]*[.D31]" office:value-type="float" office:value="-0.0713361885523178" calcext:value-type="float">
            <text:p>-0.071336188552318</text:p>
          </table:table-cell>
          <table:table-cell table:number-columns-repeated="9"/>
        </table:table-row>
        <table:table-row table:style-name="ro1">
          <table:table-cell office:value-type="time" office:time-value="PT15H50M04.038S" calcext:value-type="time">
            <text:p>15:50:04.04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2566951" calcext:value-type="float">
            <text:p>-2.57E-10</text:p>
          </table:table-cell>
          <table:table-cell table:formula="of:=[.C32]*10^9" office:value-type="float" office:value="-0.2566951" calcext:value-type="float">
            <text:p>-0.2566951</text:p>
          </table:table-cell>
          <table:table-cell table:formula="of:=[.$N$1]*[.D32]" office:value-type="float" office:value="-0.213639919485146" calcext:value-type="float">
            <text:p>-0.213639919485146</text:p>
          </table:table-cell>
          <table:table-cell table:number-columns-repeated="9"/>
        </table:table-row>
        <table:table-row table:style-name="ro1">
          <table:table-cell office:value-type="time" office:time-value="PT15H50M04.422S" calcext:value-type="time">
            <text:p>15:50:04.42</text:p>
          </table:table-cell>
          <table:table-cell office:value-type="float" office:value="-25" calcext:value-type="float">
            <text:p>-25</text:p>
          </table:table-cell>
          <table:table-cell office:value-type="float" office:value="-0.0000000003352202" calcext:value-type="float">
            <text:p>-3.35E-10</text:p>
          </table:table-cell>
          <table:table-cell table:formula="of:=[.C33]*10^9" office:value-type="float" office:value="-0.3352202" calcext:value-type="float">
            <text:p>-0.3352202</text:p>
          </table:table-cell>
          <table:table-cell table:formula="of:=[.$N$1]*[.D33]" office:value-type="float" office:value="-0.278994092749704" calcext:value-type="float">
            <text:p>-0.278994092749704</text:p>
          </table:table-cell>
          <table:table-cell table:number-columns-repeated="9"/>
        </table:table-row>
        <table:table-row table:style-name="ro1">
          <table:table-cell office:value-type="time" office:time-value="PT15H50M04.807S" calcext:value-type="time">
            <text:p>15:50:04.81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3978982" calcext:value-type="float">
            <text:p>-3.98E-10</text:p>
          </table:table-cell>
          <table:table-cell table:formula="of:=[.C34]*10^9" office:value-type="float" office:value="-0.3978982" calcext:value-type="float">
            <text:p>-0.3978982</text:p>
          </table:table-cell>
          <table:table-cell table:formula="of:=[.$N$1]*[.D34]" office:value-type="float" office:value="-0.331159182280006" calcext:value-type="float">
            <text:p>-0.331159182280006</text:p>
          </table:table-cell>
          <table:table-cell table:number-columns-repeated="9"/>
        </table:table-row>
        <table:table-row table:style-name="ro1">
          <table:table-cell office:value-type="time" office:time-value="PT15H50M05.19S" calcext:value-type="time">
            <text:p>15:50:05.19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35248" calcext:value-type="float">
            <text:p>-3.52E-10</text:p>
          </table:table-cell>
          <table:table-cell table:formula="of:=[.C35]*10^9" office:value-type="float" office:value="-0.35248" calcext:value-type="float">
            <text:p>-0.35248</text:p>
          </table:table-cell>
          <table:table-cell table:formula="of:=[.$N$1]*[.D35]" office:value-type="float" office:value="-0.29335892590129" calcext:value-type="float">
            <text:p>-0.29335892590129</text:p>
          </table:table-cell>
          <table:table-cell/>
          <table:table-cell office:value-type="float" office:value="-30" calcext:value-type="float">
            <text:p>-30</text:p>
          </table:table-cell>
          <table:table-cell table:formula="of:=AVERAGE([.E34:.E38])" office:value-type="float" office:value="-0.199191458066445" calcext:value-type="float">
            <text:p>-0.199191458066445</text:p>
          </table:table-cell>
          <table:table-cell office:value-type="float" office:value="0.05" calcext:value-type="float">
            <text:p>0.05</text:p>
          </table:table-cell>
          <table:table-cell table:formula="of:=SQRT(([.H35]*[.$N$2])^2+([.$N$1]*[.L35])^2)" office:value-type="float" office:value="0.103680585083462" calcext:value-type="float">
            <text:p>0.103680585083462</text:p>
          </table:table-cell>
          <table:table-cell/>
          <table:table-cell table:formula="of:=(MAX([.E34:.E38])-MIN([.E34:.E38]))/2" office:value-type="float" office:value="0.124563484911815" calcext:value-type="float">
            <text:p>0.124563484911815</text:p>
          </table:table-cell>
          <table:table-cell table:number-columns-repeated="2"/>
        </table:table-row>
        <table:table-row table:style-name="ro1">
          <table:table-cell office:value-type="time" office:time-value="PT15H50M05.573S" calcext:value-type="time">
            <text:p>15:50:05.57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1105013" calcext:value-type="float">
            <text:p>-1.11E-10</text:p>
          </table:table-cell>
          <table:table-cell table:formula="of:=[.C36]*10^9" office:value-type="float" office:value="-0.1105013" calcext:value-type="float">
            <text:p>-0.1105013</text:p>
          </table:table-cell>
          <table:table-cell table:formula="of:=[.$N$1]*[.D36]" office:value-type="float" office:value="-0.0919670411901277" calcext:value-type="float">
            <text:p>-0.091967041190128</text:p>
          </table:table-cell>
          <table:table-cell table:number-columns-repeated="9"/>
        </table:table-row>
        <table:table-row table:style-name="ro1">
          <table:table-cell office:value-type="time" office:time-value="PT15H50M05.957S" calcext:value-type="time">
            <text:p>15:50:05.96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09856429" calcext:value-type="float">
            <text:p>-9.86E-11</text:p>
          </table:table-cell>
          <table:table-cell table:formula="of:=[.C37]*10^9" office:value-type="float" office:value="-0.09856429" calcext:value-type="float">
            <text:p>-0.09856429</text:p>
          </table:table-cell>
          <table:table-cell table:formula="of:=[.$N$1]*[.D37]" office:value-type="float" office:value="-0.0820322124563755" calcext:value-type="float">
            <text:p>-0.082032212456376</text:p>
          </table:table-cell>
          <table:table-cell table:number-columns-repeated="9"/>
        </table:table-row>
        <table:table-row table:style-name="ro1">
          <table:table-cell office:value-type="time" office:time-value="PT15H50M06.341S" calcext:value-type="time">
            <text:p>15:50:06.34</text:p>
          </table:table-cell>
          <table:table-cell office:value-type="float" office:value="-30" calcext:value-type="float">
            <text:p>-30</text:p>
          </table:table-cell>
          <table:table-cell office:value-type="float" office:value="-0.0000000002372303" calcext:value-type="float">
            <text:p>-2.37E-10</text:p>
          </table:table-cell>
          <table:table-cell table:formula="of:=[.C38]*10^9" office:value-type="float" office:value="-0.2372303" calcext:value-type="float">
            <text:p>-0.2372303</text:p>
          </table:table-cell>
          <table:table-cell table:formula="of:=[.$N$1]*[.D38]" office:value-type="float" office:value="-0.197439928504428" calcext:value-type="float">
            <text:p>-0.197439928504428</text:p>
          </table:table-cell>
          <table:table-cell table:number-columns-repeated="9"/>
        </table:table-row>
        <table:table-row table:style-name="ro1">
          <table:table-cell office:value-type="time" office:time-value="PT15H50M06.726S" calcext:value-type="time">
            <text:p>15:50:06.73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4119561" calcext:value-type="float">
            <text:p>-4.12E-10</text:p>
          </table:table-cell>
          <table:table-cell table:formula="of:=[.C39]*10^9" office:value-type="float" office:value="-0.4119561" calcext:value-type="float">
            <text:p>-0.4119561</text:p>
          </table:table-cell>
          <table:table-cell table:formula="of:=[.$N$1]*[.D39]" office:value-type="float" office:value="-0.342859166518623" calcext:value-type="float">
            <text:p>-0.342859166518623</text:p>
          </table:table-cell>
          <table:table-cell table:number-columns-repeated="9"/>
        </table:table-row>
        <table:table-row table:style-name="ro1">
          <table:table-cell office:value-type="time" office:time-value="PT15H50M07.109S" calcext:value-type="time">
            <text:p>15:50:07.11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3837984" calcext:value-type="float">
            <text:p>-3.84E-10</text:p>
          </table:table-cell>
          <table:table-cell table:formula="of:=[.C40]*10^9" office:value-type="float" office:value="-0.3837984" calcext:value-type="float">
            <text:p>-0.3837984</text:p>
          </table:table-cell>
          <table:table-cell table:formula="of:=[.$N$1]*[.D40]" office:value-type="float" office:value="-0.31942432588128" calcext:value-type="float">
            <text:p>-0.31942432588128</text:p>
          </table:table-cell>
          <table:table-cell/>
          <table:table-cell office:value-type="float" office:value="-35" calcext:value-type="float">
            <text:p>-35</text:p>
          </table:table-cell>
          <table:table-cell table:formula="of:=AVERAGE([.E39:.E43])" office:value-type="float" office:value="-0.237628320292699" calcext:value-type="float">
            <text:p>-0.237628320292699</text:p>
          </table:table-cell>
          <table:table-cell office:value-type="float" office:value="0.05" calcext:value-type="float">
            <text:p>0.05</text:p>
          </table:table-cell>
          <table:table-cell table:formula="of:=SQRT(([.H40]*[.$N$2])^2+([.$N$1]*[.L40])^2)" office:value-type="float" office:value="0.0956482020506433" calcext:value-type="float">
            <text:p>0.095648202050643</text:p>
          </table:table-cell>
          <table:table-cell/>
          <table:table-cell table:formula="of:=(MAX([.E39:.E43])-MIN([.E39:.E43]))/2" office:value-type="float" office:value="0.114905806623818" calcext:value-type="float">
            <text:p>0.114905806623818</text:p>
          </table:table-cell>
          <table:table-cell table:number-columns-repeated="2"/>
        </table:table-row>
        <table:table-row table:style-name="ro1">
          <table:table-cell office:value-type="time" office:time-value="PT15H50M07.493S" calcext:value-type="time">
            <text:p>15:50:07.49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1664833" calcext:value-type="float">
            <text:p>-1.66E-10</text:p>
          </table:table-cell>
          <table:table-cell table:formula="of:=[.C41]*10^9" office:value-type="float" office:value="-0.1664833" calcext:value-type="float">
            <text:p>-0.1664833</text:p>
          </table:table-cell>
          <table:table-cell table:formula="of:=[.$N$1]*[.D41]" office:value-type="float" office:value="-0.138559243271965" calcext:value-type="float">
            <text:p>-0.138559243271965</text:p>
          </table:table-cell>
          <table:table-cell table:number-columns-repeated="9"/>
        </table:table-row>
        <table:table-row table:style-name="ro1">
          <table:table-cell office:value-type="time" office:time-value="PT15H50M07.877S" calcext:value-type="time">
            <text:p>15:50:07.88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1358302" calcext:value-type="float">
            <text:p>-1.36E-10</text:p>
          </table:table-cell>
          <table:table-cell table:formula="of:=[.C42]*10^9" office:value-type="float" office:value="-0.1358302" calcext:value-type="float">
            <text:p>-0.1358302</text:p>
          </table:table-cell>
          <table:table-cell table:formula="of:=[.$N$1]*[.D42]" office:value-type="float" office:value="-0.113047553270987" calcext:value-type="float">
            <text:p>-0.113047553270987</text:p>
          </table:table-cell>
          <table:table-cell table:number-columns-repeated="9"/>
        </table:table-row>
        <table:table-row table:style-name="ro1">
          <table:table-cell office:value-type="time" office:time-value="PT15H50M08.261S" calcext:value-type="time">
            <text:p>15:50:08.26</text:p>
          </table:table-cell>
          <table:table-cell office:value-type="float" office:value="-35" calcext:value-type="float">
            <text:p>-35</text:p>
          </table:table-cell>
          <table:table-cell office:value-type="float" office:value="-0.0000000003295216" calcext:value-type="float">
            <text:p>-3.30E-10</text:p>
          </table:table-cell>
          <table:table-cell table:formula="of:=[.C43]*10^9" office:value-type="float" office:value="-0.3295216" calcext:value-type="float">
            <text:p>-0.3295216</text:p>
          </table:table-cell>
          <table:table-cell table:formula="of:=[.$N$1]*[.D43]" office:value-type="float" office:value="-0.274251312520638" calcext:value-type="float">
            <text:p>-0.274251312520638</text:p>
          </table:table-cell>
          <table:table-cell table:number-columns-repeated="9"/>
        </table:table-row>
        <table:table-row table:style-name="ro1">
          <table:table-cell office:value-type="time" office:time-value="PT15H50M08.645S" calcext:value-type="time">
            <text:p>15:50:08.65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4126205" calcext:value-type="float">
            <text:p>-4.13E-10</text:p>
          </table:table-cell>
          <table:table-cell table:formula="of:=[.C44]*10^9" office:value-type="float" office:value="-0.4126205" calcext:value-type="float">
            <text:p>-0.4126205</text:p>
          </table:table-cell>
          <table:table-cell table:formula="of:=[.$N$1]*[.D44]" office:value-type="float" office:value="-0.343412127453623" calcext:value-type="float">
            <text:p>-0.343412127453623</text:p>
          </table:table-cell>
          <table:table-cell table:number-columns-repeated="9"/>
        </table:table-row>
        <table:table-row table:style-name="ro1">
          <table:table-cell office:value-type="time" office:time-value="PT15H50M09.029S" calcext:value-type="time">
            <text:p>15:50:09.03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1504705" calcext:value-type="float">
            <text:p>-1.50E-10</text:p>
          </table:table-cell>
          <table:table-cell table:formula="of:=[.C45]*10^9" office:value-type="float" office:value="-0.1504705" calcext:value-type="float">
            <text:p>-0.1504705</text:p>
          </table:table-cell>
          <table:table-cell table:formula="of:=[.$N$1]*[.D45]" office:value-type="float" office:value="-0.125232252212409" calcext:value-type="float">
            <text:p>-0.125232252212409</text:p>
          </table:table-cell>
          <table:table-cell/>
          <table:table-cell office:value-type="float" office:value="-40" calcext:value-type="float">
            <text:p>-40</text:p>
          </table:table-cell>
          <table:table-cell table:formula="of:=AVERAGE([.E44:.E48])" office:value-type="float" office:value="-0.296626538853338" calcext:value-type="float">
            <text:p>-0.296626538853338</text:p>
          </table:table-cell>
          <table:table-cell office:value-type="float" office:value="0.05" calcext:value-type="float">
            <text:p>0.05</text:p>
          </table:table-cell>
          <table:table-cell table:formula="of:=SQRT(([.H45]*[.$N$2])^2+([.$N$1]*[.L45])^2)" office:value-type="float" office:value="0.101849213220526" calcext:value-type="float">
            <text:p>0.101849213220526</text:p>
          </table:table-cell>
          <table:table-cell/>
          <table:table-cell table:formula="of:=(MAX([.E44:.E48])-MIN([.E44:.E48]))/2" office:value-type="float" office:value="0.122347933403956" calcext:value-type="float">
            <text:p>0.122347933403956</text:p>
          </table:table-cell>
          <table:table-cell table:number-columns-repeated="2"/>
        </table:table-row>
        <table:table-row table:style-name="ro1">
          <table:table-cell office:value-type="time" office:time-value="PT15H50M09.404S" calcext:value-type="time">
            <text:p>15:50:09.40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3406681" calcext:value-type="float">
            <text:p>-3.41E-10</text:p>
          </table:table-cell>
          <table:table-cell table:formula="of:=[.C46]*10^9" office:value-type="float" office:value="-0.3406681" calcext:value-type="float">
            <text:p>-0.3406681</text:p>
          </table:table-cell>
          <table:table-cell table:formula="of:=[.$N$1]*[.D46]" office:value-type="float" office:value="-0.283528222607902" calcext:value-type="float">
            <text:p>-0.283528222607902</text:p>
          </table:table-cell>
          <table:table-cell table:number-columns-repeated="9"/>
        </table:table-row>
        <table:table-row table:style-name="ro1">
          <table:table-cell office:value-type="time" office:time-value="PT15H50M09.772S" calcext:value-type="time">
            <text:p>15:50:09.77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4444803" calcext:value-type="float">
            <text:p>-4.44E-10</text:p>
          </table:table-cell>
          <table:table-cell table:formula="of:=[.C47]*10^9" office:value-type="float" office:value="-0.4444803" calcext:value-type="float">
            <text:p>-0.4444803</text:p>
          </table:table-cell>
          <table:table-cell table:formula="of:=[.$N$1]*[.D47]" office:value-type="float" office:value="-0.369928119020322" calcext:value-type="float">
            <text:p>-0.369928119020322</text:p>
          </table:table-cell>
          <table:table-cell table:number-columns-repeated="9"/>
        </table:table-row>
        <table:table-row table:style-name="ro1">
          <table:table-cell office:value-type="time" office:time-value="PT15H50M10.148S" calcext:value-type="time">
            <text:p>15:50:10.15</text:p>
          </table:table-cell>
          <table:table-cell office:value-type="float" office:value="-40" calcext:value-type="float">
            <text:p>-40</text:p>
          </table:table-cell>
          <table:table-cell office:value-type="float" office:value="-0.0000000004337913" calcext:value-type="float">
            <text:p>-4.34E-10</text:p>
          </table:table-cell>
          <table:table-cell table:formula="of:=[.C48]*10^9" office:value-type="float" office:value="-0.4337913" calcext:value-type="float">
            <text:p>-0.4337913</text:p>
          </table:table-cell>
          <table:table-cell table:formula="of:=[.$N$1]*[.D48]" office:value-type="float" office:value="-0.361031972972436" calcext:value-type="float">
            <text:p>-0.361031972972436</text:p>
          </table:table-cell>
          <table:table-cell table:number-columns-repeated="9"/>
        </table:table-row>
        <table:table-row table:style-name="ro1">
          <table:table-cell office:value-type="time" office:time-value="PT15H50M10.532S" calcext:value-type="time">
            <text:p>15:50:10.53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4646106" calcext:value-type="float">
            <text:p>-4.65E-10</text:p>
          </table:table-cell>
          <table:table-cell table:formula="of:=[.C49]*10^9" office:value-type="float" office:value="-0.4646106" calcext:value-type="float">
            <text:p>-0.4646106</text:p>
          </table:table-cell>
          <table:table-cell table:formula="of:=[.$N$1]*[.D49]" office:value-type="float" office:value="-0.386681986434277" calcext:value-type="float">
            <text:p>-0.386681986434277</text:p>
          </table:table-cell>
          <table:table-cell table:number-columns-repeated="9"/>
        </table:table-row>
        <table:table-row table:style-name="ro1">
          <table:table-cell office:value-type="time" office:time-value="PT15H50M10.915S" calcext:value-type="time">
            <text:p>15:50:10.92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2104873" calcext:value-type="float">
            <text:p>-2.10E-10</text:p>
          </table:table-cell>
          <table:table-cell table:formula="of:=[.C50]*10^9" office:value-type="float" office:value="-0.2104873" calcext:value-type="float">
            <text:p>-0.2104873</text:p>
          </table:table-cell>
          <table:table-cell table:formula="of:=[.$N$1]*[.D50]" office:value-type="float" office:value="-0.175182501826664" calcext:value-type="float">
            <text:p>-0.175182501826664</text:p>
          </table:table-cell>
          <table:table-cell/>
          <table:table-cell office:value-type="float" office:value="-45" calcext:value-type="float">
            <text:p>-45</text:p>
          </table:table-cell>
          <table:table-cell table:formula="of:=AVERAGE([.E49:.E53])" office:value-type="float" office:value="-0.240072184576738" calcext:value-type="float">
            <text:p>-0.240072184576738</text:p>
          </table:table-cell>
          <table:table-cell table:style-name="ce3" office:value-type="float" office:value="0.05" calcext:value-type="float">
            <text:p>0.05</text:p>
          </table:table-cell>
          <table:table-cell table:formula="of:=SQRT(([.H50]*[.$N$2])^2+([.$N$1]*[.L50])^2)" office:value-type="float" office:value="0.0991194154415264" calcext:value-type="float">
            <text:p>0.099119415441526</text:p>
          </table:table-cell>
          <table:table-cell/>
          <table:table-cell table:formula="of:=(MAX([.E49:.E53])-MIN([.E49:.E53]))/2" office:value-type="float" office:value="0.119076858204031" calcext:value-type="float">
            <text:p>0.119076858204031</text:p>
          </table:table-cell>
          <table:table-cell table:number-columns-repeated="2"/>
        </table:table-row>
        <table:table-row table:style-name="ro1">
          <table:table-cell office:value-type="time" office:time-value="PT15H50M11.299S" calcext:value-type="time">
            <text:p>15:50:11.30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1784614" calcext:value-type="float">
            <text:p>-1.78E-10</text:p>
          </table:table-cell>
          <table:table-cell table:formula="of:=[.C51]*10^9" office:value-type="float" office:value="-0.1784614" calcext:value-type="float">
            <text:p>-0.1784614</text:p>
          </table:table-cell>
          <table:table-cell table:formula="of:=[.$N$1]*[.D51]" office:value-type="float" office:value="-0.148528270026216" calcext:value-type="float">
            <text:p>-0.148528270026216</text:p>
          </table:table-cell>
          <table:table-cell table:number-columns-repeated="9"/>
        </table:table-row>
        <table:table-row table:style-name="ro1">
          <table:table-cell office:value-type="time" office:time-value="PT15H50M11.683S" calcext:value-type="time">
            <text:p>15:50:11.68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2063694" calcext:value-type="float">
            <text:p>-2.06E-10</text:p>
          </table:table-cell>
          <table:table-cell table:formula="of:=[.C52]*10^9" office:value-type="float" office:value="-0.2063694" calcext:value-type="float">
            <text:p>-0.2063694</text:p>
          </table:table-cell>
          <table:table-cell table:formula="of:=[.$N$1]*[.D52]" office:value-type="float" office:value="-0.171755292563815" calcext:value-type="float">
            <text:p>-0.171755292563815</text:p>
          </table:table-cell>
          <table:table-cell table:number-columns-repeated="9"/>
        </table:table-row>
        <table:table-row table:style-name="ro1">
          <table:table-cell office:value-type="time" office:time-value="PT15H50M12.067S" calcext:value-type="time">
            <text:p>15:50:12.07</text:p>
          </table:table-cell>
          <table:table-cell office:value-type="float" office:value="-45" calcext:value-type="float">
            <text:p>-45</text:p>
          </table:table-cell>
          <table:table-cell office:value-type="float" office:value="-0.0000000003823428" calcext:value-type="float">
            <text:p>-3.82E-10</text:p>
          </table:table-cell>
          <table:table-cell table:formula="of:=[.C53]*10^9" office:value-type="float" office:value="-0.3823428" calcext:value-type="float">
            <text:p>-0.3823428</text:p>
          </table:table-cell>
          <table:table-cell table:formula="of:=[.$N$1]*[.D53]" office:value-type="float" office:value="-0.318212872032716" calcext:value-type="float">
            <text:p>-0.318212872032716</text:p>
          </table:table-cell>
          <table:table-cell table:number-columns-repeated="9"/>
        </table:table-row>
        <table:table-row table:style-name="ro1">
          <table:table-cell office:value-type="time" office:time-value="PT15H50M12.451S" calcext:value-type="time">
            <text:p>15:50:12.45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4210651" calcext:value-type="float">
            <text:p>-4.21E-10</text:p>
          </table:table-cell>
          <table:table-cell table:formula="of:=[.C54]*10^9" office:value-type="float" office:value="-0.4210651" calcext:value-type="float">
            <text:p>-0.4210651</text:p>
          </table:table-cell>
          <table:table-cell table:formula="of:=[.$N$1]*[.D54]" office:value-type="float" office:value="-0.35044032419008" calcext:value-type="float">
            <text:p>-0.35044032419008</text:p>
          </table:table-cell>
          <table:table-cell table:number-columns-repeated="9"/>
        </table:table-row>
        <table:table-row table:style-name="ro1">
          <table:table-cell office:value-type="time" office:time-value="PT15H50M12.835S" calcext:value-type="time">
            <text:p>15:50:12.84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4563339" calcext:value-type="float">
            <text:p>-4.56E-10</text:p>
          </table:table-cell>
          <table:table-cell table:formula="of:=[.C55]*10^9" office:value-type="float" office:value="-0.4563339" calcext:value-type="float">
            <text:p>-0.4563339</text:p>
          </table:table-cell>
          <table:table-cell table:formula="of:=[.$N$1]*[.D55]" office:value-type="float" office:value="-0.379793528019594" calcext:value-type="float">
            <text:p>-0.379793528019594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AVERAGE([.E54:.E58])" office:value-type="float" office:value="-0.269412155295376" calcext:value-type="float">
            <text:p>-0.269412155295376</text:p>
          </table:table-cell>
          <table:table-cell office:value-type="float" office:value="0.05" calcext:value-type="float">
            <text:p>0.05</text:p>
          </table:table-cell>
          <table:table-cell table:formula="of:=SQRT(([.H55]*[.$N$2])^2+([.$N$1]*[.L55])^2)" office:value-type="float" office:value="0.0991234573029712" calcext:value-type="float">
            <text:p>0.099123457302971</text:p>
          </table:table-cell>
          <table:table-cell/>
          <table:table-cell table:formula="of:=(MAX([.E54:.E58])-MIN([.E54:.E58]))/2" office:value-type="float" office:value="0.119076983044699" calcext:value-type="float">
            <text:p>0.119076983044699</text:p>
          </table:table-cell>
          <table:table-cell table:number-columns-repeated="2"/>
        </table:table-row>
        <table:table-row table:style-name="ro1">
          <table:table-cell office:value-type="time" office:time-value="PT15H50M13.219S" calcext:value-type="time">
            <text:p>15:50:13.22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216476" calcext:value-type="float">
            <text:p>-2.16E-10</text:p>
          </table:table-cell>
          <table:table-cell table:formula="of:=[.C56]*10^9" office:value-type="float" office:value="-0.216476" calcext:value-type="float">
            <text:p>-0.216476</text:p>
          </table:table-cell>
          <table:table-cell table:formula="of:=[.$N$1]*[.D56]" office:value-type="float" office:value="-0.180166723908896" calcext:value-type="float">
            <text:p>-0.180166723908896</text:p>
          </table:table-cell>
          <table:table-cell table:number-columns-repeated="9"/>
        </table:table-row>
        <table:table-row table:style-name="ro1">
          <table:table-cell office:value-type="time" office:time-value="PT15H50M13.603S" calcext:value-type="time">
            <text:p>15:50:13.60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1701844" calcext:value-type="float">
            <text:p>-1.70E-10</text:p>
          </table:table-cell>
          <table:table-cell table:formula="of:=[.C57]*10^9" office:value-type="float" office:value="-0.1701844" calcext:value-type="float">
            <text:p>-0.1701844</text:p>
          </table:table-cell>
          <table:table-cell table:formula="of:=[.$N$1]*[.D57]" office:value-type="float" office:value="-0.141639561930196" calcext:value-type="float">
            <text:p>-0.141639561930196</text:p>
          </table:table-cell>
          <table:table-cell table:number-columns-repeated="9"/>
        </table:table-row>
        <table:table-row table:style-name="ro1">
          <table:table-cell office:value-type="time" office:time-value="PT15H50M13.986S" calcext:value-type="time">
            <text:p>15:50:13.99</text:p>
          </table:table-cell>
          <table:table-cell office:value-type="float" office:value="-50" calcext:value-type="float">
            <text:p>-50</text:p>
          </table:table-cell>
          <table:table-cell office:value-type="float" office:value="-0.0000000003544766" calcext:value-type="float">
            <text:p>-3.54E-10</text:p>
          </table:table-cell>
          <table:table-cell table:formula="of:=[.C58]*10^9" office:value-type="float" office:value="-0.3544766" calcext:value-type="float">
            <text:p>-0.3544766</text:p>
          </table:table-cell>
          <table:table-cell table:formula="of:=[.$N$1]*[.D58]" office:value-type="float" office:value="-0.295020638428113" calcext:value-type="float">
            <text:p>-0.295020638428113</text:p>
          </table:table-cell>
          <table:table-cell table:number-columns-repeated="9"/>
        </table:table-row>
        <table:table-row table:style-name="ro1">
          <table:table-cell office:value-type="time" office:time-value="PT15H50M14.37S" calcext:value-type="time">
            <text:p>15:50:14.37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4975507" calcext:value-type="float">
            <text:p>-4.98E-10</text:p>
          </table:table-cell>
          <table:table-cell table:formula="of:=[.C59]*10^9" office:value-type="float" office:value="-0.4975507" calcext:value-type="float">
            <text:p>-0.4975507</text:p>
          </table:table-cell>
          <table:table-cell table:formula="of:=[.$N$1]*[.D59]" office:value-type="float" office:value="-0.414097080496581" calcext:value-type="float">
            <text:p>-0.414097080496581</text:p>
          </table:table-cell>
          <table:table-cell table:number-columns-repeated="9"/>
        </table:table-row>
        <table:table-row table:style-name="ro1">
          <table:table-cell office:value-type="time" office:time-value="PT15H50M14.754S" calcext:value-type="time">
            <text:p>15:50:14.75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2976624" calcext:value-type="float">
            <text:p>-2.98E-10</text:p>
          </table:table-cell>
          <table:table-cell table:formula="of:=[.C60]*10^9" office:value-type="float" office:value="-0.2976624" calcext:value-type="float">
            <text:p>-0.2976624</text:p>
          </table:table-cell>
          <table:table-cell table:formula="of:=[.$N$1]*[.D60]" office:value-type="float" office:value="-0.247735820316614" calcext:value-type="float">
            <text:p>-0.247735820316614</text:p>
          </table:table-cell>
          <table:table-cell/>
          <table:table-cell office:value-type="float" office:value="-55" calcext:value-type="float">
            <text:p>-55</text:p>
          </table:table-cell>
          <table:table-cell table:formula="of:=AVERAGE([.E59:.E63])" office:value-type="float" office:value="-0.301431339926589" calcext:value-type="float">
            <text:p>-0.301431339926589</text:p>
          </table:table-cell>
          <table:table-cell office:value-type="float" office:value="0.05" calcext:value-type="float">
            <text:p>0.05</text:p>
          </table:table-cell>
          <table:table-cell table:formula="of:=SQRT(([.H60]*[.$N$2])^2+([.$N$1]*[.L60])^2)" office:value-type="float" office:value="0.112319918911544" calcext:value-type="float">
            <text:p>0.112319918911544</text:p>
          </table:table-cell>
          <table:table-cell/>
          <table:table-cell table:formula="of:=(MAX([.E59:.E63])-MIN([.E59:.E63]))/2" office:value-type="float" office:value="0.134930541169918" calcext:value-type="float">
            <text:p>0.134930541169918</text:p>
          </table:table-cell>
          <table:table-cell table:number-columns-repeated="2"/>
        </table:table-row>
        <table:table-row table:style-name="ro1">
          <table:table-cell office:value-type="time" office:time-value="PT15H50M15.138S" calcext:value-type="time">
            <text:p>15:50:15.14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1733041" calcext:value-type="float">
            <text:p>-1.73E-10</text:p>
          </table:table-cell>
          <table:table-cell table:formula="of:=[.C61]*10^9" office:value-type="float" office:value="-0.1733041" calcext:value-type="float">
            <text:p>-0.1733041</text:p>
          </table:table-cell>
          <table:table-cell table:formula="of:=[.$N$1]*[.D61]" office:value-type="float" office:value="-0.144235998156746" calcext:value-type="float">
            <text:p>-0.144235998156746</text:p>
          </table:table-cell>
          <table:table-cell table:number-columns-repeated="9"/>
        </table:table-row>
        <table:table-row table:style-name="ro1">
          <table:table-cell office:value-type="time" office:time-value="PT15H50M15.522S" calcext:value-type="time">
            <text:p>15:50:15.52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3559328" calcext:value-type="float">
            <text:p>-3.56E-10</text:p>
          </table:table-cell>
          <table:table-cell table:formula="of:=[.C62]*10^9" office:value-type="float" office:value="-0.3559328" calcext:value-type="float">
            <text:p>-0.3559328</text:p>
          </table:table-cell>
          <table:table-cell table:formula="of:=[.$N$1]*[.D62]" office:value-type="float" office:value="-0.296232591639351" calcext:value-type="float">
            <text:p>-0.296232591639351</text:p>
          </table:table-cell>
          <table:table-cell table:number-columns-repeated="9"/>
        </table:table-row>
        <table:table-row table:style-name="ro1">
          <table:table-cell office:value-type="time" office:time-value="PT15H50M15.906S" calcext:value-type="time">
            <text:p>15:50:15.91</text:p>
          </table:table-cell>
          <table:table-cell office:value-type="float" office:value="-55" calcext:value-type="float">
            <text:p>-55</text:p>
          </table:table-cell>
          <table:table-cell office:value-type="float" office:value="-0.0000000004864463" calcext:value-type="float">
            <text:p>-4.86E-10</text:p>
          </table:table-cell>
          <table:table-cell table:formula="of:=[.C63]*10^9" office:value-type="float" office:value="-0.4864463" calcext:value-type="float">
            <text:p>-0.4864463</text:p>
          </table:table-cell>
          <table:table-cell table:formula="of:=[.$N$1]*[.D63]" office:value-type="float" office:value="-0.404855209023651" calcext:value-type="float">
            <text:p>-0.404855209023651</text:p>
          </table:table-cell>
          <table:table-cell table:number-columns-repeated="9"/>
        </table:table-row>
        <table:table-row table:style-name="ro1">
          <table:table-cell office:value-type="time" office:time-value="PT15H50M16.29S" calcext:value-type="time">
            <text:p>15:50:16.29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5092375" calcext:value-type="float">
            <text:p>-5.09E-10</text:p>
          </table:table-cell>
          <table:table-cell table:formula="of:=[.C64]*10^9" office:value-type="float" office:value="-0.5092375" calcext:value-type="float">
            <text:p>-0.5092375</text:p>
          </table:table-cell>
          <table:table-cell table:formula="of:=[.$N$1]*[.D64]" office:value-type="float" office:value="-0.423823666672316" calcext:value-type="float">
            <text:p>-0.423823666672316</text:p>
          </table:table-cell>
          <table:table-cell table:number-columns-repeated="9"/>
        </table:table-row>
        <table:table-row table:style-name="ro1">
          <table:table-cell office:value-type="time" office:time-value="PT15H50M16.673S" calcext:value-type="time">
            <text:p>15:50:16.67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294876" calcext:value-type="float">
            <text:p>-2.95E-10</text:p>
          </table:table-cell>
          <table:table-cell table:formula="of:=[.C65]*10^9" office:value-type="float" office:value="-0.294876" calcext:value-type="float">
            <text:p>-0.294876</text:p>
          </table:table-cell>
          <table:table-cell table:formula="of:=[.$N$1]*[.D65]" office:value-type="float" office:value="-0.245416780055801" calcext:value-type="float">
            <text:p>-0.245416780055801</text:p>
          </table:table-cell>
          <table:table-cell/>
          <table:table-cell office:value-type="float" office:value="-60" calcext:value-type="float">
            <text:p>-60</text:p>
          </table:table-cell>
          <table:table-cell table:formula="of:=AVERAGE([.E64:.E68])" office:value-type="float" office:value="-0.34937336925412" calcext:value-type="float">
            <text:p>-0.34937336925412</text:p>
          </table:table-cell>
          <table:table-cell office:value-type="float" office:value="0.05" calcext:value-type="float">
            <text:p>0.05</text:p>
          </table:table-cell>
          <table:table-cell table:formula="of:=SQRT(([.H65]*[.$N$2])^2+([.$N$1]*[.L65])^2)" office:value-type="float" office:value="0.0752922954935535" calcext:value-type="float">
            <text:p>0.075292295493554</text:p>
          </table:table-cell>
          <table:table-cell/>
          <table:table-cell table:formula="of:=(MAX([.E64:.E68])-MIN([.E64:.E68]))/2" office:value-type="float" office:value="0.0904151884517155" calcext:value-type="float">
            <text:p>0.090415188451716</text:p>
          </table:table-cell>
          <table:table-cell table:number-columns-repeated="2"/>
        </table:table-row>
        <table:table-row table:style-name="ro1">
          <table:table-cell office:value-type="time" office:time-value="PT15H50M17.057S" calcext:value-type="time">
            <text:p>15:50:17.06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351482" calcext:value-type="float">
            <text:p>-3.51E-10</text:p>
          </table:table-cell>
          <table:table-cell table:formula="of:=[.C66]*10^9" office:value-type="float" office:value="-0.351482" calcext:value-type="float">
            <text:p>-0.351482</text:p>
          </table:table-cell>
          <table:table-cell table:formula="of:=[.$N$1]*[.D66]" office:value-type="float" office:value="-0.292528319319216" calcext:value-type="float">
            <text:p>-0.292528319319216</text:p>
          </table:table-cell>
          <table:table-cell table:number-columns-repeated="9"/>
        </table:table-row>
        <table:table-row table:style-name="ro1">
          <table:table-cell office:value-type="time" office:time-value="PT15H50M17.441S" calcext:value-type="time">
            <text:p>15:50:17.44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4311707" calcext:value-type="float">
            <text:p>-4.31E-10</text:p>
          </table:table-cell>
          <table:table-cell table:formula="of:=[.C67]*10^9" office:value-type="float" office:value="-0.4311707" calcext:value-type="float">
            <text:p>-0.4311707</text:p>
          </table:table-cell>
          <table:table-cell table:formula="of:=[.$N$1]*[.D67]" office:value-type="float" office:value="-0.358850923264036" calcext:value-type="float">
            <text:p>-0.358850923264036</text:p>
          </table:table-cell>
          <table:table-cell table:number-columns-repeated="9"/>
        </table:table-row>
        <table:table-row table:style-name="ro1">
          <table:table-cell office:value-type="time" office:time-value="PT15H50M17.825S" calcext:value-type="time">
            <text:p>15:50:17.83</text:p>
          </table:table-cell>
          <table:table-cell office:value-type="float" office:value="-60" calcext:value-type="float">
            <text:p>-60</text:p>
          </table:table-cell>
          <table:table-cell office:value-type="float" office:value="-0.0000000005121494" calcext:value-type="float">
            <text:p>-5.12E-10</text:p>
          </table:table-cell>
          <table:table-cell table:formula="of:=[.C68]*10^9" office:value-type="float" office:value="-0.5121494" calcext:value-type="float">
            <text:p>-0.5121494</text:p>
          </table:table-cell>
          <table:table-cell table:formula="of:=[.$N$1]*[.D68]" office:value-type="float" office:value="-0.426247156959232" calcext:value-type="float">
            <text:p>-0.426247156959232</text:p>
          </table:table-cell>
          <table:table-cell table:number-columns-repeated="9"/>
        </table:table-row>
        <table:table-row table:style-name="ro1">
          <table:table-cell office:value-type="time" office:time-value="PT15H50M18.21S" calcext:value-type="time">
            <text:p>15:50:18.21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4540047" calcext:value-type="float">
            <text:p>-4.54E-10</text:p>
          </table:table-cell>
          <table:table-cell table:formula="of:=[.C69]*10^9" office:value-type="float" office:value="-0.4540047" calcext:value-type="float">
            <text:p>-0.4540047</text:p>
          </table:table-cell>
          <table:table-cell table:formula="of:=[.$N$1]*[.D69]" office:value-type="float" office:value="-0.377855002116822" calcext:value-type="float">
            <text:p>-0.377855002116822</text:p>
          </table:table-cell>
          <table:table-cell table:number-columns-repeated="9"/>
        </table:table-row>
        <table:table-row table:style-name="ro1">
          <table:table-cell office:value-type="time" office:time-value="PT15H50M18.593S" calcext:value-type="time">
            <text:p>15:50:18.59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5646793" calcext:value-type="float">
            <text:p>-5.65E-10</text:p>
          </table:table-cell>
          <table:table-cell table:formula="of:=[.C70]*10^9" office:value-type="float" office:value="-0.5646793" calcext:value-type="float">
            <text:p>-0.5646793</text:p>
          </table:table-cell>
          <table:table-cell table:formula="of:=[.$N$1]*[.D70]" office:value-type="float" office:value="-0.469966275892795" calcext:value-type="float">
            <text:p>-0.469966275892795</text:p>
          </table:table-cell>
          <table:table-cell/>
          <table:table-cell office:value-type="float" office:value="-65" calcext:value-type="float">
            <text:p>-65</text:p>
          </table:table-cell>
          <table:table-cell table:formula="of:=AVERAGE([.E69:.E73])" office:value-type="float" office:value="-0.329317349636457" calcext:value-type="float">
            <text:p>-0.329317349636457</text:p>
          </table:table-cell>
          <table:table-cell office:value-type="float" office:value="0.05" calcext:value-type="float">
            <text:p>0.05</text:p>
          </table:table-cell>
          <table:table-cell table:formula="of:=SQRT(([.H70]*[.$N$2])^2+([.$N$1]*[.L70])^2)" office:value-type="float" office:value="0.113346515471685" calcext:value-type="float">
            <text:p>0.113346515471685</text:p>
          </table:table-cell>
          <table:table-cell/>
          <table:table-cell table:formula="of:=(MAX([.E69:.E73])-MIN([.E69:.E73]))/2" office:value-type="float" office:value="0.13615938948498" calcext:value-type="float">
            <text:p>0.13615938948498</text:p>
          </table:table-cell>
          <table:table-cell table:number-columns-repeated="2"/>
        </table:table-row>
        <table:table-row table:style-name="ro1">
          <table:table-cell office:value-type="time" office:time-value="PT15H50M18.976S" calcext:value-type="time">
            <text:p>15:50:18.98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3983136" calcext:value-type="float">
            <text:p>-3.98E-10</text:p>
          </table:table-cell>
          <table:table-cell table:formula="of:=[.C71]*10^9" office:value-type="float" office:value="-0.3983136" calcext:value-type="float">
            <text:p>-0.3983136</text:p>
          </table:table-cell>
          <table:table-cell table:formula="of:=[.$N$1]*[.D71]" office:value-type="float" office:value="-0.33150490770505" calcext:value-type="float">
            <text:p>-0.33150490770505</text:p>
          </table:table-cell>
          <table:table-cell table:number-columns-repeated="9"/>
        </table:table-row>
        <table:table-row table:style-name="ro1">
          <table:table-cell office:value-type="time" office:time-value="PT15H50M19.352S" calcext:value-type="time">
            <text:p>15:50:19.35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2374797" calcext:value-type="float">
            <text:p>-2.37E-10</text:p>
          </table:table-cell>
          <table:table-cell table:formula="of:=[.C72]*10^9" office:value-type="float" office:value="-0.2374797" calcext:value-type="float">
            <text:p>-0.2374797</text:p>
          </table:table-cell>
          <table:table-cell table:formula="of:=[.$N$1]*[.D72]" office:value-type="float" office:value="-0.197647496922834" calcext:value-type="float">
            <text:p>-0.197647496922834</text:p>
          </table:table-cell>
          <table:table-cell table:number-columns-repeated="9"/>
        </table:table-row>
        <table:table-row table:style-name="ro1">
          <table:table-cell office:value-type="time" office:time-value="PT15H50M19.728S" calcext:value-type="time">
            <text:p>15:50:19.73</text:p>
          </table:table-cell>
          <table:table-cell office:value-type="float" office:value="-65" calcext:value-type="float">
            <text:p>-65</text:p>
          </table:table-cell>
          <table:table-cell office:value-type="float" office:value="-0.0000000003239486" calcext:value-type="float">
            <text:p>-3.24E-10</text:p>
          </table:table-cell>
          <table:table-cell table:formula="of:=[.C73]*10^9" office:value-type="float" office:value="-0.3239486" calcext:value-type="float">
            <text:p>-0.3239486</text:p>
          </table:table-cell>
          <table:table-cell table:formula="of:=[.$N$1]*[.D73]" office:value-type="float" office:value="-0.269613065544787" calcext:value-type="float">
            <text:p>-0.269613065544787</text:p>
          </table:table-cell>
          <table:table-cell table:number-columns-repeated="9"/>
        </table:table-row>
        <table:table-row table:style-name="ro1">
          <table:table-cell office:value-type="time" office:time-value="PT15H50M20.112S" calcext:value-type="time">
            <text:p>15:50:20.11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3393371" calcext:value-type="float">
            <text:p>-3.39E-10</text:p>
          </table:table-cell>
          <table:table-cell table:formula="of:=[.C74]*10^9" office:value-type="float" office:value="-0.3393371" calcext:value-type="float">
            <text:p>-0.3393371</text:p>
          </table:table-cell>
          <table:table-cell table:formula="of:=[.$N$1]*[.D74]" office:value-type="float" office:value="-0.282420469741428" calcext:value-type="float">
            <text:p>-0.282420469741428</text:p>
          </table:table-cell>
          <table:table-cell table:number-columns-repeated="9"/>
        </table:table-row>
        <table:table-row table:style-name="ro1">
          <table:table-cell office:value-type="time" office:time-value="PT15H50M20.495S" calcext:value-type="time">
            <text:p>15:50:20.50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2633911" calcext:value-type="float">
            <text:p>-2.63E-10</text:p>
          </table:table-cell>
          <table:table-cell table:formula="of:=[.C75]*10^9" office:value-type="float" office:value="-0.2633911" calcext:value-type="float">
            <text:p>-0.2633911</text:p>
          </table:table-cell>
          <table:table-cell table:formula="of:=[.$N$1]*[.D75]" office:value-type="float" office:value="-0.219212806933611" calcext:value-type="float">
            <text:p>-0.219212806933611</text:p>
          </table:table-cell>
          <table:table-cell/>
          <table:table-cell office:value-type="float" office:value="-70" calcext:value-type="float">
            <text:p>-70</text:p>
          </table:table-cell>
          <table:table-cell table:formula="of:=AVERAGE([.E74:.E78])" office:value-type="float" office:value="-0.303425062050326" calcext:value-type="float">
            <text:p>-0.303425062050326</text:p>
          </table:table-cell>
          <table:table-cell office:value-type="float" office:value="0.05" calcext:value-type="float">
            <text:p>0.05</text:p>
          </table:table-cell>
          <table:table-cell table:formula="of:=SQRT(([.H75]*[.$N$2])^2+([.$N$1]*[.L75])^2)" office:value-type="float" office:value="0.0598916575857467" calcext:value-type="float">
            <text:p>0.059891657585747</text:p>
          </table:table-cell>
          <table:table-cell/>
          <table:table-cell table:formula="of:=(MAX([.E74:.E78])-MIN([.E74:.E78]))/2" office:value-type="float" office:value="0.0719134684495705" calcext:value-type="float">
            <text:p>0.071913468449571</text:p>
          </table:table-cell>
          <table:table-cell table:number-columns-repeated="2"/>
        </table:table-row>
        <table:table-row table:style-name="ro1">
          <table:table-cell office:value-type="time" office:time-value="PT15H50M20.879S" calcext:value-type="time">
            <text:p>15:50:20.88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3556409" calcext:value-type="float">
            <text:p>-3.56E-10</text:p>
          </table:table-cell>
          <table:table-cell table:formula="of:=[.C76]*10^9" office:value-type="float" office:value="-0.3556409" calcext:value-type="float">
            <text:p>-0.3556409</text:p>
          </table:table-cell>
          <table:table-cell table:formula="of:=[.$N$1]*[.D76]" office:value-type="float" office:value="-0.295989651698162" calcext:value-type="float">
            <text:p>-0.295989651698162</text:p>
          </table:table-cell>
          <table:table-cell table:number-columns-repeated="9"/>
        </table:table-row>
        <table:table-row table:style-name="ro1">
          <table:table-cell office:value-type="time" office:time-value="PT15H50M21.263S" calcext:value-type="time">
            <text:p>15:50:21.26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4283011" calcext:value-type="float">
            <text:p>-4.28E-10</text:p>
          </table:table-cell>
          <table:table-cell table:formula="of:=[.C77]*10^9" office:value-type="float" office:value="-0.4283011" calcext:value-type="float">
            <text:p>-0.4283011</text:p>
          </table:table-cell>
          <table:table-cell table:formula="of:=[.$N$1]*[.D77]" office:value-type="float" office:value="-0.356462638045679" calcext:value-type="float">
            <text:p>-0.356462638045679</text:p>
          </table:table-cell>
          <table:table-cell table:number-columns-repeated="9"/>
        </table:table-row>
        <table:table-row table:style-name="ro1">
          <table:table-cell office:value-type="time" office:time-value="PT15H50M21.647S" calcext:value-type="time">
            <text:p>15:50:21.65</text:p>
          </table:table-cell>
          <table:table-cell office:value-type="float" office:value="-70" calcext:value-type="float">
            <text:p>-70</text:p>
          </table:table-cell>
          <table:table-cell office:value-type="float" office:value="-0.0000000004362037" calcext:value-type="float">
            <text:p>-4.36E-10</text:p>
          </table:table-cell>
          <table:table-cell table:formula="of:=[.C78]*10^9" office:value-type="float" office:value="-0.4362037" calcext:value-type="float">
            <text:p>-0.4362037</text:p>
          </table:table-cell>
          <table:table-cell table:formula="of:=[.$N$1]*[.D78]" office:value-type="float" office:value="-0.363039743832752" calcext:value-type="float">
            <text:p>-0.363039743832752</text:p>
          </table:table-cell>
          <table:table-cell table:number-columns-repeated="9"/>
        </table:table-row>
        <table:table-row table:style-name="ro1">
          <table:table-cell office:value-type="time" office:time-value="PT15H50M22.032S" calcext:value-type="time">
            <text:p>15:50:22.03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4726378" calcext:value-type="float">
            <text:p>-4.73E-10</text:p>
          </table:table-cell>
          <table:table-cell table:formula="of:=[.C79]*10^9" office:value-type="float" office:value="-0.4726378" calcext:value-type="float">
            <text:p>-0.4726378</text:p>
          </table:table-cell>
          <table:table-cell table:formula="of:=[.$N$1]*[.D79]" office:value-type="float" office:value="-0.39336279320344" calcext:value-type="float">
            <text:p>-0.39336279320344</text:p>
          </table:table-cell>
          <table:table-cell table:number-columns-repeated="9"/>
        </table:table-row>
        <table:table-row table:style-name="ro1">
          <table:table-cell office:value-type="time" office:time-value="PT15H50M22.415S" calcext:value-type="time">
            <text:p>15:50:22.42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522048" calcext:value-type="float">
            <text:p>-5.22E-10</text:p>
          </table:table-cell>
          <table:table-cell table:formula="of:=[.C80]*10^9" office:value-type="float" office:value="-0.522048" calcext:value-type="float">
            <text:p>-0.522048</text:p>
          </table:table-cell>
          <table:table-cell table:formula="of:=[.$N$1]*[.D80]" office:value-type="float" office:value="-0.434485475910453" calcext:value-type="float">
            <text:p>-0.434485475910453</text:p>
          </table:table-cell>
          <table:table-cell/>
          <table:table-cell office:value-type="float" office:value="-75" calcext:value-type="float">
            <text:p>-75</text:p>
          </table:table-cell>
          <table:table-cell table:formula="of:=AVERAGE([.E79:.E83])" office:value-type="float" office:value="-0.30980816543832" calcext:value-type="float">
            <text:p>-0.30980816543832</text:p>
          </table:table-cell>
          <table:table-cell office:value-type="float" office:value="0.05" calcext:value-type="float">
            <text:p>0.05</text:p>
          </table:table-cell>
          <table:table-cell table:formula="of:=SQRT(([.H80]*[.$N$2])^2+([.$N$1]*[.L80])^2)" office:value-type="float" office:value="0.102196789764463" calcext:value-type="float">
            <text:p>0.102196789764463</text:p>
          </table:table-cell>
          <table:table-cell/>
          <table:table-cell table:formula="of:=(MAX([.E79:.E83])-MIN([.E79:.E83]))/2" office:value-type="float" office:value="0.122763195081437" calcext:value-type="float">
            <text:p>0.122763195081437</text:p>
          </table:table-cell>
          <table:table-cell table:number-columns-repeated="2"/>
        </table:table-row>
        <table:table-row table:style-name="ro1">
          <table:table-cell office:value-type="time" office:time-value="PT15H50M22.799S" calcext:value-type="time">
            <text:p>15:50:22.80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3975653" calcext:value-type="float">
            <text:p>-3.98E-10</text:p>
          </table:table-cell>
          <table:table-cell table:formula="of:=[.C81]*10^9" office:value-type="float" office:value="-0.3975653" calcext:value-type="float">
            <text:p>-0.3975653</text:p>
          </table:table-cell>
          <table:table-cell table:formula="of:=[.$N$1]*[.D81]" office:value-type="float" office:value="-0.330882119222719" calcext:value-type="float">
            <text:p>-0.330882119222719</text:p>
          </table:table-cell>
          <table:table-cell table:number-columns-repeated="9"/>
        </table:table-row>
        <table:table-row table:style-name="ro1">
          <table:table-cell office:value-type="time" office:time-value="PT15H50M23.182S" calcext:value-type="time">
            <text:p>15:50:23.18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2270403" calcext:value-type="float">
            <text:p>-2.27E-10</text:p>
          </table:table-cell>
          <table:table-cell table:formula="of:=[.C82]*10^9" office:value-type="float" office:value="-0.2270403" calcext:value-type="float">
            <text:p>-0.2270403</text:p>
          </table:table-cell>
          <table:table-cell table:formula="of:=[.$N$1]*[.D82]" office:value-type="float" office:value="-0.188959085747579" calcext:value-type="float">
            <text:p>-0.188959085747579</text:p>
          </table:table-cell>
          <table:table-cell table:number-columns-repeated="9"/>
        </table:table-row>
        <table:table-row table:style-name="ro1">
          <table:table-cell office:value-type="time" office:time-value="PT15H50M23.566S" calcext:value-type="time">
            <text:p>15:50:23.57</text:p>
          </table:table-cell>
          <table:table-cell office:value-type="float" office:value="-75" calcext:value-type="float">
            <text:p>-75</text:p>
          </table:table-cell>
          <table:table-cell office:value-type="float" office:value="-0.00000000024193" calcext:value-type="float">
            <text:p>-2.42E-10</text:p>
          </table:table-cell>
          <table:table-cell table:formula="of:=[.C83]*10^9" office:value-type="float" office:value="-0.24193" calcext:value-type="float">
            <text:p>-0.24193</text:p>
          </table:table-cell>
          <table:table-cell table:formula="of:=[.$N$1]*[.D83]" office:value-type="float" office:value="-0.201351353107408" calcext:value-type="float">
            <text:p>-0.201351353107408</text:p>
          </table:table-cell>
          <table:table-cell table:number-columns-repeated="9"/>
        </table:table-row>
        <table:table-row table:style-name="ro1">
          <table:table-cell office:value-type="time" office:time-value="PT15H50M23.951S" calcext:value-type="time">
            <text:p>15:50:23.95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2894274" calcext:value-type="float">
            <text:p>-2.89E-10</text:p>
          </table:table-cell>
          <table:table-cell table:formula="of:=[.C84]*10^9" office:value-type="float" office:value="-0.2894274" calcext:value-type="float">
            <text:p>-0.2894274</text:p>
          </table:table-cell>
          <table:table-cell table:formula="of:=[.$N$1]*[.D84]" office:value-type="float" office:value="-0.240882067607816" calcext:value-type="float">
            <text:p>-0.240882067607816</text:p>
          </table:table-cell>
          <table:table-cell table:number-columns-repeated="9"/>
        </table:table-row>
        <table:table-row table:style-name="ro1">
          <table:table-cell office:value-type="time" office:time-value="PT15H50M24.334S" calcext:value-type="time">
            <text:p>15:50:24.33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4798329" calcext:value-type="float">
            <text:p>-4.80E-10</text:p>
          </table:table-cell>
          <table:table-cell table:formula="of:=[.C85]*10^9" office:value-type="float" office:value="-0.4798329" calcext:value-type="float">
            <text:p>-0.4798329</text:p>
          </table:table-cell>
          <table:table-cell table:formula="of:=[.$N$1]*[.D85]" office:value-type="float" office:value="-0.399351067170055" calcext:value-type="float">
            <text:p>-0.399351067170055</text:p>
          </table:table-cell>
          <table:table-cell/>
          <table:table-cell office:value-type="float" office:value="-80" calcext:value-type="float">
            <text:p>-80</text:p>
          </table:table-cell>
          <table:table-cell table:formula="of:=AVERAGE([.E84:.E88])" office:value-type="float" office:value="-0.365995854348389" calcext:value-type="float">
            <text:p>-0.365995854348389</text:p>
          </table:table-cell>
          <table:table-cell office:value-type="float" office:value="0.05" calcext:value-type="float">
            <text:p>0.05</text:p>
          </table:table-cell>
          <table:table-cell table:formula="of:=SQRT(([.H85]*[.$N$2])^2+([.$N$1]*[.L85])^2)" office:value-type="float" office:value="0.0932934051436631" calcext:value-type="float">
            <text:p>0.093293405143663</text:p>
          </table:table-cell>
          <table:table-cell/>
          <table:table-cell table:formula="of:=(MAX([.E84:.E88])-MIN([.E84:.E88]))/2" office:value-type="float" office:value="0.112049909874261" calcext:value-type="float">
            <text:p>0.112049909874261</text:p>
          </table:table-cell>
          <table:table-cell table:number-columns-repeated="2"/>
        </table:table-row>
        <table:table-row table:style-name="ro1">
          <table:table-cell office:value-type="time" office:time-value="PT15H50M24.718S" calcext:value-type="time">
            <text:p>15:50:24.72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5528676" calcext:value-type="float">
            <text:p>-5.53E-10</text:p>
          </table:table-cell>
          <table:table-cell table:formula="of:=[.C86]*10^9" office:value-type="float" office:value="-0.5528676" calcext:value-type="float">
            <text:p>-0.5528676</text:p>
          </table:table-cell>
          <table:table-cell table:formula="of:=[.$N$1]*[.D86]" office:value-type="float" office:value="-0.460135739053631" calcext:value-type="float">
            <text:p>-0.460135739053631</text:p>
          </table:table-cell>
          <table:table-cell table:number-columns-repeated="9"/>
        </table:table-row>
        <table:table-row table:style-name="ro1">
          <table:table-cell office:value-type="time" office:time-value="PT15H50M25.102S" calcext:value-type="time">
            <text:p>15:50:25.10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5586904" calcext:value-type="float">
            <text:p>-5.59E-10</text:p>
          </table:table-cell>
          <table:table-cell table:formula="of:=[.C87]*10^9" office:value-type="float" office:value="-0.5586904" calcext:value-type="float">
            <text:p>-0.5586904</text:p>
          </table:table-cell>
          <table:table-cell table:formula="of:=[.$N$1]*[.D87]" office:value-type="float" office:value="-0.464981887356338" calcext:value-type="float">
            <text:p>-0.464981887356338</text:p>
          </table:table-cell>
          <table:table-cell table:number-columns-repeated="9"/>
        </table:table-row>
        <table:table-row table:style-name="ro1">
          <table:table-cell office:value-type="time" office:time-value="PT15H50M25.485S" calcext:value-type="time">
            <text:p>15:50:25.49</text:p>
          </table:table-cell>
          <table:table-cell office:value-type="float" office:value="-80" calcext:value-type="float">
            <text:p>-80</text:p>
          </table:table-cell>
          <table:table-cell office:value-type="float" office:value="-0.0000000003179595" calcext:value-type="float">
            <text:p>-3.18E-10</text:p>
          </table:table-cell>
          <table:table-cell table:formula="of:=[.C88]*10^9" office:value-type="float" office:value="-0.3179595" calcext:value-type="float">
            <text:p>-0.3179595</text:p>
          </table:table-cell>
          <table:table-cell table:formula="of:=[.$N$1]*[.D88]" office:value-type="float" office:value="-0.264628510554106" calcext:value-type="float">
            <text:p>-0.264628510554106</text:p>
          </table:table-cell>
          <table:table-cell table:number-columns-repeated="9"/>
        </table:table-row>
        <table:table-row table:style-name="ro1">
          <table:table-cell office:value-type="time" office:time-value="PT15H50M25.869S" calcext:value-type="time">
            <text:p>15:50:25.87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3197476" calcext:value-type="float">
            <text:p>-3.20E-10</text:p>
          </table:table-cell>
          <table:table-cell table:formula="of:=[.C89]*10^9" office:value-type="float" office:value="-0.3197476" calcext:value-type="float">
            <text:p>-0.3197476</text:p>
          </table:table-cell>
          <table:table-cell table:formula="of:=[.$N$1]*[.D89]" office:value-type="float" office:value="-0.266116694551507" calcext:value-type="float">
            <text:p>-0.266116694551507</text:p>
          </table:table-cell>
          <table:table-cell table:number-columns-repeated="9"/>
        </table:table-row>
        <table:table-row table:style-name="ro1">
          <table:table-cell office:value-type="time" office:time-value="PT15H50M26.253S" calcext:value-type="time">
            <text:p>15:50:26.25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4642778" calcext:value-type="float">
            <text:p>-4.64E-10</text:p>
          </table:table-cell>
          <table:table-cell table:formula="of:=[.C90]*10^9" office:value-type="float" office:value="-0.4642778" calcext:value-type="float">
            <text:p>-0.4642778</text:p>
          </table:table-cell>
          <table:table-cell table:formula="of:=[.$N$1]*[.D90]" office:value-type="float" office:value="-0.386405006604102" calcext:value-type="float">
            <text:p>-0.386405006604102</text:p>
          </table:table-cell>
          <table:table-cell/>
          <table:table-cell office:value-type="float" office:value="-85" calcext:value-type="float">
            <text:p>-85</text:p>
          </table:table-cell>
          <table:table-cell table:formula="of:=AVERAGE([.E89:.E93])" office:value-type="float" office:value="-0.381081217903147" calcext:value-type="float">
            <text:p>-0.381081217903147</text:p>
          </table:table-cell>
          <table:table-cell office:value-type="float" office:value="0.05" calcext:value-type="float">
            <text:p>0.05</text:p>
          </table:table-cell>
          <table:table-cell table:formula="of:=SQRT(([.H90]*[.$N$2])^2+([.$N$1]*[.L90])^2)" office:value-type="float" office:value="0.0870478776275493" calcext:value-type="float">
            <text:p>0.087047877627549</text:p>
          </table:table-cell>
          <table:table-cell/>
          <table:table-cell table:formula="of:=(MAX([.E89:.E93])-MIN([.E89:.E93]))/2" office:value-type="float" office:value="0.104538413295911" calcext:value-type="float">
            <text:p>0.104538413295911</text:p>
          </table:table-cell>
          <table:table-cell table:number-columns-repeated="2"/>
        </table:table-row>
        <table:table-row table:style-name="ro1">
          <table:table-cell office:value-type="time" office:time-value="PT15H50M26.637S" calcext:value-type="time">
            <text:p>15:50:26.64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57096" calcext:value-type="float">
            <text:p>-5.71E-10</text:p>
          </table:table-cell>
          <table:table-cell table:formula="of:=[.C91]*10^9" office:value-type="float" office:value="-0.57096" calcext:value-type="float">
            <text:p>-0.57096</text:p>
          </table:table-cell>
          <table:table-cell table:formula="of:=[.$N$1]*[.D91]" office:value-type="float" office:value="-0.475193521143329" calcext:value-type="float">
            <text:p>-0.475193521143329</text:p>
          </table:table-cell>
          <table:table-cell table:number-columns-repeated="9"/>
        </table:table-row>
        <table:table-row table:style-name="ro1">
          <table:table-cell office:value-type="time" office:time-value="PT15H50M27.021S" calcext:value-type="time">
            <text:p>15:50:27.02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5309487" calcext:value-type="float">
            <text:p>-5.31E-10</text:p>
          </table:table-cell>
          <table:table-cell table:formula="of:=[.C92]*10^9" office:value-type="float" office:value="-0.5309487" calcext:value-type="float">
            <text:p>-0.5309487</text:p>
          </table:table-cell>
          <table:table-cell table:formula="of:=[.$N$1]*[.D92]" office:value-type="float" office:value="-0.441893271506713" calcext:value-type="float">
            <text:p>-0.441893271506713</text:p>
          </table:table-cell>
          <table:table-cell table:number-columns-repeated="9"/>
        </table:table-row>
        <table:table-row table:style-name="ro1">
          <table:table-cell office:value-type="time" office:time-value="PT15H50M27.405S" calcext:value-type="time">
            <text:p>15:50:27.41</text:p>
          </table:table-cell>
          <table:table-cell office:value-type="float" office:value="-85" calcext:value-type="float">
            <text:p>-85</text:p>
          </table:table-cell>
          <table:table-cell office:value-type="float" office:value="-0.0000000004034714" calcext:value-type="float">
            <text:p>-4.03E-10</text:p>
          </table:table-cell>
          <table:table-cell table:formula="of:=[.C93]*10^9" office:value-type="float" office:value="-0.4034714" calcext:value-type="float">
            <text:p>-0.4034714</text:p>
          </table:table-cell>
          <table:table-cell table:formula="of:=[.$N$1]*[.D93]" office:value-type="float" office:value="-0.335797595710082" calcext:value-type="float">
            <text:p>-0.335797595710082</text:p>
          </table:table-cell>
          <table:table-cell table:number-columns-repeated="9"/>
        </table:table-row>
        <table:table-row table:style-name="ro1">
          <table:table-cell office:value-type="time" office:time-value="PT15H50M27.789S" calcext:value-type="time">
            <text:p>15:50:27.79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314715" calcext:value-type="float">
            <text:p>-3.15E-10</text:p>
          </table:table-cell>
          <table:table-cell table:formula="of:=[.C94]*10^9" office:value-type="float" office:value="-0.314715" calcext:value-type="float">
            <text:p>-0.314715</text:p>
          </table:table-cell>
          <table:table-cell table:formula="of:=[.$N$1]*[.D94]" office:value-type="float" office:value="-0.26192820689124" calcext:value-type="float">
            <text:p>-0.26192820689124</text:p>
          </table:table-cell>
          <table:table-cell table:number-columns-repeated="9"/>
        </table:table-row>
        <table:table-row table:style-name="ro1">
          <table:table-cell office:value-type="time" office:time-value="PT15H50M28.172S" calcext:value-type="time">
            <text:p>15:50:28.17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5512459" calcext:value-type="float">
            <text:p>-5.51E-10</text:p>
          </table:table-cell>
          <table:table-cell table:formula="of:=[.C95]*10^9" office:value-type="float" office:value="-0.5512459" calcext:value-type="float">
            <text:p>-0.5512459</text:p>
          </table:table-cell>
          <table:table-cell table:formula="of:=[.$N$1]*[.D95]" office:value-type="float" office:value="-0.458786044971317" calcext:value-type="float">
            <text:p>-0.458786044971317</text:p>
          </table:table-cell>
          <table:table-cell/>
          <table:table-cell office:value-type="float" office:value="-90" calcext:value-type="float">
            <text:p>-90</text:p>
          </table:table-cell>
          <table:table-cell table:formula="of:=AVERAGE([.E94:.E98])" office:value-type="float" office:value="-0.418922821511319" calcext:value-type="float">
            <text:p>-0.418922821511319</text:p>
          </table:table-cell>
          <table:table-cell office:value-type="float" office:value="0.05" calcext:value-type="float">
            <text:p>0.05</text:p>
          </table:table-cell>
          <table:table-cell table:formula="of:=SQRT(([.H95]*[.$N$2])^2+([.$N$1]*[.L95])^2)" office:value-type="float" office:value="0.0998415690232885" calcext:value-type="float">
            <text:p>0.099841569023289</text:p>
          </table:table-cell>
          <table:table-cell/>
          <table:table-cell table:formula="of:=(MAX([.E94:.E98])-MIN([.E94:.E98]))/2" office:value-type="float" office:value="0.11990763124033" calcext:value-type="float">
            <text:p>0.11990763124033</text:p>
          </table:table-cell>
          <table:table-cell table:number-columns-repeated="2"/>
        </table:table-row>
        <table:table-row table:style-name="ro1">
          <table:table-cell office:value-type="time" office:time-value="PT15H50M28.548S" calcext:value-type="time">
            <text:p>15:50:28.55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6028606" calcext:value-type="float">
            <text:p>-6.03E-10</text:p>
          </table:table-cell>
          <table:table-cell table:formula="of:=[.C96]*10^9" office:value-type="float" office:value="-0.6028606" calcext:value-type="float">
            <text:p>-0.6028606</text:p>
          </table:table-cell>
          <table:table-cell table:formula="of:=[.$N$1]*[.D96]" office:value-type="float" office:value="-0.5017434693719" calcext:value-type="float">
            <text:p>-0.5017434693719</text:p>
          </table:table-cell>
          <table:table-cell table:number-columns-repeated="9"/>
        </table:table-row>
        <table:table-row table:style-name="ro1">
          <table:table-cell office:value-type="time" office:time-value="PT15H50M28.925S" calcext:value-type="time">
            <text:p>15:50:28.93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5831459" calcext:value-type="float">
            <text:p>-5.83E-10</text:p>
          </table:table-cell>
          <table:table-cell table:formula="of:=[.C97]*10^9" office:value-type="float" office:value="-0.5831459" calcext:value-type="float">
            <text:p>-0.5831459</text:p>
          </table:table-cell>
          <table:table-cell table:formula="of:=[.$N$1]*[.D97]" office:value-type="float" office:value="-0.485335493837213" calcext:value-type="float">
            <text:p>-0.485335493837213</text:p>
          </table:table-cell>
          <table:table-cell table:number-columns-repeated="9"/>
        </table:table-row>
        <table:table-row table:style-name="ro1">
          <table:table-cell office:value-type="time" office:time-value="PT15H50M29.308S" calcext:value-type="time">
            <text:p>15:50:29.31</text:p>
          </table:table-cell>
          <table:table-cell office:value-type="float" office:value="-90" calcext:value-type="float">
            <text:p>-90</text:p>
          </table:table-cell>
          <table:table-cell office:value-type="float" office:value="-0.0000000004647775" calcext:value-type="float">
            <text:p>-4.65E-10</text:p>
          </table:table-cell>
          <table:table-cell table:formula="of:=[.C98]*10^9" office:value-type="float" office:value="-0.4647775" calcext:value-type="float">
            <text:p>-0.4647775</text:p>
          </table:table-cell>
          <table:table-cell table:formula="of:=[.$N$1]*[.D98]" office:value-type="float" office:value="-0.386820892484926" calcext:value-type="float">
            <text:p>-0.386820892484926</text:p>
          </table:table-cell>
          <table:table-cell table:number-columns-repeated="9"/>
        </table:table-row>
        <table:table-row table:style-name="ro1">
          <table:table-cell office:value-type="time" office:time-value="PT15H50M29.692S" calcext:value-type="time">
            <text:p>15:50:29.69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3483208" calcext:value-type="float">
            <text:p>-3.48E-10</text:p>
          </table:table-cell>
          <table:table-cell table:formula="of:=[.C99]*10^9" office:value-type="float" office:value="-0.3483208" calcext:value-type="float">
            <text:p>-0.3483208</text:p>
          </table:table-cell>
          <table:table-cell table:formula="of:=[.$N$1]*[.D99]" office:value-type="float" office:value="-0.289897343841007" calcext:value-type="float">
            <text:p>-0.289897343841007</text:p>
          </table:table-cell>
          <table:table-cell table:number-columns-repeated="9"/>
        </table:table-row>
        <table:table-row table:style-name="ro1">
          <table:table-cell office:value-type="time" office:time-value="PT15H50M30.075S" calcext:value-type="time">
            <text:p>15:50:30.08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5282875" calcext:value-type="float">
            <text:p>-5.28E-10</text:p>
          </table:table-cell>
          <table:table-cell table:formula="of:=[.C100]*10^9" office:value-type="float" office:value="-0.5282875" calcext:value-type="float">
            <text:p>-0.5282875</text:p>
          </table:table-cell>
          <table:table-cell table:formula="of:=[.$N$1]*[.D100]" office:value-type="float" office:value="-0.439678431590665" calcext:value-type="float">
            <text:p>-0.439678431590665</text:p>
          </table:table-cell>
          <table:table-cell/>
          <table:table-cell office:value-type="float" office:value="-95" calcext:value-type="float">
            <text:p>-95</text:p>
          </table:table-cell>
          <table:table-cell table:formula="of:=AVERAGE([.E99:.E103])" office:value-type="float" office:value="-0.393985781430841" calcext:value-type="float">
            <text:p>-0.393985781430841</text:p>
          </table:table-cell>
          <table:table-cell office:value-type="float" office:value="0.05" calcext:value-type="float">
            <text:p>0.05</text:p>
          </table:table-cell>
          <table:table-cell table:formula="of:=SQRT(([.H100]*[.$N$2])^2+([.$N$1]*[.L100])^2)" office:value-type="float" office:value="0.084877002023464" calcext:value-type="float">
            <text:p>0.084877002023464</text:p>
          </table:table-cell>
          <table:table-cell/>
          <table:table-cell table:formula="of:=(MAX([.E99:.E103])-MIN([.E99:.E103]))/2" office:value-type="float" office:value="0.101924998738425" calcext:value-type="float">
            <text:p>0.101924998738425</text:p>
          </table:table-cell>
          <table:table-cell table:number-columns-repeated="2"/>
        </table:table-row>
        <table:table-row table:style-name="ro1">
          <table:table-cell office:value-type="time" office:time-value="PT15H50M30.459S" calcext:value-type="time">
            <text:p>15:50:30.46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593253" calcext:value-type="float">
            <text:p>-5.93E-10</text:p>
          </table:table-cell>
          <table:table-cell table:formula="of:=[.C101]*10^9" office:value-type="float" office:value="-0.593253" calcext:value-type="float">
            <text:p>-0.593253</text:p>
          </table:table-cell>
          <table:table-cell table:formula="of:=[.$N$1]*[.D101]" office:value-type="float" office:value="-0.493747341317856" calcext:value-type="float">
            <text:p>-0.493747341317856</text:p>
          </table:table-cell>
          <table:table-cell table:number-columns-repeated="9"/>
        </table:table-row>
        <table:table-row table:style-name="ro1">
          <table:table-cell office:value-type="time" office:time-value="PT15H50M30.843S" calcext:value-type="time">
            <text:p>15:50:30.84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4987569" calcext:value-type="float">
            <text:p>-4.99E-10</text:p>
          </table:table-cell>
          <table:table-cell table:formula="of:=[.C102]*10^9" office:value-type="float" office:value="-0.4987569" calcext:value-type="float">
            <text:p>-0.4987569</text:p>
          </table:table-cell>
          <table:table-cell table:formula="of:=[.$N$1]*[.D102]" office:value-type="float" office:value="-0.415100965926739" calcext:value-type="float">
            <text:p>-0.415100965926739</text:p>
          </table:table-cell>
          <table:table-cell table:number-columns-repeated="9"/>
        </table:table-row>
        <table:table-row table:style-name="ro1">
          <table:table-cell office:value-type="time" office:time-value="PT15H50M31.226S" calcext:value-type="time">
            <text:p>15:50:31.23</text:p>
          </table:table-cell>
          <table:table-cell office:value-type="float" office:value="-95" calcext:value-type="float">
            <text:p>-95</text:p>
          </table:table-cell>
          <table:table-cell office:value-type="float" office:value="-0.0000000003983135" calcext:value-type="float">
            <text:p>-3.98E-10</text:p>
          </table:table-cell>
          <table:table-cell table:formula="of:=[.C103]*10^9" office:value-type="float" office:value="-0.3983135" calcext:value-type="float">
            <text:p>-0.3983135</text:p>
          </table:table-cell>
          <table:table-cell table:formula="of:=[.$N$1]*[.D103]" office:value-type="float" office:value="-0.331504824477938" calcext:value-type="float">
            <text:p>-0.331504824477938</text:p>
          </table:table-cell>
          <table:table-cell table:number-columns-repeated="9"/>
        </table:table-row>
        <table:table-row table:style-name="ro1">
          <table:table-cell office:value-type="time" office:time-value="PT15H50M31.611S" calcext:value-type="time">
            <text:p>15:50:31.61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3976067" calcext:value-type="float">
            <text:p>-3.98E-10</text:p>
          </table:table-cell>
          <table:table-cell table:formula="of:=[.C104]*10^9" office:value-type="float" office:value="-0.3976067" calcext:value-type="float">
            <text:p>-0.3976067</text:p>
          </table:table-cell>
          <table:table-cell table:formula="of:=[.$N$1]*[.D104]" office:value-type="float" office:value="-0.330916575247266" calcext:value-type="float">
            <text:p>-0.330916575247266</text:p>
          </table:table-cell>
          <table:table-cell table:number-columns-repeated="9"/>
        </table:table-row>
        <table:table-row table:style-name="ro1">
          <table:table-cell office:value-type="time" office:time-value="PT15H50M31.986S" calcext:value-type="time">
            <text:p>15:50:31.99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44107" calcext:value-type="float">
            <text:p>-4.41E-10</text:p>
          </table:table-cell>
          <table:table-cell table:formula="of:=[.C105]*10^9" office:value-type="float" office:value="-0.44107" calcext:value-type="float">
            <text:p>-0.44107</text:p>
          </table:table-cell>
          <table:table-cell table:formula="of:=[.$N$1]*[.D105]" office:value-type="float" office:value="-0.367089824805044" calcext:value-type="float">
            <text:p>-0.367089824805044</text:p>
          </table:table-cell>
          <table:table-cell/>
          <table:table-cell office:value-type="float" office:value="-100" calcext:value-type="float">
            <text:p>-100</text:p>
          </table:table-cell>
          <table:table-cell table:formula="of:=AVERAGE([.E104:.E108])" office:value-type="float" office:value="-0.390614350978744" calcext:value-type="float">
            <text:p>-0.390614350978744</text:p>
          </table:table-cell>
          <table:table-cell office:value-type="float" office:value="0.05" calcext:value-type="float">
            <text:p>0.05</text:p>
          </table:table-cell>
          <table:table-cell table:formula="of:=SQRT(([.H105]*[.$N$2])^2+([.$N$1]*[.L105])^2)" office:value-type="float" office:value="0.0660195096163247" calcext:value-type="float">
            <text:p>0.066019509616325</text:p>
          </table:table-cell>
          <table:table-cell/>
          <table:table-cell table:formula="of:=(MAX([.E104:.E108])-MIN([.E104:.E108]))/2" office:value-type="float" office:value="0.0792519774747304" calcext:value-type="float">
            <text:p>0.07925197747473</text:p>
          </table:table-cell>
          <table:table-cell table:number-columns-repeated="2"/>
        </table:table-row>
        <table:table-row table:style-name="ro1">
          <table:table-cell office:value-type="time" office:time-value="PT15H50M32.362S" calcext:value-type="time">
            <text:p>15:50:32.36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4619903" calcext:value-type="float">
            <text:p>-4.62E-10</text:p>
          </table:table-cell>
          <table:table-cell table:formula="of:=[.C106]*10^9" office:value-type="float" office:value="-0.4619903" calcext:value-type="float">
            <text:p>-0.4619903</text:p>
          </table:table-cell>
          <table:table-cell table:formula="of:=[.$N$1]*[.D106]" office:value-type="float" office:value="-0.384501186407214" calcext:value-type="float">
            <text:p>-0.384501186407214</text:p>
          </table:table-cell>
          <table:table-cell table:number-columns-repeated="9"/>
        </table:table-row>
        <table:table-row table:style-name="ro1">
          <table:table-cell office:value-type="time" office:time-value="PT15H50M32.747S" calcext:value-type="time">
            <text:p>15:50:32.75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4579561" calcext:value-type="float">
            <text:p>-4.58E-10</text:p>
          </table:table-cell>
          <table:table-cell table:formula="of:=[.C107]*10^9" office:value-type="float" office:value="-0.4579561" calcext:value-type="float">
            <text:p>-0.4579561</text:p>
          </table:table-cell>
          <table:table-cell table:formula="of:=[.$N$1]*[.D107]" office:value-type="float" office:value="-0.381143638237471" calcext:value-type="float">
            <text:p>-0.381143638237471</text:p>
          </table:table-cell>
          <table:table-cell table:number-columns-repeated="9"/>
        </table:table-row>
        <table:table-row table:style-name="ro1">
          <table:table-cell office:value-type="time" office:time-value="PT15H50M33.131S" calcext:value-type="time">
            <text:p>15:50:33.13</text:p>
          </table:table-cell>
          <table:table-cell office:value-type="float" office:value="-100" calcext:value-type="float">
            <text:p>-100</text:p>
          </table:table-cell>
          <table:table-cell office:value-type="float" office:value="-0.0000000005880542" calcext:value-type="float">
            <text:p>-5.88E-10</text:p>
          </table:table-cell>
          <table:table-cell table:formula="of:=[.C108]*10^9" office:value-type="float" office:value="-0.5880542" calcext:value-type="float">
            <text:p>-0.5880542</text:p>
          </table:table-cell>
          <table:table-cell table:formula="of:=[.$N$1]*[.D108]" office:value-type="float" office:value="-0.489420530196727" calcext:value-type="float">
            <text:p>-0.489420530196727</text:p>
          </table:table-cell>
          <table:table-cell table:number-columns-repeated="9"/>
        </table:table-row>
        <table:table-row table:style-name="ro1">
          <table:table-cell office:value-type="time" office:time-value="PT15H50M33.514S" calcext:value-type="time">
            <text:p>15:50:33.51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645783" calcext:value-type="float">
            <text:p>-6.46E-10</text:p>
          </table:table-cell>
          <table:table-cell table:formula="of:=[.C109]*10^9" office:value-type="float" office:value="-0.645783" calcext:value-type="float">
            <text:p>-0.645783</text:p>
          </table:table-cell>
          <table:table-cell table:formula="of:=[.$N$1]*[.D109]" office:value-type="float" office:value="-0.537466543478531" calcext:value-type="float">
            <text:p>-0.537466543478531</text:p>
          </table:table-cell>
          <table:table-cell table:number-columns-repeated="9"/>
        </table:table-row>
        <table:table-row table:style-name="ro1">
          <table:table-cell office:value-type="time" office:time-value="PT15H50M33.897S" calcext:value-type="time">
            <text:p>15:50:33.90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3755631" calcext:value-type="float">
            <text:p>-3.76E-10</text:p>
          </table:table-cell>
          <table:table-cell table:formula="of:=[.C110]*10^9" office:value-type="float" office:value="-0.3755631" calcext:value-type="float">
            <text:p>-0.3755631</text:p>
          </table:table-cell>
          <table:table-cell table:formula="of:=[.$N$1]*[.D110]" office:value-type="float" office:value="-0.312570323491145" calcext:value-type="float">
            <text:p>-0.312570323491145</text:p>
          </table:table-cell>
          <table:table-cell/>
          <table:table-cell office:value-type="float" office:value="-105" calcext:value-type="float">
            <text:p>-105</text:p>
          </table:table-cell>
          <table:table-cell table:formula="of:=AVERAGE([.E109:.E113])" office:value-type="float" office:value="-0.350882776165192" calcext:value-type="float">
            <text:p>-0.350882776165192</text:p>
          </table:table-cell>
          <table:table-cell office:value-type="float" office:value="0.05" calcext:value-type="float">
            <text:p>0.05</text:p>
          </table:table-cell>
          <table:table-cell table:formula="of:=SQRT(([.H110]*[.$N$2])^2+([.$N$1]*[.L110])^2)" office:value-type="float" office:value="0.107186474445121" calcext:value-type="float">
            <text:p>0.107186474445121</text:p>
          </table:table-cell>
          <table:table-cell/>
          <table:table-cell table:formula="of:=(MAX([.E109:.E113])-MIN([.E109:.E113]))/2" office:value-type="float" office:value="0.128751885183614" calcext:value-type="float">
            <text:p>0.128751885183614</text:p>
          </table:table-cell>
          <table:table-cell table:number-columns-repeated="2"/>
        </table:table-row>
        <table:table-row table:style-name="ro1">
          <table:table-cell office:value-type="time" office:time-value="PT15H50M34.281S" calcext:value-type="time">
            <text:p>15:50:34.28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3363841" calcext:value-type="float">
            <text:p>-3.36E-10</text:p>
          </table:table-cell>
          <table:table-cell table:formula="of:=[.C111]*10^9" office:value-type="float" office:value="-0.3363841" calcext:value-type="float">
            <text:p>-0.3363841</text:p>
          </table:table-cell>
          <table:table-cell table:formula="of:=[.$N$1]*[.D111]" office:value-type="float" office:value="-0.279962773111303" calcext:value-type="float">
            <text:p>-0.279962773111303</text:p>
          </table:table-cell>
          <table:table-cell table:number-columns-repeated="9"/>
        </table:table-row>
        <table:table-row table:style-name="ro1">
          <table:table-cell office:value-type="time" office:time-value="PT15H50M34.665S" calcext:value-type="time">
            <text:p>15:50:34.67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3682434" calcext:value-type="float">
            <text:p>-3.68E-10</text:p>
          </table:table-cell>
          <table:table-cell table:formula="of:=[.C112]*10^9" office:value-type="float" office:value="-0.3682434" calcext:value-type="float">
            <text:p>-0.3682434</text:p>
          </table:table-cell>
          <table:table-cell table:formula="of:=[.$N$1]*[.D112]" office:value-type="float" office:value="-0.306478348542439" calcext:value-type="float">
            <text:p>-0.306478348542439</text:p>
          </table:table-cell>
          <table:table-cell table:number-columns-repeated="9"/>
        </table:table-row>
        <table:table-row table:style-name="ro1">
          <table:table-cell office:value-type="time" office:time-value="PT15H50M35.05S" calcext:value-type="time">
            <text:p>15:50:35.05</text:p>
          </table:table-cell>
          <table:table-cell office:value-type="float" office:value="-105" calcext:value-type="float">
            <text:p>-105</text:p>
          </table:table-cell>
          <table:table-cell office:value-type="float" office:value="-0.00000000038201" calcext:value-type="float">
            <text:p>-3.82E-10</text:p>
          </table:table-cell>
          <table:table-cell table:formula="of:=[.C113]*10^9" office:value-type="float" office:value="-0.38201" calcext:value-type="float">
            <text:p>-0.38201</text:p>
          </table:table-cell>
          <table:table-cell table:formula="of:=[.$N$1]*[.D113]" office:value-type="float" office:value="-0.317935892202541" calcext:value-type="float">
            <text:p>-0.317935892202541</text:p>
          </table:table-cell>
          <table:table-cell table:number-columns-repeated="9"/>
        </table:table-row>
        <table:table-row table:style-name="ro1">
          <table:table-cell office:value-type="time" office:time-value="PT15H50M35.434S" calcext:value-type="time">
            <text:p>15:50:35.43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3861692" calcext:value-type="float">
            <text:p>-3.86E-10</text:p>
          </table:table-cell>
          <table:table-cell table:formula="of:=[.C114]*10^9" office:value-type="float" office:value="-0.3861692" calcext:value-type="float">
            <text:p>-0.3861692</text:p>
          </table:table-cell>
          <table:table-cell table:formula="of:=[.$N$1]*[.D114]" office:value-type="float" office:value="-0.321397474262825" calcext:value-type="float">
            <text:p>-0.321397474262825</text:p>
          </table:table-cell>
          <table:table-cell table:number-columns-repeated="9"/>
        </table:table-row>
        <table:table-row table:style-name="ro1">
          <table:table-cell office:value-type="time" office:time-value="PT15H50M35.817S" calcext:value-type="time">
            <text:p>15:50:35.82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6124264" calcext:value-type="float">
            <text:p>-6.12E-10</text:p>
          </table:table-cell>
          <table:table-cell table:formula="of:=[.C115]*10^9" office:value-type="float" office:value="-0.6124264" calcext:value-type="float">
            <text:p>-0.6124264</text:p>
          </table:table-cell>
          <table:table-cell table:formula="of:=[.$N$1]*[.D115]" office:value-type="float" office:value="-0.509704808492946" calcext:value-type="float">
            <text:p>-0.509704808492946</text:p>
          </table:table-cell>
          <table:table-cell/>
          <table:table-cell office:value-type="float" office:value="-110" calcext:value-type="float">
            <text:p>-110</text:p>
          </table:table-cell>
          <table:table-cell table:formula="of:=AVERAGE([.E114:.E118])" office:value-type="float" office:value="-0.383933510918736" calcext:value-type="float">
            <text:p>-0.383933510918736</text:p>
          </table:table-cell>
          <table:table-cell office:value-type="float" office:value="0.05" calcext:value-type="float">
            <text:p>0.05</text:p>
          </table:table-cell>
          <table:table-cell table:formula="of:=SQRT(([.H115]*[.$N$2])^2+([.$N$1]*[.L115])^2)" office:value-type="float" office:value="0.090000024767303" calcext:value-type="float">
            <text:p>0.090000024767303</text:p>
          </table:table-cell>
          <table:table-cell/>
          <table:table-cell table:formula="of:=(MAX([.E114:.E118])-MIN([.E114:.E118]))/2" office:value-type="float" office:value="0.108086468326011" calcext:value-type="float">
            <text:p>0.108086468326011</text:p>
          </table:table-cell>
          <table:table-cell table:number-columns-repeated="2"/>
        </table:table-row>
        <table:table-row table:style-name="ro1">
          <table:table-cell office:value-type="time" office:time-value="PT15H50M36.192S" calcext:value-type="time">
            <text:p>15:50:36.19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5244608" calcext:value-type="float">
            <text:p>-5.24E-10</text:p>
          </table:table-cell>
          <table:table-cell table:formula="of:=[.C116]*10^9" office:value-type="float" office:value="-0.5244608" calcext:value-type="float">
            <text:p>-0.5244608</text:p>
          </table:table-cell>
          <table:table-cell table:formula="of:=[.$N$1]*[.D116]" office:value-type="float" office:value="-0.436493579679219" calcext:value-type="float">
            <text:p>-0.436493579679219</text:p>
          </table:table-cell>
          <table:table-cell table:number-columns-repeated="9"/>
        </table:table-row>
        <table:table-row table:style-name="ro1">
          <table:table-cell office:value-type="time" office:time-value="PT15H50M36.568S" calcext:value-type="time">
            <text:p>15:50:36.57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4307969" calcext:value-type="float">
            <text:p>-4.31E-10</text:p>
          </table:table-cell>
          <table:table-cell table:formula="of:=[.C117]*10^9" office:value-type="float" office:value="-0.4307969" calcext:value-type="float">
            <text:p>-0.4307969</text:p>
          </table:table-cell>
          <table:table-cell table:formula="of:=[.$N$1]*[.D117]" office:value-type="float" office:value="-0.358539820317764" calcext:value-type="float">
            <text:p>-0.358539820317764</text:p>
          </table:table-cell>
          <table:table-cell table:number-columns-repeated="9"/>
        </table:table-row>
        <table:table-row table:style-name="ro1">
          <table:table-cell office:value-type="time" office:time-value="PT15H50M36.953S" calcext:value-type="time">
            <text:p>15:50:36.95</text:p>
          </table:table-cell>
          <table:table-cell office:value-type="float" office:value="-110" calcext:value-type="float">
            <text:p>-110</text:p>
          </table:table-cell>
          <table:table-cell office:value-type="float" office:value="-0.0000000003526878" calcext:value-type="float">
            <text:p>-3.53E-10</text:p>
          </table:table-cell>
          <table:table-cell table:formula="of:=[.C118]*10^9" office:value-type="float" office:value="-0.3526878" calcext:value-type="float">
            <text:p>-0.3526878</text:p>
          </table:table-cell>
          <table:table-cell table:formula="of:=[.$N$1]*[.D118]" office:value-type="float" office:value="-0.293531871840924" calcext:value-type="float">
            <text:p>-0.293531871840924</text:p>
          </table:table-cell>
          <table:table-cell table:number-columns-repeated="9"/>
        </table:table-row>
        <table:table-row table:style-name="ro1">
          <table:table-cell office:value-type="time" office:time-value="PT15H50M37.338S" calcext:value-type="time">
            <text:p>15:50:37.34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4488476" calcext:value-type="float">
            <text:p>-4.49E-10</text:p>
          </table:table-cell>
          <table:table-cell table:formula="of:=[.C119]*10^9" office:value-type="float" office:value="-0.4488476" calcext:value-type="float">
            <text:p>-0.4488476</text:p>
          </table:table-cell>
          <table:table-cell table:formula="of:=[.$N$1]*[.D119]" office:value-type="float" office:value="-0.373562896701577" calcext:value-type="float">
            <text:p>-0.373562896701577</text:p>
          </table:table-cell>
          <table:table-cell table:number-columns-repeated="9"/>
        </table:table-row>
        <table:table-row table:style-name="ro1">
          <table:table-cell office:value-type="time" office:time-value="PT15H50M37.721S" calcext:value-type="time">
            <text:p>15:50:37.72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4013085" calcext:value-type="float">
            <text:p>-4.01E-10</text:p>
          </table:table-cell>
          <table:table-cell table:formula="of:=[.C120]*10^9" office:value-type="float" office:value="-0.4013085" calcext:value-type="float">
            <text:p>-0.4013085</text:p>
          </table:table-cell>
          <table:table-cell table:formula="of:=[.$N$1]*[.D120]" office:value-type="float" office:value="-0.333997476495284" calcext:value-type="float">
            <text:p>-0.333997476495284</text:p>
          </table:table-cell>
          <table:table-cell/>
          <table:table-cell office:value-type="float" office:value="-115" calcext:value-type="float">
            <text:p>-115</text:p>
          </table:table-cell>
          <table:table-cell table:formula="of:=AVERAGE([.E119:.E123])" office:value-type="float" office:value="-0.465819634824659" calcext:value-type="float">
            <text:p>-0.465819634824659</text:p>
          </table:table-cell>
          <table:table-cell office:value-type="float" office:value="0.05" calcext:value-type="float">
            <text:p>0.05</text:p>
          </table:table-cell>
          <table:table-cell table:formula="of:=SQRT(([.H120]*[.$N$2])^2+([.$N$1]*[.L120])^2)" office:value-type="float" office:value="0.10254456995757" calcext:value-type="float">
            <text:p>0.10254456995757</text:p>
          </table:table-cell>
          <table:table-cell/>
          <table:table-cell table:formula="of:=(MAX([.E119:.E123])-MIN([.E119:.E123]))/2" office:value-type="float" office:value="0.12314412557504" calcext:value-type="float">
            <text:p>0.12314412557504</text:p>
          </table:table-cell>
          <table:table-cell table:number-columns-repeated="2"/>
        </table:table-row>
        <table:table-row table:style-name="ro1">
          <table:table-cell office:value-type="time" office:time-value="PT15H50M38.104S" calcext:value-type="time">
            <text:p>15:50:38.10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6237395" calcext:value-type="float">
            <text:p>-6.24E-10</text:p>
          </table:table-cell>
          <table:table-cell table:formula="of:=[.C121]*10^9" office:value-type="float" office:value="-0.6237395" calcext:value-type="float">
            <text:p>-0.6237395</text:p>
          </table:table-cell>
          <table:table-cell table:formula="of:=[.$N$1]*[.D121]" office:value-type="float" office:value="-0.519120374949522" calcext:value-type="float">
            <text:p>-0.519120374949522</text:p>
          </table:table-cell>
          <table:table-cell table:number-columns-repeated="9"/>
        </table:table-row>
        <table:table-row table:style-name="ro1">
          <table:table-cell office:value-type="time" office:time-value="PT15H50M38.487S" calcext:value-type="time">
            <text:p>15:50:38.49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6972316" calcext:value-type="float">
            <text:p>-6.97E-10</text:p>
          </table:table-cell>
          <table:table-cell table:formula="of:=[.C122]*10^9" office:value-type="float" office:value="-0.6972316" calcext:value-type="float">
            <text:p>-0.6972316</text:p>
          </table:table-cell>
          <table:table-cell table:formula="of:=[.$N$1]*[.D122]" office:value-type="float" office:value="-0.580285727645364" calcext:value-type="float">
            <text:p>-0.580285727645364</text:p>
          </table:table-cell>
          <table:table-cell table:number-columns-repeated="9"/>
        </table:table-row>
        <table:table-row table:style-name="ro1">
          <table:table-cell office:value-type="time" office:time-value="PT15H50M38.871S" calcext:value-type="time">
            <text:p>15:50:38.87</text:p>
          </table:table-cell>
          <table:table-cell office:value-type="float" office:value="-115" calcext:value-type="float">
            <text:p>-115</text:p>
          </table:table-cell>
          <table:table-cell office:value-type="float" office:value="-0.0000000006273577" calcext:value-type="float">
            <text:p>-6.27E-10</text:p>
          </table:table-cell>
          <table:table-cell table:formula="of:=[.C123]*10^9" office:value-type="float" office:value="-0.6273577" calcext:value-type="float">
            <text:p>-0.6273577</text:p>
          </table:table-cell>
          <table:table-cell table:formula="of:=[.$N$1]*[.D123]" office:value-type="float" office:value="-0.522131698331547" calcext:value-type="float">
            <text:p>-0.522131698331547</text:p>
          </table:table-cell>
          <table:table-cell table:number-columns-repeated="9"/>
        </table:table-row>
        <table:table-row table:style-name="ro1">
          <table:table-cell office:value-type="time" office:time-value="PT15H50M39.256S" calcext:value-type="time">
            <text:p>15:50:39.26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6231575" calcext:value-type="float">
            <text:p>-6.23E-10</text:p>
          </table:table-cell>
          <table:table-cell table:formula="of:=[.C124]*10^9" office:value-type="float" office:value="-0.6231575" calcext:value-type="float">
            <text:p>-0.6231575</text:p>
          </table:table-cell>
          <table:table-cell table:formula="of:=[.$N$1]*[.D124]" office:value-type="float" office:value="-0.518635993155166" calcext:value-type="float">
            <text:p>-0.518635993155166</text:p>
          </table:table-cell>
          <table:table-cell table:number-columns-repeated="9"/>
        </table:table-row>
        <table:table-row table:style-name="ro1">
          <table:table-cell office:value-type="time" office:time-value="PT15H50M39.639S" calcext:value-type="time">
            <text:p>15:50:39.64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4335418" calcext:value-type="float">
            <text:p>-4.34E-10</text:p>
          </table:table-cell>
          <table:table-cell table:formula="of:=[.C125]*10^9" office:value-type="float" office:value="-0.4335418" calcext:value-type="float">
            <text:p>-0.4335418</text:p>
          </table:table-cell>
          <table:table-cell table:formula="of:=[.$N$1]*[.D125]" office:value-type="float" office:value="-0.360824321326917" calcext:value-type="float">
            <text:p>-0.360824321326917</text:p>
          </table:table-cell>
          <table:table-cell/>
          <table:table-cell office:value-type="float" office:value="-120" calcext:value-type="float">
            <text:p>-120</text:p>
          </table:table-cell>
          <table:table-cell table:formula="of:=AVERAGE([.E124:.E128])" office:value-type="float" office:value="-0.426801349655496" calcext:value-type="float">
            <text:p>-0.426801349655496</text:p>
          </table:table-cell>
          <table:table-cell office:value-type="float" office:value="0.05" calcext:value-type="float">
            <text:p>0.05</text:p>
          </table:table-cell>
          <table:table-cell table:formula="of:=SQRT(([.H125]*[.$N$2])^2+([.$N$1]*[.L125])^2)" office:value-type="float" office:value="0.0820927365988126" calcext:value-type="float">
            <text:p>0.082092736598813</text:p>
          </table:table-cell>
          <table:table-cell/>
          <table:table-cell table:formula="of:=(MAX([.E124:.E128])-MIN([.E124:.E128]))/2" office:value-type="float" office:value="0.0985673673415694" calcext:value-type="float">
            <text:p>0.098567367341569</text:p>
          </table:table-cell>
          <table:table-cell table:number-columns-repeated="2"/>
        </table:table-row>
        <table:table-row table:style-name="ro1">
          <table:table-cell office:value-type="time" office:time-value="PT15H50M40.024S" calcext:value-type="time">
            <text:p>15:50:40.02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4223954" calcext:value-type="float">
            <text:p>-4.22E-10</text:p>
          </table:table-cell>
          <table:table-cell table:formula="of:=[.C126]*10^9" office:value-type="float" office:value="-0.4223954" calcext:value-type="float">
            <text:p>-0.4223954</text:p>
          </table:table-cell>
          <table:table-cell table:formula="of:=[.$N$1]*[.D126]" office:value-type="float" office:value="-0.351547494466766" calcext:value-type="float">
            <text:p>-0.351547494466766</text:p>
          </table:table-cell>
          <table:table-cell table:number-columns-repeated="9"/>
        </table:table-row>
        <table:table-row table:style-name="ro1">
          <table:table-cell office:value-type="time" office:time-value="PT15H50M40.408S" calcext:value-type="time">
            <text:p>15:50:40.41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4257227" calcext:value-type="float">
            <text:p>-4.26E-10</text:p>
          </table:table-cell>
          <table:table-cell table:formula="of:=[.C127]*10^9" office:value-type="float" office:value="-0.4257227" calcext:value-type="float">
            <text:p>-0.4257227</text:p>
          </table:table-cell>
          <table:table-cell table:formula="of:=[.$N$1]*[.D127]" office:value-type="float" office:value="-0.354316710178725" calcext:value-type="float">
            <text:p>-0.354316710178725</text:p>
          </table:table-cell>
          <table:table-cell table:number-columns-repeated="9"/>
        </table:table-row>
        <table:table-row table:style-name="ro1">
          <table:table-cell office:value-type="time" office:time-value="PT15H50M40.791S" calcext:value-type="time">
            <text:p>15:50:40.79</text:p>
          </table:table-cell>
          <table:table-cell office:value-type="float" office:value="-120" calcext:value-type="float">
            <text:p>-120</text:p>
          </table:table-cell>
          <table:table-cell office:value-type="float" office:value="-0.000000000659259" calcext:value-type="float">
            <text:p>-6.59E-10</text:p>
          </table:table-cell>
          <table:table-cell table:formula="of:=[.C128]*10^9" office:value-type="float" office:value="-0.659259" calcext:value-type="float">
            <text:p>-0.659259</text:p>
          </table:table-cell>
          <table:table-cell table:formula="of:=[.$N$1]*[.D128]" office:value-type="float" office:value="-0.548682229149905" calcext:value-type="float">
            <text:p>-0.548682229149905</text:p>
          </table:table-cell>
          <table:table-cell table:number-columns-repeated="9"/>
        </table:table-row>
        <table:table-row table:style-name="ro1">
          <table:table-cell office:value-type="time" office:time-value="PT15H50M41.175S" calcext:value-type="time">
            <text:p>15:50:41.18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7576639" calcext:value-type="float">
            <text:p>-7.58E-10</text:p>
          </table:table-cell>
          <table:table-cell table:formula="of:=[.C129]*10^9" office:value-type="float" office:value="-0.7576639" calcext:value-type="float">
            <text:p>-0.7576639</text:p>
          </table:table-cell>
          <table:table-cell table:formula="of:=[.$N$1]*[.D129]" office:value-type="float" office:value="-0.630581785911775" calcext:value-type="float">
            <text:p>-0.630581785911775</text:p>
          </table:table-cell>
          <table:table-cell table:number-columns-repeated="9"/>
        </table:table-row>
        <table:table-row table:style-name="ro1">
          <table:table-cell office:value-type="time" office:time-value="PT15H50M41.55S" calcext:value-type="time">
            <text:p>15:50:41.55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4836174" calcext:value-type="float">
            <text:p>-4.84E-10</text:p>
          </table:table-cell>
          <table:table-cell table:formula="of:=[.C130]*10^9" office:value-type="float" office:value="-0.4836174" calcext:value-type="float">
            <text:p>-0.4836174</text:p>
          </table:table-cell>
          <table:table-cell table:formula="of:=[.$N$1]*[.D130]" office:value-type="float" office:value="-0.402500797240055" calcext:value-type="float">
            <text:p>-0.402500797240055</text:p>
          </table:table-cell>
          <table:table-cell/>
          <table:table-cell office:value-type="float" office:value="-125" calcext:value-type="float">
            <text:p>-125</text:p>
          </table:table-cell>
          <table:table-cell table:formula="of:=AVERAGE([.E129:.E133])" office:value-type="float" office:value="-0.42752096456043" calcext:value-type="float">
            <text:p>-0.42752096456043</text:p>
          </table:table-cell>
          <table:table-cell office:value-type="float" office:value="0.05" calcext:value-type="float">
            <text:p>0.05</text:p>
          </table:table-cell>
          <table:table-cell table:formula="of:=SQRT(([.H130]*[.$N$2])^2+([.$N$1]*[.L130])^2)" office:value-type="float" office:value="0.110354315207048" calcext:value-type="float">
            <text:p>0.110354315207048</text:p>
          </table:table-cell>
          <table:table-cell/>
          <table:table-cell table:formula="of:=(MAX([.E129:.E133])-MIN([.E129:.E133]))/2" office:value-type="float" office:value="0.132542214338005" calcext:value-type="float">
            <text:p>0.132542214338005</text:p>
          </table:table-cell>
          <table:table-cell table:number-columns-repeated="2"/>
        </table:table-row>
        <table:table-row table:style-name="ro1">
          <table:table-cell office:value-type="time" office:time-value="PT15H50M41.927S" calcext:value-type="time">
            <text:p>15:50:41.93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4391566" calcext:value-type="float">
            <text:p>-4.39E-10</text:p>
          </table:table-cell>
          <table:table-cell table:formula="of:=[.C131]*10^9" office:value-type="float" office:value="-0.4391566" calcext:value-type="float">
            <text:p>-0.4391566</text:p>
          </table:table-cell>
          <table:table-cell table:formula="of:=[.$N$1]*[.D131]" office:value-type="float" office:value="-0.365497357235765" calcext:value-type="float">
            <text:p>-0.365497357235765</text:p>
          </table:table-cell>
          <table:table-cell table:number-columns-repeated="9"/>
        </table:table-row>
        <table:table-row table:style-name="ro1">
          <table:table-cell office:value-type="time" office:time-value="PT15H50M42.311S" calcext:value-type="time">
            <text:p>15:50:42.31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4409032" calcext:value-type="float">
            <text:p>-4.41E-10</text:p>
          </table:table-cell>
          <table:table-cell table:formula="of:=[.C132]*10^9" office:value-type="float" office:value="-0.4409032" calcext:value-type="float">
            <text:p>-0.4409032</text:p>
          </table:table-cell>
          <table:table-cell table:formula="of:=[.$N$1]*[.D132]" office:value-type="float" office:value="-0.366951001981507" calcext:value-type="float">
            <text:p>-0.366951001981507</text:p>
          </table:table-cell>
          <table:table-cell table:number-columns-repeated="9"/>
        </table:table-row>
        <table:table-row table:style-name="ro1">
          <table:table-cell office:value-type="time" office:time-value="PT15H50M42.695S" calcext:value-type="time">
            <text:p>15:50:42.70</text:p>
          </table:table-cell>
          <table:table-cell office:value-type="float" office:value="-125" calcext:value-type="float">
            <text:p>-125</text:p>
          </table:table-cell>
          <table:table-cell office:value-type="float" office:value="-0.0000000004470585" calcext:value-type="float">
            <text:p>-4.47E-10</text:p>
          </table:table-cell>
          <table:table-cell table:formula="of:=[.C133]*10^9" office:value-type="float" office:value="-0.4470585" calcext:value-type="float">
            <text:p>-0.4470585</text:p>
          </table:table-cell>
          <table:table-cell table:formula="of:=[.$N$1]*[.D133]" office:value-type="float" office:value="-0.372073880433051" calcext:value-type="float">
            <text:p>-0.372073880433051</text:p>
          </table:table-cell>
          <table:table-cell table:number-columns-repeated="9"/>
        </table:table-row>
        <table:table-row table:style-name="ro1">
          <table:table-cell office:value-type="time" office:time-value="PT15H50M43.078S" calcext:value-type="time">
            <text:p>15:50:43.08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7196914" calcext:value-type="float">
            <text:p>-7.20E-10</text:p>
          </table:table-cell>
          <table:table-cell table:formula="of:=[.C134]*10^9" office:value-type="float" office:value="-0.7196914" calcext:value-type="float">
            <text:p>-0.7196914</text:p>
          </table:table-cell>
          <table:table-cell table:formula="of:=[.$N$1]*[.D134]" office:value-type="float" office:value="-0.598978370643428" calcext:value-type="float">
            <text:p>-0.598978370643428</text:p>
          </table:table-cell>
          <table:table-cell table:number-columns-repeated="9"/>
        </table:table-row>
        <table:table-row table:style-name="ro1">
          <table:table-cell office:value-type="time" office:time-value="PT15H50M43.462S" calcext:value-type="time">
            <text:p>15:50:43.46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6669111" calcext:value-type="float">
            <text:p>-6.67E-10</text:p>
          </table:table-cell>
          <table:table-cell table:formula="of:=[.C135]*10^9" office:value-type="float" office:value="-0.6669111" calcext:value-type="float">
            <text:p>-0.6669111</text:p>
          </table:table-cell>
          <table:table-cell table:formula="of:=[.$N$1]*[.D135]" office:value-type="float" office:value="-0.555050851020335" calcext:value-type="float">
            <text:p>-0.555050851020335</text:p>
          </table:table-cell>
          <table:table-cell/>
          <table:table-cell office:value-type="float" office:value="-130" calcext:value-type="float">
            <text:p>-130</text:p>
          </table:table-cell>
          <table:table-cell table:formula="of:=AVERAGE([.E134:.E138])" office:value-type="float" office:value="-0.486166633072807" calcext:value-type="float">
            <text:p>-0.486166633072807</text:p>
          </table:table-cell>
          <table:table-cell office:value-type="float" office:value="0.05" calcext:value-type="float">
            <text:p>0.05</text:p>
          </table:table-cell>
          <table:table-cell table:formula="of:=SQRT(([.H135]*[.$N$2])^2+([.$N$1]*[.L135])^2)" office:value-type="float" office:value="0.0785842754945731" calcext:value-type="float">
            <text:p>0.078584275494573</text:p>
          </table:table-cell>
          <table:table-cell/>
          <table:table-cell table:formula="of:=(MAX([.E134:.E138])-MIN([.E134:.E138]))/2" office:value-type="float" office:value="0.0943270708038135" calcext:value-type="float">
            <text:p>0.094327070803814</text:p>
          </table:table-cell>
          <table:table-cell table:number-columns-repeated="2"/>
        </table:table-row>
        <table:table-row table:style-name="ro1">
          <table:table-cell office:value-type="time" office:time-value="PT15H50M43.846S" calcext:value-type="time">
            <text:p>15:50:43.85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5114841" calcext:value-type="float">
            <text:p>-5.11E-10</text:p>
          </table:table-cell>
          <table:table-cell table:formula="of:=[.C136]*10^9" office:value-type="float" office:value="-0.5114841" calcext:value-type="float">
            <text:p>-0.5114841</text:p>
          </table:table-cell>
          <table:table-cell table:formula="of:=[.$N$1]*[.D136]" office:value-type="float" office:value="-0.42569344698022" calcext:value-type="float">
            <text:p>-0.42569344698022</text:p>
          </table:table-cell>
          <table:table-cell table:number-columns-repeated="9"/>
        </table:table-row>
        <table:table-row table:style-name="ro1">
          <table:table-cell office:value-type="time" office:time-value="PT15H50M44.231S" calcext:value-type="time">
            <text:p>15:50:44.23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4930175" calcext:value-type="float">
            <text:p>-4.93E-10</text:p>
          </table:table-cell>
          <table:table-cell table:formula="of:=[.C137]*10^9" office:value-type="float" office:value="-0.4930175" calcext:value-type="float">
            <text:p>-0.4930175</text:p>
          </table:table-cell>
          <table:table-cell table:formula="of:=[.$N$1]*[.D137]" office:value-type="float" office:value="-0.410324229035801" calcext:value-type="float">
            <text:p>-0.410324229035801</text:p>
          </table:table-cell>
          <table:table-cell table:number-columns-repeated="9"/>
        </table:table-row>
        <table:table-row table:style-name="ro1">
          <table:table-cell office:value-type="time" office:time-value="PT15H50M44.615S" calcext:value-type="time">
            <text:p>15:50:44.62</text:p>
          </table:table-cell>
          <table:table-cell office:value-type="float" office:value="-130" calcext:value-type="float">
            <text:p>-130</text:p>
          </table:table-cell>
          <table:table-cell office:value-type="float" office:value="-0.0000000005296186" calcext:value-type="float">
            <text:p>-5.30E-10</text:p>
          </table:table-cell>
          <table:table-cell table:formula="of:=[.C138]*10^9" office:value-type="float" office:value="-0.5296186" calcext:value-type="float">
            <text:p>-0.5296186</text:p>
          </table:table-cell>
          <table:table-cell table:formula="of:=[.$N$1]*[.D138]" office:value-type="float" office:value="-0.440786267684251" calcext:value-type="float">
            <text:p>-0.440786267684251</text:p>
          </table:table-cell>
          <table:table-cell table:number-columns-repeated="9"/>
        </table:table-row>
        <table:table-row table:style-name="ro1">
          <table:table-cell office:value-type="time" office:time-value="PT15H50M44.998S" calcext:value-type="time">
            <text:p>15:50:45.00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6224916" calcext:value-type="float">
            <text:p>-6.22E-10</text:p>
          </table:table-cell>
          <table:table-cell table:formula="of:=[.C139]*10^9" office:value-type="float" office:value="-0.6224916" calcext:value-type="float">
            <text:p>-0.6224916</text:p>
          </table:table-cell>
          <table:table-cell table:formula="of:=[.$N$1]*[.D139]" office:value-type="float" office:value="-0.51808178381348" calcext:value-type="float">
            <text:p>-0.51808178381348</text:p>
          </table:table-cell>
          <table:table-cell table:number-columns-repeated="9"/>
        </table:table-row>
        <table:table-row table:style-name="ro1">
          <table:table-cell office:value-type="time" office:time-value="PT15H50M45.381S" calcext:value-type="time">
            <text:p>15:50:45.38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8926278" calcext:value-type="float">
            <text:p>-8.93E-10</text:p>
          </table:table-cell>
          <table:table-cell table:formula="of:=[.C140]*10^9" office:value-type="float" office:value="-0.8926278" calcext:value-type="float">
            <text:p>-0.8926278</text:p>
          </table:table-cell>
          <table:table-cell table:formula="of:=[.$N$1]*[.D140]" office:value-type="float" office:value="-0.742908342707761" calcext:value-type="float">
            <text:p>-0.742908342707761</text:p>
          </table:table-cell>
          <table:table-cell/>
          <table:table-cell office:value-type="float" office:value="-135" calcext:value-type="float">
            <text:p>-135</text:p>
          </table:table-cell>
          <table:table-cell table:formula="of:=AVERAGE([.E139:.E143])" office:value-type="float" office:value="-0.572220121597862" calcext:value-type="float">
            <text:p>-0.572220121597862</text:p>
          </table:table-cell>
          <table:table-cell office:value-type="float" office:value="0.05" calcext:value-type="float">
            <text:p>0.05</text:p>
          </table:table-cell>
          <table:table-cell table:formula="of:=SQRT(([.H140]*[.$N$2])^2+([.$N$1]*[.L140])^2)" office:value-type="float" office:value="0.112777874164536" calcext:value-type="float">
            <text:p>0.112777874164536</text:p>
          </table:table-cell>
          <table:table-cell/>
          <table:table-cell table:formula="of:=(MAX([.E139:.E143])-MIN([.E139:.E143]))/2" office:value-type="float" office:value="0.135415047804942" calcext:value-type="float">
            <text:p>0.135415047804942</text:p>
          </table:table-cell>
          <table:table-cell table:number-columns-repeated="2"/>
        </table:table-row>
        <table:table-row table:style-name="ro1">
          <table:table-cell office:value-type="time" office:time-value="PT15H50M45.765S" calcext:value-type="time">
            <text:p>15:50:45.77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7396125" calcext:value-type="float">
            <text:p>-7.40E-10</text:p>
          </table:table-cell>
          <table:table-cell table:formula="of:=[.C141]*10^9" office:value-type="float" office:value="-0.7396125" calcext:value-type="float">
            <text:p>-0.7396125</text:p>
          </table:table-cell>
          <table:table-cell table:formula="of:=[.$N$1]*[.D141]" office:value-type="float" office:value="-0.615558126938175" calcext:value-type="float">
            <text:p>-0.615558126938175</text:p>
          </table:table-cell>
          <table:table-cell table:number-columns-repeated="9"/>
        </table:table-row>
        <table:table-row table:style-name="ro1">
          <table:table-cell office:value-type="time" office:time-value="PT15H50M46.149S" calcext:value-type="time">
            <text:p>15:50:46.15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6157538" calcext:value-type="float">
            <text:p>-6.16E-10</text:p>
          </table:table-cell>
          <table:table-cell table:formula="of:=[.C142]*10^9" office:value-type="float" office:value="-0.6157538" calcext:value-type="float">
            <text:p>-0.6157538</text:p>
          </table:table-cell>
          <table:table-cell table:formula="of:=[.$N$1]*[.D142]" office:value-type="float" office:value="-0.512474107432018" calcext:value-type="float">
            <text:p>-0.512474107432018</text:p>
          </table:table-cell>
          <table:table-cell table:number-columns-repeated="9"/>
        </table:table-row>
        <table:table-row table:style-name="ro1">
          <table:table-cell office:value-type="time" office:time-value="PT15H50M46.533S" calcext:value-type="time">
            <text:p>15:50:46.53</text:p>
          </table:table-cell>
          <table:table-cell office:value-type="float" office:value="-135" calcext:value-type="float">
            <text:p>-135</text:p>
          </table:table-cell>
          <table:table-cell office:value-type="float" office:value="-0.0000000005672169" calcext:value-type="float">
            <text:p>-5.67E-10</text:p>
          </table:table-cell>
          <table:table-cell table:formula="of:=[.C143]*10^9" office:value-type="float" office:value="-0.5672169" calcext:value-type="float">
            <text:p>-0.5672169</text:p>
          </table:table-cell>
          <table:table-cell table:formula="of:=[.$N$1]*[.D143]" office:value-type="float" office:value="-0.472078247097876" calcext:value-type="float">
            <text:p>-0.472078247097876</text:p>
          </table:table-cell>
          <table:table-cell table:number-columns-repeated="9"/>
        </table:table-row>
        <table:table-row table:style-name="ro1">
          <table:table-cell office:value-type="time" office:time-value="PT15H50M46.917S" calcext:value-type="time">
            <text:p>15:50:46.92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7810385" calcext:value-type="float">
            <text:p>-7.81E-10</text:p>
          </table:table-cell>
          <table:table-cell table:formula="of:=[.C144]*10^9" office:value-type="float" office:value="-0.7810385" calcext:value-type="float">
            <text:p>-0.7810385</text:p>
          </table:table-cell>
          <table:table-cell table:formula="of:=[.$N$1]*[.D144]" office:value-type="float" office:value="-0.65003579053437" calcext:value-type="float">
            <text:p>-0.65003579053437</text:p>
          </table:table-cell>
          <table:table-cell table:number-columns-repeated="9"/>
        </table:table-row>
        <table:table-row table:style-name="ro1">
          <table:table-cell office:value-type="time" office:time-value="PT15H50M47.3S" calcext:value-type="time">
            <text:p>15:50:47.30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1043148" calcext:value-type="float">
            <text:p>-1.04E-09</text:p>
          </table:table-cell>
          <table:table-cell table:formula="of:=[.C145]*10^9" office:value-type="float" office:value="-1.043148" calcext:value-type="float">
            <text:p>-1.043148</text:p>
          </table:table-cell>
          <table:table-cell table:formula="of:=[.$N$1]*[.D145]" office:value-type="float" office:value="-0.868181958795049" calcext:value-type="float">
            <text:p>-0.868181958795049</text:p>
          </table:table-cell>
          <table:table-cell/>
          <table:table-cell office:value-type="float" office:value="-140" calcext:value-type="float">
            <text:p>-140</text:p>
          </table:table-cell>
          <table:table-cell table:formula="of:=AVERAGE([.E144:.E148])" office:value-type="float" office:value="-0.75100204622842" calcext:value-type="float">
            <text:p>-0.75100204622842</text:p>
          </table:table-cell>
          <table:table-cell office:value-type="float" office:value="0.05" calcext:value-type="float">
            <text:p>0.05</text:p>
          </table:table-cell>
          <table:table-cell table:formula="of:=SQRT(([.H145]*[.$N$2])^2+([.$N$1]*[.L145])^2)" office:value-type="float" office:value="0.10628739227279" calcext:value-type="float">
            <text:p>0.10628739227279</text:p>
          </table:table-cell>
          <table:table-cell/>
          <table:table-cell table:formula="of:=(MAX([.E144:.E148])-MIN([.E144:.E148]))/2" office:value-type="float" office:value="0.127541055538393" calcext:value-type="float">
            <text:p>0.127541055538393</text:p>
          </table:table-cell>
          <table:table-cell table:number-columns-repeated="2"/>
        </table:table-row>
        <table:table-row table:style-name="ro1">
          <table:table-cell office:value-type="time" office:time-value="PT15H50M47.684S" calcext:value-type="time">
            <text:p>15:50:47.68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1067563" calcext:value-type="float">
            <text:p>-1.07E-09</text:p>
          </table:table-cell>
          <table:table-cell table:formula="of:=[.C146]*10^9" office:value-type="float" office:value="-1.067563" calcext:value-type="float">
            <text:p>-1.067563</text:p>
          </table:table-cell>
          <table:table-cell table:formula="of:=[.$N$1]*[.D146]" office:value-type="float" office:value="-0.888501858295389" calcext:value-type="float">
            <text:p>-0.888501858295389</text:p>
          </table:table-cell>
          <table:table-cell table:number-columns-repeated="9"/>
        </table:table-row>
        <table:table-row table:style-name="ro1">
          <table:table-cell office:value-type="time" office:time-value="PT15H50M48.068S" calcext:value-type="time">
            <text:p>15:50:48.07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8589399" calcext:value-type="float">
            <text:p>-8.59E-10</text:p>
          </table:table-cell>
          <table:table-cell table:formula="of:=[.C147]*10^9" office:value-type="float" office:value="-0.8589399" calcext:value-type="float">
            <text:p>-0.8589399</text:p>
          </table:table-cell>
          <table:table-cell table:formula="of:=[.$N$1]*[.D147]" office:value-type="float" office:value="-0.714870876298687" calcext:value-type="float">
            <text:p>-0.714870876298687</text:p>
          </table:table-cell>
          <table:table-cell table:number-columns-repeated="9"/>
        </table:table-row>
        <table:table-row table:style-name="ro1">
          <table:table-cell office:value-type="time" office:time-value="PT15H50M48.452S" calcext:value-type="time">
            <text:p>15:50:48.45</text:p>
          </table:table-cell>
          <table:table-cell office:value-type="float" office:value="-140" calcext:value-type="float">
            <text:p>-140</text:p>
          </table:table-cell>
          <table:table-cell office:value-type="float" office:value="-0.0000000007610738" calcext:value-type="float">
            <text:p>-7.61E-10</text:p>
          </table:table-cell>
          <table:table-cell table:formula="of:=[.C148]*10^9" office:value-type="float" office:value="-0.7610738" calcext:value-type="float">
            <text:p>-0.7610738</text:p>
          </table:table-cell>
          <table:table-cell table:formula="of:=[.$N$1]*[.D148]" office:value-type="float" office:value="-0.633419747218603" calcext:value-type="float">
            <text:p>-0.633419747218603</text:p>
          </table:table-cell>
          <table:table-cell table:number-columns-repeated="9"/>
        </table:table-row>
        <table:table-row table:style-name="ro1">
          <table:table-cell office:value-type="time" office:time-value="PT15H50M48.836S" calcext:value-type="time">
            <text:p>15:50:48.84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1168712" calcext:value-type="float">
            <text:p>-1.17E-09</text:p>
          </table:table-cell>
          <table:table-cell table:formula="of:=[.C149]*10^9" office:value-type="float" office:value="-1.168712" calcext:value-type="float">
            <text:p>-1.168712</text:p>
          </table:table-cell>
          <table:table-cell table:formula="of:=[.$N$1]*[.D149]" office:value-type="float" office:value="-0.972685250249513" calcext:value-type="float">
            <text:p>-0.972685250249513</text:p>
          </table:table-cell>
          <table:table-cell table:number-columns-repeated="9"/>
        </table:table-row>
        <table:table-row table:style-name="ro1">
          <table:table-cell office:value-type="time" office:time-value="PT15H50M49.22S" calcext:value-type="time">
            <text:p>15:50:49.22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1378416" calcext:value-type="float">
            <text:p>-1.38E-09</text:p>
          </table:table-cell>
          <table:table-cell table:formula="of:=[.C150]*10^9" office:value-type="float" office:value="-1.378416" calcext:value-type="float">
            <text:p>-1.378416</text:p>
          </table:table-cell>
          <table:table-cell table:formula="of:=[.$N$1]*[.D150]" office:value-type="float" office:value="-1.1472158341045" calcext:value-type="float">
            <text:p>-1.1472158341045</text:p>
          </table:table-cell>
          <table:table-cell/>
          <table:table-cell office:value-type="float" office:value="-145" calcext:value-type="float">
            <text:p>-145</text:p>
          </table:table-cell>
          <table:table-cell table:formula="of:=AVERAGE([.E149:.E153])" office:value-type="float" office:value="-1.13378530851707" calcext:value-type="float">
            <text:p>-1.13378530851707</text:p>
          </table:table-cell>
          <table:table-cell office:value-type="float" office:value="0.05" calcext:value-type="float">
            <text:p>0.05</text:p>
          </table:table-cell>
          <table:table-cell table:formula="of:=SQRT(([.H150]*[.$N$2])^2+([.$N$1]*[.L150])^2)" office:value-type="float" office:value="0.0955097439557819" calcext:value-type="float">
            <text:p>0.095509743955782</text:p>
          </table:table-cell>
          <table:table-cell/>
          <table:table-cell table:formula="of:=(MAX([.E149:.E153])-MIN([.E149:.E153]))/2" office:value-type="float" office:value="0.114334910246089" calcext:value-type="float">
            <text:p>0.114334910246089</text:p>
          </table:table-cell>
          <table:table-cell table:number-columns-repeated="2"/>
        </table:table-row>
        <table:table-row table:style-name="ro1">
          <table:table-cell office:value-type="time" office:time-value="PT15H50M49.603S" calcext:value-type="time">
            <text:p>15:50:49.60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1443466" calcext:value-type="float">
            <text:p>-1.44E-09</text:p>
          </table:table-cell>
          <table:table-cell table:formula="of:=[.C151]*10^9" office:value-type="float" office:value="-1.443466" calcext:value-type="float">
            <text:p>-1.443466</text:p>
          </table:table-cell>
          <table:table-cell table:formula="of:=[.$N$1]*[.D151]" office:value-type="float" office:value="-1.20135507074169" calcext:value-type="float">
            <text:p>-1.20135507074169</text:p>
          </table:table-cell>
          <table:table-cell table:number-columns-repeated="9"/>
        </table:table-row>
        <table:table-row table:style-name="ro1">
          <table:table-cell office:value-type="time" office:time-value="PT15H50M49.987S" calcext:value-type="time">
            <text:p>15:50:49.99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1413062" calcext:value-type="float">
            <text:p>-1.41E-09</text:p>
          </table:table-cell>
          <table:table-cell table:formula="of:=[.C152]*10^9" office:value-type="float" office:value="-1.413062" calcext:value-type="float">
            <text:p>-1.413062</text:p>
          </table:table-cell>
          <table:table-cell table:formula="of:=[.$N$1]*[.D152]" office:value-type="float" office:value="-1.17605069947778" calcext:value-type="float">
            <text:p>-1.17605069947778</text:p>
          </table:table-cell>
          <table:table-cell table:number-columns-repeated="9"/>
        </table:table-row>
        <table:table-row table:style-name="ro1">
          <table:table-cell office:value-type="time" office:time-value="PT15H50M50.371S" calcext:value-type="time">
            <text:p>15:50:50.37</text:p>
          </table:table-cell>
          <table:table-cell office:value-type="float" office:value="-145" calcext:value-type="float">
            <text:p>-145</text:p>
          </table:table-cell>
          <table:table-cell office:value-type="float" office:value="-0.000000001407738" calcext:value-type="float">
            <text:p>-1.41E-09</text:p>
          </table:table-cell>
          <table:table-cell table:formula="of:=[.C153]*10^9" office:value-type="float" office:value="-1.407738" calcext:value-type="float">
            <text:p>-1.407738</text:p>
          </table:table-cell>
          <table:table-cell table:formula="of:=[.$N$1]*[.D153]" office:value-type="float" office:value="-1.17161968801189" calcext:value-type="float">
            <text:p>-1.17161968801189</text:p>
          </table:table-cell>
          <table:table-cell table:number-columns-repeated="9"/>
        </table:table-row>
        <table:table-row table:style-name="ro1">
          <table:table-cell office:value-type="time" office:time-value="PT15H50M50.755S" calcext:value-type="time">
            <text:p>15:50:50.76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2482541" calcext:value-type="float">
            <text:p>-2.48E-09</text:p>
          </table:table-cell>
          <table:table-cell table:formula="of:=[.C154]*10^9" office:value-type="float" office:value="-2.482541" calcext:value-type="float">
            <text:p>-2.482541</text:p>
          </table:table-cell>
          <table:table-cell table:formula="of:=[.$N$1]*[.D154]" office:value-type="float" office:value="-2.06614718924737" calcext:value-type="float">
            <text:p>-2.06614718924737</text:p>
          </table:table-cell>
          <table:table-cell table:number-columns-repeated="9"/>
        </table:table-row>
        <table:table-row table:style-name="ro1">
          <table:table-cell office:value-type="time" office:time-value="PT15H50M51.139S" calcext:value-type="time">
            <text:p>15:50:51.14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239229" calcext:value-type="float">
            <text:p>-2.39E-09</text:p>
          </table:table-cell>
          <table:table-cell table:formula="of:=[.C155]*10^9" office:value-type="float" office:value="-2.39229" calcext:value-type="float">
            <text:p>-2.39229</text:p>
          </table:table-cell>
          <table:table-cell table:formula="of:=[.$N$1]*[.D155]" office:value-type="float" office:value="-1.99103388800612" calcext:value-type="float">
            <text:p>-1.99103388800612</text:p>
          </table:table-cell>
          <table:table-cell/>
          <table:table-cell office:value-type="float" office:value="-150" calcext:value-type="float">
            <text:p>-150</text:p>
          </table:table-cell>
          <table:table-cell table:formula="of:=AVERAGE([.E154:.E158])" office:value-type="float" office:value="-1.9469401638395" calcext:value-type="float">
            <text:p>-1.9469401638395</text:p>
          </table:table-cell>
          <table:table-cell office:value-type="float" office:value="0.05" calcext:value-type="float">
            <text:p>0.05</text:p>
          </table:table-cell>
          <table:table-cell table:formula="of:=SQRT(([.H155]*[.$N$2])^2+([.$N$1]*[.L155])^2)" office:value-type="float" office:value="0.0906801542939476" calcext:value-type="float">
            <text:p>0.090680154293948</text:p>
          </table:table-cell>
          <table:table-cell/>
          <table:table-cell table:formula="of:=(MAX([.E154:.E158])-MIN([.E154:.E158]))/2" office:value-type="float" office:value="0.107635543830853" calcext:value-type="float">
            <text:p>0.107635543830853</text:p>
          </table:table-cell>
          <table:table-cell table:number-columns-repeated="2"/>
        </table:table-row>
        <table:table-row table:style-name="ro1">
          <table:table-cell office:value-type="time" office:time-value="PT15H50M51.523S" calcext:value-type="time">
            <text:p>15:50:51.52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2334811" calcext:value-type="float">
            <text:p>-2.33E-09</text:p>
          </table:table-cell>
          <table:table-cell table:formula="of:=[.C156]*10^9" office:value-type="float" office:value="-2.334811" calcext:value-type="float">
            <text:p>-2.334811</text:p>
          </table:table-cell>
          <table:table-cell table:formula="of:=[.$N$1]*[.D156]" office:value-type="float" office:value="-1.94319577605117" calcext:value-type="float">
            <text:p>-1.94319577605117</text:p>
          </table:table-cell>
          <table:table-cell table:number-columns-repeated="9"/>
        </table:table-row>
        <table:table-row table:style-name="ro1">
          <table:table-cell office:value-type="time" office:time-value="PT15H50M51.907S" calcext:value-type="time">
            <text:p>15:50:51.91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2263022" calcext:value-type="float">
            <text:p>-2.26E-09</text:p>
          </table:table-cell>
          <table:table-cell table:formula="of:=[.C157]*10^9" office:value-type="float" office:value="-2.263022" calcext:value-type="float">
            <text:p>-2.263022</text:p>
          </table:table-cell>
          <table:table-cell table:formula="of:=[.$N$1]*[.D157]" office:value-type="float" office:value="-1.88344786430716" calcext:value-type="float">
            <text:p>-1.88344786430716</text:p>
          </table:table-cell>
          <table:table-cell table:number-columns-repeated="9"/>
        </table:table-row>
        <table:table-row table:style-name="ro1">
          <table:table-cell office:value-type="time" office:time-value="PT15H50M52.291S" calcext:value-type="time">
            <text:p>15:50:52.29</text:p>
          </table:table-cell>
          <table:table-cell office:value-type="float" office:value="-150" calcext:value-type="float">
            <text:p>-150</text:p>
          </table:table-cell>
          <table:table-cell office:value-type="float" office:value="-0.000000002223886" calcext:value-type="float">
            <text:p>-2.22E-09</text:p>
          </table:table-cell>
          <table:table-cell table:formula="of:=[.C158]*10^9" office:value-type="float" office:value="-2.223886" calcext:value-type="float">
            <text:p>-2.223886</text:p>
          </table:table-cell>
          <table:table-cell table:formula="of:=[.$N$1]*[.D158]" office:value-type="float" office:value="-1.85087610158567" calcext:value-type="float">
            <text:p>-1.85087610158567</text:p>
          </table:table-cell>
          <table:table-cell table:number-columns-repeated="9"/>
        </table:table-row>
        <table:table-row table:style-name="ro1">
          <table:table-cell office:value-type="time" office:time-value="PT15H50M52.675S" calcext:value-type="time">
            <text:p>15:50:52.68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5214268" calcext:value-type="float">
            <text:p>-5.21E-09</text:p>
          </table:table-cell>
          <table:table-cell table:formula="of:=[.C159]*10^9" office:value-type="float" office:value="-5.214268" calcext:value-type="float">
            <text:p>-5.214268</text:p>
          </table:table-cell>
          <table:table-cell table:formula="of:=[.$N$1]*[.D159]" office:value-type="float" office:value="-4.33968469088024" calcext:value-type="float">
            <text:p>-4.33968469088024</text:p>
          </table:table-cell>
          <table:table-cell table:number-columns-repeated="9"/>
        </table:table-row>
        <table:table-row table:style-name="ro1">
          <table:table-cell office:value-type="time" office:time-value="PT15H50M53.058S" calcext:value-type="time">
            <text:p>15:50:53.06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5221339" calcext:value-type="float">
            <text:p>-5.22E-09</text:p>
          </table:table-cell>
          <table:table-cell table:formula="of:=[.C160]*10^9" office:value-type="float" office:value="-5.221339" calcext:value-type="float">
            <text:p>-5.221339</text:p>
          </table:table-cell>
          <table:table-cell table:formula="of:=[.$N$1]*[.D160]" office:value-type="float" office:value="-4.34556968000033" calcext:value-type="float">
            <text:p>-4.34556968000033</text:p>
          </table:table-cell>
          <table:table-cell/>
          <table:table-cell office:value-type="float" office:value="-155" calcext:value-type="float">
            <text:p>-155</text:p>
          </table:table-cell>
          <table:table-cell table:formula="of:=AVERAGE([.E159:.E163])" office:value-type="float" office:value="-4.44505454302935" calcext:value-type="float">
            <text:p>-4.44505454302935</text:p>
          </table:table-cell>
          <table:table-cell office:value-type="float" office:value="0.05" calcext:value-type="float">
            <text:p>0.05</text:p>
          </table:table-cell>
          <table:table-cell table:formula="of:=SQRT(([.H160]*[.$N$2])^2+([.$N$1]*[.L160])^2)" office:value-type="float" office:value="0.104277460879005" calcext:value-type="float">
            <text:p>0.104277460879005</text:p>
          </table:table-cell>
          <table:table-cell/>
          <table:table-cell table:formula="of:=(MAX([.E159:.E163])-MIN([.E159:.E163]))/2" office:value-type="float" office:value="0.119199534967756" calcext:value-type="float">
            <text:p>0.119199534967756</text:p>
          </table:table-cell>
          <table:table-cell table:number-columns-repeated="2"/>
        </table:table-row>
        <table:table-row table:style-name="ro1">
          <table:table-cell office:value-type="time" office:time-value="PT15H50M53.442S" calcext:value-type="time">
            <text:p>15:50:53.44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5334802" calcext:value-type="float">
            <text:p>-5.33E-09</text:p>
          </table:table-cell>
          <table:table-cell table:formula="of:=[.C161]*10^9" office:value-type="float" office:value="-5.334802" calcext:value-type="float">
            <text:p>-5.334802</text:p>
          </table:table-cell>
          <table:table-cell table:formula="of:=[.$N$1]*[.D161]" office:value-type="float" office:value="-4.44000165857936" calcext:value-type="float">
            <text:p>-4.44000165857936</text:p>
          </table:table-cell>
          <table:table-cell table:number-columns-repeated="9"/>
        </table:table-row>
        <table:table-row table:style-name="ro1">
          <table:table-cell office:value-type="time" office:time-value="PT15H50M53.826S" calcext:value-type="time">
            <text:p>15:50:53.83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5433245" calcext:value-type="float">
            <text:p>-5.43E-09</text:p>
          </table:table-cell>
          <table:table-cell table:formula="of:=[.C162]*10^9" office:value-type="float" office:value="-5.433245" calcext:value-type="float">
            <text:p>-5.433245</text:p>
          </table:table-cell>
          <table:table-cell table:formula="of:=[.$N$1]*[.D162]" office:value-type="float" office:value="-4.52193292487107" calcext:value-type="float">
            <text:p>-4.52193292487107</text:p>
          </table:table-cell>
          <table:table-cell table:number-columns-repeated="9"/>
        </table:table-row>
        <table:table-row table:style-name="ro1">
          <table:table-cell office:value-type="time" office:time-value="PT15H50M54.21S" calcext:value-type="time">
            <text:p>15:50:54.21</text:p>
          </table:table-cell>
          <table:table-cell office:value-type="float" office:value="-155" calcext:value-type="float">
            <text:p>-155</text:p>
          </table:table-cell>
          <table:table-cell office:value-type="float" office:value="-0.000000005500712" calcext:value-type="float">
            <text:p>-5.50E-09</text:p>
          </table:table-cell>
          <table:table-cell table:formula="of:=[.C163]*10^9" office:value-type="float" office:value="-5.500712" calcext:value-type="float">
            <text:p>-5.500712</text:p>
          </table:table-cell>
          <table:table-cell table:formula="of:=[.$N$1]*[.D163]" office:value-type="float" office:value="-4.57808376081575" calcext:value-type="float">
            <text:p>-4.57808376081575</text:p>
          </table:table-cell>
          <table:table-cell table:number-columns-repeated="9"/>
        </table:table-row>
        <table:table-row table:style-name="ro1">
          <table:table-cell office:value-type="time" office:time-value="PT15H50M54.595S" calcext:value-type="time">
            <text:p>15:50:54.60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1344264" calcext:value-type="float">
            <text:p>-1.34E-08</text:p>
          </table:table-cell>
          <table:table-cell table:formula="of:=[.C164]*10^9" office:value-type="float" office:value="-13.44264" calcext:value-type="float">
            <text:p>-13.44264</text:p>
          </table:table-cell>
          <table:table-cell table:formula="of:=[.$N$1]*[.D164]" office:value-type="float" office:value="-11.1879211066662" calcext:value-type="float">
            <text:p>-11.1879211066662</text:p>
          </table:table-cell>
          <table:table-cell table:number-columns-repeated="9"/>
        </table:table-row>
        <table:table-row table:style-name="ro1">
          <table:table-cell office:value-type="time" office:time-value="PT15H50M54.977S" calcext:value-type="time">
            <text:p>15:50:54.98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1364158" calcext:value-type="float">
            <text:p>-1.36E-08</text:p>
          </table:table-cell>
          <table:table-cell table:formula="of:=[.C165]*10^9" office:value-type="float" office:value="-13.64158" calcext:value-type="float">
            <text:p>-13.64158</text:p>
          </table:table-cell>
          <table:table-cell table:formula="of:=[.$N$1]*[.D165]" office:value-type="float" office:value="-11.353493124139" calcext:value-type="float">
            <text:p>-11.353493124139</text:p>
          </table:table-cell>
          <table:table-cell/>
          <table:table-cell office:value-type="float" office:value="-160" calcext:value-type="float">
            <text:p>-160</text:p>
          </table:table-cell>
          <table:table-cell table:formula="of:=AVERAGE([.E164:.E168])" office:value-type="float" office:value="-11.3601113441196" calcext:value-type="float">
            <text:p>-11.3601113441196</text:p>
          </table:table-cell>
          <table:table-cell office:value-type="float" office:value="0.05" calcext:value-type="float">
            <text:p>0.05</text:p>
          </table:table-cell>
          <table:table-cell table:formula="of:=SQRT(([.H165]*[.$N$2])^2+([.$N$1]*[.L165])^2)" office:value-type="float" office:value="0.131225758855856" calcext:value-type="float">
            <text:p>0.131225758855856</text:p>
          </table:table-cell>
          <table:table-cell/>
          <table:table-cell table:formula="of:=(MAX([.E164:.E168])-MIN([.E164:.E168]))/2" office:value-type="float" office:value="0.123005510819285" calcext:value-type="float">
            <text:p>0.123005510819285</text:p>
          </table:table-cell>
          <table:table-cell table:number-columns-repeated="2"/>
        </table:table-row>
        <table:table-row table:style-name="ro1">
          <table:table-cell office:value-type="time" office:time-value="PT15H50M55.361S" calcext:value-type="time">
            <text:p>15:50:55.36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1368806" calcext:value-type="float">
            <text:p>-1.37E-08</text:p>
          </table:table-cell>
          <table:table-cell table:formula="of:=[.C166]*10^9" office:value-type="float" office:value="-13.68806" calcext:value-type="float">
            <text:p>-13.68806</text:p>
          </table:table-cell>
          <table:table-cell table:formula="of:=[.$N$1]*[.D166]" office:value-type="float" office:value="-11.3921770859975" calcext:value-type="float">
            <text:p>-11.3921770859975</text:p>
          </table:table-cell>
          <table:table-cell table:number-columns-repeated="9"/>
        </table:table-row>
        <table:table-row table:style-name="ro1">
          <table:table-cell office:value-type="time" office:time-value="PT15H50M55.745S" calcext:value-type="time">
            <text:p>15:50:55.75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1373715" calcext:value-type="float">
            <text:p>-1.37E-08</text:p>
          </table:table-cell>
          <table:table-cell table:formula="of:=[.C167]*10^9" office:value-type="float" office:value="-13.73715" calcext:value-type="float">
            <text:p>-13.73715</text:p>
          </table:table-cell>
          <table:table-cell table:formula="of:=[.$N$1]*[.D167]" office:value-type="float" office:value="-11.4330332754905" calcext:value-type="float">
            <text:p>-11.4330332754905</text:p>
          </table:table-cell>
          <table:table-cell table:number-columns-repeated="9"/>
        </table:table-row>
        <table:table-row table:style-name="ro1">
          <table:table-cell office:value-type="time" office:time-value="PT15H50M56.129S" calcext:value-type="time">
            <text:p>15:50:56.13</text:p>
          </table:table-cell>
          <table:table-cell office:value-type="float" office:value="-160" calcext:value-type="float">
            <text:p>-160</text:p>
          </table:table-cell>
          <table:table-cell office:value-type="float" office:value="-0.00000001373823" calcext:value-type="float">
            <text:p>-1.37E-08</text:p>
          </table:table-cell>
          <table:table-cell table:formula="of:=[.C168]*10^9" office:value-type="float" office:value="-13.73823" calcext:value-type="float">
            <text:p>-13.73823</text:p>
          </table:table-cell>
          <table:table-cell table:formula="of:=[.$N$1]*[.D168]" office:value-type="float" office:value="-11.4339321283048" calcext:value-type="float">
            <text:p>-11.4339321283048</text:p>
          </table:table-cell>
          <table:table-cell table:number-columns-repeated="9"/>
        </table:table-row>
        <table:table-row table:style-name="ro1">
          <table:table-cell office:value-type="time" office:time-value="PT15H50M56.513S" calcext:value-type="time">
            <text:p>15:50:56.51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3403153" calcext:value-type="float">
            <text:p>-3.40E-08</text:p>
          </table:table-cell>
          <table:table-cell table:formula="of:=[.C169]*10^9" office:value-type="float" office:value="-34.03153" calcext:value-type="float">
            <text:p>-34.03153</text:p>
          </table:table-cell>
          <table:table-cell table:formula="of:=[.$N$1]*[.D169]" office:value-type="float" office:value="-28.3234597355241" calcext:value-type="float">
            <text:p>-28.3234597355241</text:p>
          </table:table-cell>
          <table:table-cell table:number-columns-repeated="9"/>
        </table:table-row>
        <table:table-row table:style-name="ro1">
          <table:table-cell office:value-type="time" office:time-value="PT15H50M56.897S" calcext:value-type="time">
            <text:p>15:50:56.90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3410585" calcext:value-type="float">
            <text:p>-3.41E-08</text:p>
          </table:table-cell>
          <table:table-cell table:formula="of:=[.C170]*10^9" office:value-type="float" office:value="-34.10585" calcext:value-type="float">
            <text:p>-34.10585</text:p>
          </table:table-cell>
          <table:table-cell table:formula="of:=[.$N$1]*[.D170]" office:value-type="float" office:value="-28.3853141254837" calcext:value-type="float">
            <text:p>-28.3853141254837</text:p>
          </table:table-cell>
          <table:table-cell/>
          <table:table-cell office:value-type="float" office:value="-165" calcext:value-type="float">
            <text:p>-165</text:p>
          </table:table-cell>
          <table:table-cell table:formula="of:=AVERAGE([.E169:.E173])" office:value-type="float" office:value="-28.4758901919438" calcext:value-type="float">
            <text:p>-28.4758901919438</text:p>
          </table:table-cell>
          <table:table-cell office:value-type="float" office:value="0.05" calcext:value-type="float">
            <text:p>0.05</text:p>
          </table:table-cell>
          <table:table-cell table:formula="of:=SQRT(([.H170]*[.$N$2])^2+([.$N$1]*[.L170])^2)" office:value-type="float" office:value="0.250232191669323" calcext:value-type="float">
            <text:p>0.250232191669323</text:p>
          </table:table-cell>
          <table:table-cell/>
          <table:table-cell table:formula="of:=(MAX([.E169:.E173])-MIN([.E169:.E173]))/2" office:value-type="float" office:value="0.171056684182062" calcext:value-type="float">
            <text:p>0.171056684182062</text:p>
          </table:table-cell>
          <table:table-cell table:number-columns-repeated="2"/>
        </table:table-row>
        <table:table-row table:style-name="ro1">
          <table:table-cell office:value-type="time" office:time-value="PT15H50M57.28S" calcext:value-type="time">
            <text:p>15:50:57.28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3418104" calcext:value-type="float">
            <text:p>-3.42E-08</text:p>
          </table:table-cell>
          <table:table-cell table:formula="of:=[.C171]*10^9" office:value-type="float" office:value="-34.18104" calcext:value-type="float">
            <text:p>-34.18104</text:p>
          </table:table-cell>
          <table:table-cell table:formula="of:=[.$N$1]*[.D171]" office:value-type="float" office:value="-28.4478925913216" calcext:value-type="float">
            <text:p>-28.4478925913216</text:p>
          </table:table-cell>
          <table:table-cell table:number-columns-repeated="9"/>
        </table:table-row>
        <table:table-row table:style-name="ro1">
          <table:table-cell office:value-type="time" office:time-value="PT15H50M57.656S" calcext:value-type="time">
            <text:p>15:50:57.66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3431239" calcext:value-type="float">
            <text:p>-3.43E-08</text:p>
          </table:table-cell>
          <table:table-cell table:formula="of:=[.C172]*10^9" office:value-type="float" office:value="-34.31239" calcext:value-type="float">
            <text:p>-34.31239</text:p>
          </table:table-cell>
          <table:table-cell table:formula="of:=[.$N$1]*[.D172]" office:value-type="float" office:value="-28.5572114035014" calcext:value-type="float">
            <text:p>-28.5572114035014</text:p>
          </table:table-cell>
          <table:table-cell table:number-columns-repeated="9"/>
        </table:table-row>
        <table:table-row table:style-name="ro1">
          <table:table-cell office:value-type="time" office:time-value="PT15H50M58.032S" calcext:value-type="time">
            <text:p>15:50:58.03</text:p>
          </table:table-cell>
          <table:table-cell office:value-type="float" office:value="-165" calcext:value-type="float">
            <text:p>-165</text:p>
          </table:table-cell>
          <table:table-cell office:value-type="float" office:value="-0.00000003444259" calcext:value-type="float">
            <text:p>-3.44E-08</text:p>
          </table:table-cell>
          <table:table-cell table:formula="of:=[.C173]*10^9" office:value-type="float" office:value="-34.44259" calcext:value-type="float">
            <text:p>-34.44259</text:p>
          </table:table-cell>
          <table:table-cell table:formula="of:=[.$N$1]*[.D173]" office:value-type="float" office:value="-28.6655731038882" calcext:value-type="float">
            <text:p>-28.6655731038882</text:p>
          </table:table-cell>
          <table:table-cell table:number-columns-repeated="9"/>
        </table:table-row>
        <table:table-row table:style-name="ro1">
          <table:table-cell office:value-type="time" office:time-value="PT15H50M58.417S" calcext:value-type="time">
            <text:p>15:50:58.42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7701612" calcext:value-type="float">
            <text:p>-7.70E-08</text:p>
          </table:table-cell>
          <table:table-cell table:formula="of:=[.C174]*10^9" office:value-type="float" office:value="-77.01612" calcext:value-type="float">
            <text:p>-77.01612</text:p>
          </table:table-cell>
          <table:table-cell table:formula="of:=[.$N$1]*[.D174]" office:value-type="float" office:value="-64.0982927833773" calcext:value-type="float">
            <text:p>-64.0982927833773</text:p>
          </table:table-cell>
          <table:table-cell table:number-columns-repeated="9"/>
        </table:table-row>
        <table:table-row table:style-name="ro1">
          <table:table-cell office:value-type="time" office:time-value="PT15H50M58.8S" calcext:value-type="time">
            <text:p>15:50:58.80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7741774" calcext:value-type="float">
            <text:p>-7.74E-08</text:p>
          </table:table-cell>
          <table:table-cell table:formula="of:=[.C175]*10^9" office:value-type="float" office:value="-77.41774" calcext:value-type="float">
            <text:p>-77.41774</text:p>
          </table:table-cell>
          <table:table-cell table:formula="of:=[.$N$1]*[.D175]" office:value-type="float" office:value="-64.4325495123279" calcext:value-type="float">
            <text:p>-64.4325495123279</text:p>
          </table:table-cell>
          <table:table-cell/>
          <table:table-cell office:value-type="float" office:value="-170" calcext:value-type="float">
            <text:p>-170</text:p>
          </table:table-cell>
          <table:table-cell table:formula="of:=AVERAGE([.E174:.E178])" office:value-type="float" office:value="-64.6321214697715" calcext:value-type="float">
            <text:p>-64.6321214697715</text:p>
          </table:table-cell>
          <table:table-cell office:value-type="float" office:value="0.05" calcext:value-type="float">
            <text:p>0.05</text:p>
          </table:table-cell>
          <table:table-cell table:formula="of:=SQRT(([.H175]*[.$N$2])^2+([.$N$1]*[.L175])^2)" office:value-type="float" office:value="0.623553759355191" calcext:value-type="float">
            <text:p>0.623553759355191</text:p>
          </table:table-cell>
          <table:table-cell/>
          <table:table-cell table:formula="of:=(MAX([.E174:.E178])-MIN([.E174:.E178]))/2" office:value-type="float" office:value="0.496362337190483" calcext:value-type="float">
            <text:p>0.496362337190483</text:p>
          </table:table-cell>
          <table:table-cell table:number-columns-repeated="2"/>
        </table:table-row>
        <table:table-row table:style-name="ro1">
          <table:table-cell office:value-type="time" office:time-value="PT15H50M59.184S" calcext:value-type="time">
            <text:p>15:50:59.18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7765324" calcext:value-type="float">
            <text:p>-7.77E-08</text:p>
          </table:table-cell>
          <table:table-cell table:formula="of:=[.C176]*10^9" office:value-type="float" office:value="-77.65324" calcext:value-type="float">
            <text:p>-77.65324</text:p>
          </table:table-cell>
          <table:table-cell table:formula="of:=[.$N$1]*[.D176]" office:value-type="float" office:value="-64.6285493621059" calcext:value-type="float">
            <text:p>-64.6285493621059</text:p>
          </table:table-cell>
          <table:table-cell table:number-columns-repeated="9"/>
        </table:table-row>
        <table:table-row table:style-name="ro1">
          <table:table-cell office:value-type="time" office:time-value="PT15H50M59.567S" calcext:value-type="time">
            <text:p>15:50:59.57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7799165" calcext:value-type="float">
            <text:p>-7.80E-08</text:p>
          </table:table-cell>
          <table:table-cell table:formula="of:=[.C177]*10^9" office:value-type="float" office:value="-77.99165" calcext:value-type="float">
            <text:p>-77.99165</text:p>
          </table:table-cell>
          <table:table-cell table:formula="of:=[.$N$1]*[.D177]" office:value-type="float" office:value="-64.9101982332879" calcext:value-type="float">
            <text:p>-64.9101982332879</text:p>
          </table:table-cell>
          <table:table-cell table:number-columns-repeated="9"/>
        </table:table-row>
        <table:table-row table:style-name="ro1">
          <table:table-cell office:value-type="time" office:time-value="PT15H50M59.951S" calcext:value-type="time">
            <text:p>15:50:59.95</text:p>
          </table:table-cell>
          <table:table-cell office:value-type="float" office:value="-170" calcext:value-type="float">
            <text:p>-170</text:p>
          </table:table-cell>
          <table:table-cell office:value-type="float" office:value="-0.00000007820891" calcext:value-type="float">
            <text:p>-7.82E-08</text:p>
          </table:table-cell>
          <table:table-cell table:formula="of:=[.C178]*10^9" office:value-type="float" office:value="-78.20891" calcext:value-type="float">
            <text:p>-78.20891</text:p>
          </table:table-cell>
          <table:table-cell table:formula="of:=[.$N$1]*[.D178]" office:value-type="float" office:value="-65.0910174577583" calcext:value-type="float">
            <text:p>-65.0910174577583</text:p>
          </table:table-cell>
          <table:table-cell table:number-columns-repeated="9"/>
        </table:table-row>
        <table:table-row table:style-name="ro1">
          <table:table-cell office:value-type="time" office:time-value="PT15H51M00.336S" calcext:value-type="time">
            <text:p>15:51:00.34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1508625" calcext:value-type="float">
            <text:p>-1.51E-07</text:p>
          </table:table-cell>
          <table:table-cell table:formula="of:=[.C179]*10^9" office:value-type="float" office:value="-150.8625" calcext:value-type="float">
            <text:p>-150.8625</text:p>
          </table:table-cell>
          <table:table-cell table:formula="of:=[.$N$1]*[.D179]" office:value-type="float" office:value="-125.558502493144" calcext:value-type="float">
            <text:p>-125.558502493144</text:p>
          </table:table-cell>
          <table:table-cell table:number-columns-repeated="9"/>
        </table:table-row>
        <table:table-row table:style-name="ro1">
          <table:table-cell office:value-type="time" office:time-value="PT15H51M00.719S" calcext:value-type="time">
            <text:p>15:51:00.72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1510447" calcext:value-type="float">
            <text:p>-1.51E-07</text:p>
          </table:table-cell>
          <table:table-cell table:formula="of:=[.C180]*10^9" office:value-type="float" office:value="-151.0447" calcext:value-type="float">
            <text:p>-151.0447</text:p>
          </table:table-cell>
          <table:table-cell table:formula="of:=[.$N$1]*[.D180]" office:value-type="float" office:value="-125.710142291995" calcext:value-type="float">
            <text:p>-125.710142291995</text:p>
          </table:table-cell>
          <table:table-cell/>
          <table:table-cell office:value-type="float" office:value="-175" calcext:value-type="float">
            <text:p>-175</text:p>
          </table:table-cell>
          <table:table-cell table:formula="of:=AVERAGE([.E179:.E183])" office:value-type="float" office:value="-126.138845148134" calcext:value-type="float">
            <text:p>-126.138845148134</text:p>
          </table:table-cell>
          <table:table-cell office:value-type="float" office:value="0.05" calcext:value-type="float">
            <text:p>0.05</text:p>
          </table:table-cell>
          <table:table-cell table:formula="of:=SQRT(([.H180]*[.$N$2])^2+([.$N$1]*[.L180])^2)" office:value-type="float" office:value="1.09605251426389" calcext:value-type="float">
            <text:p>1.09605251426389</text:p>
          </table:table-cell>
          <table:table-cell/>
          <table:table-cell table:formula="of:=(MAX([.E179:.E183])-MIN([.E179:.E183]))/2" office:value-type="float" office:value="0.73123340982999" calcext:value-type="float">
            <text:p>0.73123340982999</text:p>
          </table:table-cell>
          <table:table-cell table:number-columns-repeated="2"/>
        </table:table-row>
        <table:table-row table:style-name="ro1">
          <table:table-cell office:value-type="time" office:time-value="PT15H51M01.104S" calcext:value-type="time">
            <text:p>15:51:01.10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1514121" calcext:value-type="float">
            <text:p>-1.51E-07</text:p>
          </table:table-cell>
          <table:table-cell table:formula="of:=[.C181]*10^9" office:value-type="float" office:value="-151.4121" calcext:value-type="float">
            <text:p>-151.4121</text:p>
          </table:table-cell>
          <table:table-cell table:formula="of:=[.$N$1]*[.D181]" office:value-type="float" office:value="-126.015918703072" calcext:value-type="float">
            <text:p>-126.015918703072</text:p>
          </table:table-cell>
          <table:table-cell table:number-columns-repeated="9"/>
        </table:table-row>
        <table:table-row table:style-name="ro1">
          <table:table-cell office:value-type="time" office:time-value="PT15H51M01.487S" calcext:value-type="time">
            <text:p>15:51:01.49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15186" calcext:value-type="float">
            <text:p>-1.52E-07</text:p>
          </table:table-cell>
          <table:table-cell table:formula="of:=[.C182]*10^9" office:value-type="float" office:value="-151.86" calcext:value-type="float">
            <text:p>-151.86</text:p>
          </table:table-cell>
          <table:table-cell table:formula="of:=[.$N$1]*[.D182]" office:value-type="float" office:value="-126.388692939656" calcext:value-type="float">
            <text:p>-126.388692939656</text:p>
          </table:table-cell>
          <table:table-cell table:number-columns-repeated="9"/>
        </table:table-row>
        <table:table-row table:style-name="ro1">
          <table:table-cell office:value-type="time" office:time-value="PT15H51M01.862S" calcext:value-type="time">
            <text:p>15:51:01.86</text:p>
          </table:table-cell>
          <table:table-cell office:value-type="float" office:value="-175" calcext:value-type="float">
            <text:p>-175</text:p>
          </table:table-cell>
          <table:table-cell office:value-type="float" office:value="-0.0000001526197" calcext:value-type="float">
            <text:p>-1.53E-07</text:p>
          </table:table-cell>
          <table:table-cell table:formula="of:=[.C183]*10^9" office:value-type="float" office:value="-152.6197" calcext:value-type="float">
            <text:p>-152.6197</text:p>
          </table:table-cell>
          <table:table-cell table:formula="of:=[.$N$1]*[.D183]" office:value-type="float" office:value="-127.020969312804" calcext:value-type="float">
            <text:p>-127.020969312804</text:p>
          </table:table-cell>
          <table:table-cell table:number-columns-repeated="9"/>
        </table:table-row>
        <table:table-row table:style-name="ro1">
          <table:table-cell office:value-type="time" office:time-value="PT15H51M02.239S" calcext:value-type="time">
            <text:p>15:51:02.24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2547627" calcext:value-type="float">
            <text:p>-2.55E-07</text:p>
          </table:table-cell>
          <table:table-cell table:formula="of:=[.C184]*10^9" office:value-type="float" office:value="-254.7627" calcext:value-type="float">
            <text:p>-254.7627</text:p>
          </table:table-cell>
          <table:table-cell table:formula="of:=[.$N$1]*[.D184]" office:value-type="float" office:value="-212.031638764504" calcext:value-type="float">
            <text:p>-212.031638764504</text:p>
          </table:table-cell>
          <table:table-cell table:number-columns-repeated="9"/>
        </table:table-row>
        <table:table-row table:style-name="ro1">
          <table:table-cell office:value-type="time" office:time-value="PT15H51M02.622S" calcext:value-type="time">
            <text:p>15:51:02.62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2554303" calcext:value-type="float">
            <text:p>-2.55E-07</text:p>
          </table:table-cell>
          <table:table-cell table:formula="of:=[.C185]*10^9" office:value-type="float" office:value="-255.4303" calcext:value-type="float">
            <text:p>-255.4303</text:p>
          </table:table-cell>
          <table:table-cell table:formula="of:=[.$N$1]*[.D185]" office:value-type="float" office:value="-212.587262967102" calcext:value-type="float">
            <text:p>-212.587262967102</text:p>
          </table:table-cell>
          <table:table-cell/>
          <table:table-cell office:value-type="float" office:value="-180" calcext:value-type="float">
            <text:p>-180</text:p>
          </table:table-cell>
          <table:table-cell table:formula="of:=AVERAGE([.E184:.E188])" office:value-type="float" office:value="-212.930624742153" calcext:value-type="float">
            <text:p>-212.930624742153</text:p>
          </table:table-cell>
          <table:table-cell office:value-type="float" office:value="0.05" calcext:value-type="float">
            <text:p>0.05</text:p>
          </table:table-cell>
          <table:table-cell table:formula="of:=SQRT(([.H185]*[.$N$2])^2+([.$N$1]*[.L185])^2)" office:value-type="float" office:value="1.71965526282698" calcext:value-type="float">
            <text:p>1.71965526282698</text:p>
          </table:table-cell>
          <table:table-cell/>
          <table:table-cell table:formula="of:=(MAX([.E184:.E188])-MIN([.E184:.E188]))/2" office:value-type="float" office:value="0.922406087086912" calcext:value-type="float">
            <text:p>0.922406087086912</text:p>
          </table:table-cell>
          <table:table-cell table:number-columns-repeated="2"/>
        </table:table-row>
        <table:table-row table:style-name="ro1">
          <table:table-cell office:value-type="time" office:time-value="PT15H51M03.005S" calcext:value-type="time">
            <text:p>15:51:03.01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2557033" calcext:value-type="float">
            <text:p>-2.56E-07</text:p>
          </table:table-cell>
          <table:table-cell table:formula="of:=[.C186]*10^9" office:value-type="float" office:value="-255.7033" calcext:value-type="float">
            <text:p>-255.7033</text:p>
          </table:table-cell>
          <table:table-cell table:formula="of:=[.$N$1]*[.D186]" office:value-type="float" office:value="-212.814472984042" calcext:value-type="float">
            <text:p>-212.814472984042</text:p>
          </table:table-cell>
          <table:table-cell table:number-columns-repeated="9"/>
        </table:table-row>
        <table:table-row table:style-name="ro1">
          <table:table-cell office:value-type="time" office:time-value="PT15H51M03.389S" calcext:value-type="time">
            <text:p>15:51:03.39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2563387" calcext:value-type="float">
            <text:p>-2.56E-07</text:p>
          </table:table-cell>
          <table:table-cell table:formula="of:=[.C187]*10^9" office:value-type="float" office:value="-256.3387" calcext:value-type="float">
            <text:p>-256.3387</text:p>
          </table:table-cell>
          <table:table-cell table:formula="of:=[.$N$1]*[.D187]" office:value-type="float" office:value="-213.343298056437" calcext:value-type="float">
            <text:p>-213.343298056437</text:p>
          </table:table-cell>
          <table:table-cell table:number-columns-repeated="9"/>
        </table:table-row>
        <table:table-row table:style-name="ro1">
          <table:table-cell office:value-type="time" office:time-value="PT15H51M03.773S" calcext:value-type="time">
            <text:p>15:51:03.77</text:p>
          </table:table-cell>
          <table:table-cell office:value-type="float" office:value="-180" calcext:value-type="float">
            <text:p>-180</text:p>
          </table:table-cell>
          <table:table-cell office:value-type="float" office:value="-0.0000002569793" calcext:value-type="float">
            <text:p>-2.57E-07</text:p>
          </table:table-cell>
          <table:table-cell table:formula="of:=[.C188]*10^9" office:value-type="float" office:value="-256.9793" calcext:value-type="float">
            <text:p>-256.9793</text:p>
          </table:table-cell>
          <table:table-cell table:formula="of:=[.$N$1]*[.D188]" office:value-type="float" office:value="-213.876450938678" calcext:value-type="float">
            <text:p>-213.876450938678</text:p>
          </table:table-cell>
          <table:table-cell table:number-columns-repeated="9"/>
        </table:table-row>
        <table:table-row table:style-name="ro1">
          <table:table-cell office:value-type="time" office:time-value="PT15H51M04.156S" calcext:value-type="time">
            <text:p>15:51:04.16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3813477" calcext:value-type="float">
            <text:p>-3.81E-07</text:p>
          </table:table-cell>
          <table:table-cell table:formula="of:=[.C189]*10^9" office:value-type="float" office:value="-381.3477" calcext:value-type="float">
            <text:p>-381.3477</text:p>
          </table:table-cell>
          <table:table-cell table:formula="of:=[.$N$1]*[.D189]" office:value-type="float" office:value="-317.384679036902" calcext:value-type="float">
            <text:p>-317.384679036902</text:p>
          </table:table-cell>
          <table:table-cell table:number-columns-repeated="9"/>
        </table:table-row>
        <table:table-row table:style-name="ro1">
          <table:table-cell office:value-type="time" office:time-value="PT15H51M04.54S" calcext:value-type="time">
            <text:p>15:51:04.54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382095" calcext:value-type="float">
            <text:p>-3.82E-07</text:p>
          </table:table-cell>
          <table:table-cell table:formula="of:=[.C190]*10^9" office:value-type="float" office:value="-382.095" calcext:value-type="float">
            <text:p>-382.095</text:p>
          </table:table-cell>
          <table:table-cell table:formula="of:=[.$N$1]*[.D190]" office:value-type="float" office:value="-318.006635248109" calcext:value-type="float">
            <text:p>-318.006635248109</text:p>
          </table:table-cell>
          <table:table-cell/>
          <table:table-cell office:value-type="float" office:value="-185" calcext:value-type="float">
            <text:p>-185</text:p>
          </table:table-cell>
          <table:table-cell table:formula="of:=AVERAGE([.E189:.E193])" office:value-type="float" office:value="-318.599262224894" calcext:value-type="float">
            <text:p>-318.599262224894</text:p>
          </table:table-cell>
          <table:table-cell office:value-type="float" office:value="0.05" calcext:value-type="float">
            <text:p>0.05</text:p>
          </table:table-cell>
          <table:table-cell table:formula="of:=SQRT(([.H190]*[.$N$2])^2+([.$N$1]*[.L190])^2)" office:value-type="float" office:value="2.50450991890999" calcext:value-type="float">
            <text:p>2.50450991890999</text:p>
          </table:table-cell>
          <table:table-cell/>
          <table:table-cell table:formula="of:=(MAX([.E189:.E193])-MIN([.E189:.E193]))/2" office:value-type="float" office:value="1.18423858279886" calcext:value-type="float">
            <text:p>1.18423858279886</text:p>
          </table:table-cell>
          <table:table-cell table:number-columns-repeated="2"/>
        </table:table-row>
        <table:table-row table:style-name="ro1">
          <table:table-cell office:value-type="time" office:time-value="PT15H51M04.924S" calcext:value-type="time">
            <text:p>15:51:04.92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382864" calcext:value-type="float">
            <text:p>-3.83E-07</text:p>
          </table:table-cell>
          <table:table-cell table:formula="of:=[.C191]*10^9" office:value-type="float" office:value="-382.864" calcext:value-type="float">
            <text:p>-382.864</text:p>
          </table:table-cell>
          <table:table-cell table:formula="of:=[.$N$1]*[.D191]" office:value-type="float" office:value="-318.646651742713" calcext:value-type="float">
            <text:p>-318.646651742713</text:p>
          </table:table-cell>
          <table:table-cell table:number-columns-repeated="9"/>
        </table:table-row>
        <table:table-row table:style-name="ro1">
          <table:table-cell office:value-type="time" office:time-value="PT15H51M05.308S" calcext:value-type="time">
            <text:p>15:51:05.31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3835351" calcext:value-type="float">
            <text:p>-3.84E-07</text:p>
          </table:table-cell>
          <table:table-cell table:formula="of:=[.C192]*10^9" office:value-type="float" office:value="-383.5351" calcext:value-type="float">
            <text:p>-383.5351</text:p>
          </table:table-cell>
          <table:table-cell table:formula="of:=[.$N$1]*[.D192]" office:value-type="float" office:value="-319.205188894246" calcext:value-type="float">
            <text:p>-319.205188894246</text:p>
          </table:table-cell>
          <table:table-cell table:number-columns-repeated="9"/>
        </table:table-row>
        <table:table-row table:style-name="ro1">
          <table:table-cell office:value-type="time" office:time-value="PT15H51M05.692S" calcext:value-type="time">
            <text:p>15:51:05.69</text:p>
          </table:table-cell>
          <table:table-cell office:value-type="float" office:value="-185" calcext:value-type="float">
            <text:p>-185</text:p>
          </table:table-cell>
          <table:table-cell office:value-type="float" office:value="-0.0000003841935" calcext:value-type="float">
            <text:p>-3.84E-07</text:p>
          </table:table-cell>
          <table:table-cell table:formula="of:=[.C193]*10^9" office:value-type="float" office:value="-384.1935" calcext:value-type="float">
            <text:p>-384.1935</text:p>
          </table:table-cell>
          <table:table-cell table:formula="of:=[.$N$1]*[.D193]" office:value-type="float" office:value="-319.7531562025" calcext:value-type="float">
            <text:p>-319.7531562025</text:p>
          </table:table-cell>
          <table:table-cell table:number-columns-repeated="9"/>
        </table:table-row>
        <table:table-row table:style-name="ro1">
          <table:table-cell office:value-type="time" office:time-value="PT15H51M06.076S" calcext:value-type="time">
            <text:p>15:51:06.08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5243028" calcext:value-type="float">
            <text:p>-5.24E-07</text:p>
          </table:table-cell>
          <table:table-cell table:formula="of:=[.C194]*10^9" office:value-type="float" office:value="-524.3028" calcext:value-type="float">
            <text:p>-524.3028</text:p>
          </table:table-cell>
          <table:table-cell table:formula="of:=[.$N$1]*[.D194]" office:value-type="float" office:value="-436.362080841576" calcext:value-type="float">
            <text:p>-436.362080841576</text:p>
          </table:table-cell>
          <table:table-cell table:number-columns-repeated="9"/>
        </table:table-row>
        <table:table-row table:style-name="ro1">
          <table:table-cell office:value-type="time" office:time-value="PT15H51M06.46S" calcext:value-type="time">
            <text:p>15:51:06.46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5252285" calcext:value-type="float">
            <text:p>-5.25E-07</text:p>
          </table:table-cell>
          <table:table-cell table:formula="of:=[.C195]*10^9" office:value-type="float" office:value="-525.2285" calcext:value-type="float">
            <text:p>-525.2285</text:p>
          </table:table-cell>
          <table:table-cell table:formula="of:=[.$N$1]*[.D195]" office:value-type="float" office:value="-437.132514221362" calcext:value-type="float">
            <text:p>-437.132514221362</text:p>
          </table:table-cell>
          <table:table-cell/>
          <table:table-cell office:value-type="float" office:value="-190" calcext:value-type="float">
            <text:p>-190</text:p>
          </table:table-cell>
          <table:table-cell table:formula="of:=AVERAGE([.E194:.E198])" office:value-type="float" office:value="-437.985808514285" calcext:value-type="float">
            <text:p>-437.985808514285</text:p>
          </table:table-cell>
          <table:table-cell office:value-type="float" office:value="0.05" calcext:value-type="float">
            <text:p>0.05</text:p>
          </table:table-cell>
          <table:table-cell table:formula="of:=SQRT(([.H195]*[.$N$2])^2+([.$N$1]*[.L195])^2)" office:value-type="float" office:value="3.43430690638568" calcext:value-type="float">
            <text:p>3.43430690638568</text:p>
          </table:table-cell>
          <table:table-cell/>
          <table:table-cell table:formula="of:=(MAX([.E194:.E198])-MIN([.E194:.E198]))/2" office:value-type="float" office:value="1.6012480296408" calcext:value-type="float">
            <text:p>1.6012480296408</text:p>
          </table:table-cell>
          <table:table-cell table:number-columns-repeated="2"/>
        </table:table-row>
        <table:table-row table:style-name="ro1">
          <table:table-cell office:value-type="time" office:time-value="PT15H51M06.843S" calcext:value-type="time">
            <text:p>15:51:06.84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5263003" calcext:value-type="float">
            <text:p>-5.26E-07</text:p>
          </table:table-cell>
          <table:table-cell table:formula="of:=[.C196]*10^9" office:value-type="float" office:value="-526.3003" calcext:value-type="float">
            <text:p>-526.3003</text:p>
          </table:table-cell>
          <table:table-cell table:formula="of:=[.$N$1]*[.D196]" office:value-type="float" office:value="-438.024542412411" calcext:value-type="float">
            <text:p>-438.024542412411</text:p>
          </table:table-cell>
          <table:table-cell table:number-columns-repeated="9"/>
        </table:table-row>
        <table:table-row table:style-name="ro1">
          <table:table-cell office:value-type="time" office:time-value="PT15H51M07.227S" calcext:value-type="time">
            <text:p>15:51:07.23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5272865" calcext:value-type="float">
            <text:p>-5.27E-07</text:p>
          </table:table-cell>
          <table:table-cell table:formula="of:=[.C197]*10^9" office:value-type="float" office:value="-527.2865" calcext:value-type="float">
            <text:p>-527.2865</text:p>
          </table:table-cell>
          <table:table-cell table:formula="of:=[.$N$1]*[.D197]" office:value-type="float" office:value="-438.845328195218" calcext:value-type="float">
            <text:p>-438.845328195218</text:p>
          </table:table-cell>
          <table:table-cell table:number-columns-repeated="9"/>
        </table:table-row>
        <table:table-row table:style-name="ro1">
          <table:table-cell office:value-type="time" office:time-value="PT15H51M07.611S" calcext:value-type="time">
            <text:p>15:51:07.61</text:p>
          </table:table-cell>
          <table:table-cell office:value-type="float" office:value="-190" calcext:value-type="float">
            <text:p>-190</text:p>
          </table:table-cell>
          <table:table-cell office:value-type="float" office:value="-0.0000005281507" calcext:value-type="float">
            <text:p>-5.28E-07</text:p>
          </table:table-cell>
          <table:table-cell table:formula="of:=[.C198]*10^9" office:value-type="float" office:value="-528.1507" calcext:value-type="float">
            <text:p>-528.1507</text:p>
          </table:table-cell>
          <table:table-cell table:formula="of:=[.$N$1]*[.D198]" office:value-type="float" office:value="-439.564576900858" calcext:value-type="float">
            <text:p>-439.564576900858</text:p>
          </table:table-cell>
          <table:table-cell table:number-columns-repeated="9"/>
        </table:table-row>
        <table:table-row table:style-name="ro1">
          <table:table-cell office:value-type="time" office:time-value="PT15H51M07.995S" calcext:value-type="time">
            <text:p>15:51:08.00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6782033" calcext:value-type="float">
            <text:p>-6.78E-07</text:p>
          </table:table-cell>
          <table:table-cell table:formula="of:=[.C199]*10^9" office:value-type="float" office:value="-678.2033" calcext:value-type="float">
            <text:p>-678.2033</text:p>
          </table:table-cell>
          <table:table-cell table:formula="of:=[.$N$1]*[.D199]" office:value-type="float" office:value="-564.449023010413" calcext:value-type="float">
            <text:p>-564.449023010413</text:p>
          </table:table-cell>
          <table:table-cell table:number-columns-repeated="9"/>
        </table:table-row>
        <table:table-row table:style-name="ro1">
          <table:table-cell office:value-type="time" office:time-value="PT15H51M08.379S" calcext:value-type="time">
            <text:p>15:51:08.38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6790115" calcext:value-type="float">
            <text:p>-6.79E-07</text:p>
          </table:table-cell>
          <table:table-cell table:formula="of:=[.C200]*10^9" office:value-type="float" office:value="-679.0115" calcext:value-type="float">
            <text:p>-679.0115</text:p>
          </table:table-cell>
          <table:table-cell table:formula="of:=[.$N$1]*[.D200]" office:value-type="float" office:value="-565.12166453309" calcext:value-type="float">
            <text:p>-565.12166453309</text:p>
          </table:table-cell>
          <table:table-cell/>
          <table:table-cell office:value-type="float" office:value="-195" calcext:value-type="float">
            <text:p>-195</text:p>
          </table:table-cell>
          <table:table-cell table:formula="of:=AVERAGE([.E199:.E203])" office:value-type="float" office:value="-566.040059073358" calcext:value-type="float">
            <text:p>-566.040059073358</text:p>
          </table:table-cell>
          <table:table-cell office:value-type="float" office:value="0.05" calcext:value-type="float">
            <text:p>0.05</text:p>
          </table:table-cell>
          <table:table-cell table:formula="of:=SQRT(([.H200]*[.$N$2])^2+([.$N$1]*[.L200])^2)" office:value-type="float" office:value="4.32216683346325" calcext:value-type="float">
            <text:p>4.32216683346325</text:p>
          </table:table-cell>
          <table:table-cell/>
          <table:table-cell table:formula="of:=(MAX([.E199:.E203])-MIN([.E199:.E203]))/2" office:value-type="float" office:value="1.67702631551037" calcext:value-type="float">
            <text:p>1.67702631551037</text:p>
          </table:table-cell>
          <table:table-cell table:number-columns-repeated="2"/>
        </table:table-row>
        <table:table-row table:style-name="ro1">
          <table:table-cell office:value-type="time" office:time-value="PT15H51M08.762S" calcext:value-type="time">
            <text:p>15:51:08.76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6799997" calcext:value-type="float">
            <text:p>-6.80E-07</text:p>
          </table:table-cell>
          <table:table-cell table:formula="of:=[.C201]*10^9" office:value-type="float" office:value="-679.9997" calcext:value-type="float">
            <text:p>-679.9997</text:p>
          </table:table-cell>
          <table:table-cell table:formula="of:=[.$N$1]*[.D201]" office:value-type="float" office:value="-565.944114858146" calcext:value-type="float">
            <text:p>-565.944114858146</text:p>
          </table:table-cell>
          <table:table-cell table:number-columns-repeated="9"/>
        </table:table-row>
        <table:table-row table:style-name="ro1">
          <table:table-cell office:value-type="time" office:time-value="PT15H51M09.146S" calcext:value-type="time">
            <text:p>15:51:09.15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6811271" calcext:value-type="float">
            <text:p>-6.81E-07</text:p>
          </table:table-cell>
          <table:table-cell table:formula="of:=[.C202]*10^9" office:value-type="float" office:value="-681.1271" calcext:value-type="float">
            <text:p>-681.1271</text:p>
          </table:table-cell>
          <table:table-cell table:formula="of:=[.$N$1]*[.D202]" office:value-type="float" office:value="-566.882417323708" calcext:value-type="float">
            <text:p>-566.882417323708</text:p>
          </table:table-cell>
          <table:table-cell table:number-columns-repeated="9"/>
        </table:table-row>
        <table:table-row table:style-name="ro1">
          <table:table-cell office:value-type="time" office:time-value="PT15H51M09.529S" calcext:value-type="time">
            <text:p>15:51:09.53</text:p>
          </table:table-cell>
          <table:table-cell office:value-type="float" office:value="-195" calcext:value-type="float">
            <text:p>-195</text:p>
          </table:table-cell>
          <table:table-cell office:value-type="float" office:value="-0.0000006822333" calcext:value-type="float">
            <text:p>-6.82E-07</text:p>
          </table:table-cell>
          <table:table-cell table:formula="of:=[.C203]*10^9" office:value-type="float" office:value="-682.2333" calcext:value-type="float">
            <text:p>-682.2333</text:p>
          </table:table-cell>
          <table:table-cell table:formula="of:=[.$N$1]*[.D203]" office:value-type="float" office:value="-567.803075641433" calcext:value-type="float">
            <text:p>-567.803075641433</text:p>
          </table:table-cell>
          <table:table-cell table:number-columns-repeated="9"/>
        </table:table-row>
        <table:table-row table:style-name="ro1">
          <table:table-cell office:value-type="time" office:time-value="PT15H51M09.914S" calcext:value-type="time">
            <text:p>15:51:09.91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8386931" calcext:value-type="float">
            <text:p>-8.39E-07</text:p>
          </table:table-cell>
          <table:table-cell table:formula="of:=[.C204]*10^9" office:value-type="float" office:value="-838.6931" calcext:value-type="float">
            <text:p>-838.6931</text:p>
          </table:table-cell>
          <table:table-cell table:formula="of:=[.$N$1]*[.D204]" office:value-type="float" office:value="-698.020049298749" calcext:value-type="float">
            <text:p>-698.020049298749</text:p>
          </table:table-cell>
          <table:table-cell table:number-columns-repeated="9"/>
        </table:table-row>
        <table:table-row table:style-name="ro1">
          <table:table-cell office:value-type="time" office:time-value="PT15H51M10.298S" calcext:value-type="time">
            <text:p>15:51:10.30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8397483" calcext:value-type="float">
            <text:p>-8.40E-07</text:p>
          </table:table-cell>
          <table:table-cell table:formula="of:=[.C205]*10^9" office:value-type="float" office:value="-839.7483" calcext:value-type="float">
            <text:p>-839.7483</text:p>
          </table:table-cell>
          <table:table-cell table:formula="of:=[.$N$1]*[.D205]" office:value-type="float" office:value="-698.898261789134" calcext:value-type="float">
            <text:p>-698.898261789134</text:p>
          </table:table-cell>
          <table:table-cell/>
          <table:table-cell office:value-type="float" office:value="-200" calcext:value-type="float">
            <text:p>-200</text:p>
          </table:table-cell>
          <table:table-cell table:formula="of:=AVERAGE([.E204:.E208])" office:value-type="float" office:value="-699.714253690265" calcext:value-type="float">
            <text:p>-699.714253690265</text:p>
          </table:table-cell>
          <table:table-cell office:value-type="float" office:value="0.05" calcext:value-type="float">
            <text:p>0.05</text:p>
          </table:table-cell>
          <table:table-cell table:formula="of:=SQRT(([.H205]*[.$N$2])^2+([.$N$1]*[.L205])^2)" office:value-type="float" office:value="5.24366004508177" calcext:value-type="float">
            <text:p>5.24366004508177</text:p>
          </table:table-cell>
          <table:table-cell/>
          <table:table-cell table:formula="of:=(MAX([.E204:.E208])-MIN([.E204:.E208]))/2" office:value-type="float" office:value="1.66770487891796" calcext:value-type="float">
            <text:p>1.66770487891796</text:p>
          </table:table-cell>
          <table:table-cell table:number-columns-repeated="2"/>
        </table:table-row>
        <table:table-row table:style-name="ro1">
          <table:table-cell office:value-type="time" office:time-value="PT15H51M10.682S" calcext:value-type="time">
            <text:p>15:51:10.68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8407474" calcext:value-type="float">
            <text:p>-8.41E-07</text:p>
          </table:table-cell>
          <table:table-cell table:formula="of:=[.C206]*10^9" office:value-type="float" office:value="-840.7474" calcext:value-type="float">
            <text:p>-840.7474</text:p>
          </table:table-cell>
          <table:table-cell table:formula="of:=[.$N$1]*[.D206]" office:value-type="float" office:value="-699.729783869445" calcext:value-type="float">
            <text:p>-699.729783869445</text:p>
          </table:table-cell>
          <table:table-cell table:number-columns-repeated="9"/>
        </table:table-row>
        <table:table-row table:style-name="ro1">
          <table:table-cell office:value-type="time" office:time-value="PT15H51M11.066S" calcext:value-type="time">
            <text:p>15:51:11.07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8417542" calcext:value-type="float">
            <text:p>-8.42E-07</text:p>
          </table:table-cell>
          <table:table-cell table:formula="of:=[.C207]*10^9" office:value-type="float" office:value="-841.7542" calcext:value-type="float">
            <text:p>-841.7542</text:p>
          </table:table-cell>
          <table:table-cell table:formula="of:=[.$N$1]*[.D207]" office:value-type="float" office:value="-700.567714437414" calcext:value-type="float">
            <text:p>-700.567714437414</text:p>
          </table:table-cell>
          <table:table-cell table:number-columns-repeated="9"/>
        </table:table-row>
        <table:table-row table:style-name="ro1">
          <table:table-cell office:value-type="time" office:time-value="PT15H51M11.449S" calcext:value-type="time">
            <text:p>15:51:11.45</text:p>
          </table:table-cell>
          <table:table-cell office:value-type="float" office:value="-200" calcext:value-type="float">
            <text:p>-200</text:p>
          </table:table-cell>
          <table:table-cell office:value-type="float" office:value="-0.0000008427007" calcext:value-type="float">
            <text:p>-8.43E-07</text:p>
          </table:table-cell>
          <table:table-cell table:formula="of:=[.C208]*10^9" office:value-type="float" office:value="-842.7007" calcext:value-type="float">
            <text:p>-842.7007</text:p>
          </table:table-cell>
          <table:table-cell table:formula="of:=[.$N$1]*[.D208]" office:value-type="float" office:value="-701.355459056585" calcext:value-type="float">
            <text:p>-701.355459056585</text:p>
          </table:table-cell>
          <table:table-cell table:number-columns-repeated="9"/>
        </table:table-row>
        <table:table-row table:style-name="ro1">
          <table:table-cell office:value-type="time" office:time-value="PT15H51M11.833S" calcext:value-type="time">
            <text:p>15:51:11.83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100316" calcext:value-type="float">
            <text:p>-1.00E-06</text:p>
          </table:table-cell>
          <table:table-cell table:formula="of:=[.C209]*10^9" office:value-type="float" office:value="-1003.16" calcext:value-type="float">
            <text:p>-1003.16</text:p>
          </table:table-cell>
          <table:table-cell table:formula="of:=[.$N$1]*[.D209]" office:value-type="float" office:value="-834.90110107563" calcext:value-type="float">
            <text:p>-834.90110107563</text:p>
          </table:table-cell>
          <table:table-cell table:number-columns-repeated="9"/>
        </table:table-row>
        <table:table-row table:style-name="ro1">
          <table:table-cell office:value-type="time" office:time-value="PT15H51M12.217S" calcext:value-type="time">
            <text:p>15:51:12.22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1004396" calcext:value-type="float">
            <text:p>-1.00E-06</text:p>
          </table:table-cell>
          <table:table-cell table:formula="of:=[.C210]*10^9" office:value-type="float" office:value="-1004.396" calcext:value-type="float">
            <text:p>-1004.396</text:p>
          </table:table-cell>
          <table:table-cell table:formula="of:=[.$N$1]*[.D210]" office:value-type="float" office:value="-835.929788185293" calcext:value-type="float">
            <text:p>-835.929788185293</text:p>
          </table:table-cell>
          <table:table-cell/>
          <table:table-cell office:value-type="float" office:value="-205" calcext:value-type="float">
            <text:p>-205</text:p>
          </table:table-cell>
          <table:table-cell table:formula="of:=AVERAGE([.E209:.E213])" office:value-type="float" office:value="-836.931176802078" calcext:value-type="float">
            <text:p>-836.931176802078</text:p>
          </table:table-cell>
          <table:table-cell office:value-type="float" office:value="0.05" calcext:value-type="float">
            <text:p>0.05</text:p>
          </table:table-cell>
          <table:table-cell table:formula="of:=SQRT(([.H210]*[.$N$2])^2+([.$N$1]*[.L210])^2)" office:value-type="float" office:value="6.28567831198064" calcext:value-type="float">
            <text:p>6.28567831198064</text:p>
          </table:table-cell>
          <table:table-cell/>
          <table:table-cell table:formula="of:=(MAX([.E209:.E213])-MIN([.E209:.E213]))/2" office:value-type="float" office:value="2.05612581263944" calcext:value-type="float">
            <text:p>2.05612581263944</text:p>
          </table:table-cell>
          <table:table-cell table:number-columns-repeated="2"/>
        </table:table-row>
        <table:table-row table:style-name="ro1">
          <table:table-cell office:value-type="time" office:time-value="PT15H51M12.601S" calcext:value-type="time">
            <text:p>15:51:12.60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1005569" calcext:value-type="float">
            <text:p>-1.01E-06</text:p>
          </table:table-cell>
          <table:table-cell table:formula="of:=[.C211]*10^9" office:value-type="float" office:value="-1005.569" calcext:value-type="float">
            <text:p>-1005.569</text:p>
          </table:table-cell>
          <table:table-cell table:formula="of:=[.$N$1]*[.D211]" office:value-type="float" office:value="-836.906042214123" calcext:value-type="float">
            <text:p>-836.906042214123</text:p>
          </table:table-cell>
          <table:table-cell table:number-columns-repeated="9"/>
        </table:table-row>
        <table:table-row table:style-name="ro1">
          <table:table-cell office:value-type="time" office:time-value="PT15H51M12.985S" calcext:value-type="time">
            <text:p>15:51:12.99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100677" calcext:value-type="float">
            <text:p>-1.01E-06</text:p>
          </table:table-cell>
          <table:table-cell table:formula="of:=[.C212]*10^9" office:value-type="float" office:value="-1006.77" calcext:value-type="float">
            <text:p>-1006.77</text:p>
          </table:table-cell>
          <table:table-cell table:formula="of:=[.$N$1]*[.D212]" office:value-type="float" office:value="-837.905599834435" calcext:value-type="float">
            <text:p>-837.905599834435</text:p>
          </table:table-cell>
          <table:table-cell table:number-columns-repeated="9"/>
        </table:table-row>
        <table:table-row table:style-name="ro1">
          <table:table-cell office:value-type="time" office:time-value="PT15H51M13.369S" calcext:value-type="time">
            <text:p>15:51:13.37</text:p>
          </table:table-cell>
          <table:table-cell office:value-type="float" office:value="-205" calcext:value-type="float">
            <text:p>-205</text:p>
          </table:table-cell>
          <table:table-cell office:value-type="float" office:value="-0.000001008101" calcext:value-type="float">
            <text:p>-1.01E-06</text:p>
          </table:table-cell>
          <table:table-cell table:formula="of:=[.C213]*10^9" office:value-type="float" office:value="-1008.101" calcext:value-type="float">
            <text:p>-1008.101</text:p>
          </table:table-cell>
          <table:table-cell table:formula="of:=[.$N$1]*[.D213]" office:value-type="float" office:value="-839.013352700909" calcext:value-type="float">
            <text:p>-839.013352700909</text:p>
          </table:table-cell>
          <table:table-cell table:number-columns-repeated="9"/>
        </table:table-row>
        <table:table-row table:style-name="ro1">
          <table:table-cell office:value-type="time" office:time-value="PT15H51M13.793S" calcext:value-type="time">
            <text:p>15:51:13.79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167825" calcext:value-type="float">
            <text:p>-1.17E-06</text:p>
          </table:table-cell>
          <table:table-cell table:formula="of:=[.C214]*10^9" office:value-type="float" office:value="-1167.825" calcext:value-type="float">
            <text:p>-1167.825</text:p>
          </table:table-cell>
          <table:table-cell table:formula="of:=[.$N$1]*[.D214]" office:value-type="float" office:value="-971.947025762239" calcext:value-type="float">
            <text:p>-971.947025762239</text:p>
          </table:table-cell>
          <table:table-cell table:number-columns-repeated="9"/>
        </table:table-row>
        <table:table-row table:style-name="ro1">
          <table:table-cell office:value-type="time" office:time-value="PT15H51M14.216S" calcext:value-type="time">
            <text:p>15:51:14.22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16905" calcext:value-type="float">
            <text:p>-1.17E-06</text:p>
          </table:table-cell>
          <table:table-cell table:formula="of:=[.C215]*10^9" office:value-type="float" office:value="-1169.05" calcext:value-type="float">
            <text:p>-1169.05</text:p>
          </table:table-cell>
          <table:table-cell table:formula="of:=[.$N$1]*[.D215]" office:value-type="float" office:value="-972.966557889534" calcext:value-type="float">
            <text:p>-972.966557889534</text:p>
          </table:table-cell>
          <table:table-cell/>
          <table:table-cell office:value-type="float" office:value="-210" calcext:value-type="float">
            <text:p>-210</text:p>
          </table:table-cell>
          <table:table-cell table:formula="of:=AVERAGE([.E214:.E218])" office:value-type="float" office:value="-973.842606474996" calcext:value-type="float">
            <text:p>-973.842606474996</text:p>
          </table:table-cell>
          <table:table-cell office:value-type="float" office:value="0.05" calcext:value-type="float">
            <text:p>0.05</text:p>
          </table:table-cell>
          <table:table-cell table:formula="of:=SQRT(([.H215]*[.$N$2])^2+([.$N$1]*[.L215])^2)" office:value-type="float" office:value="7.21292463731056" calcext:value-type="float">
            <text:p>7.21292463731056</text:p>
          </table:table-cell>
          <table:table-cell/>
          <table:table-cell table:formula="of:=(MAX([.E214:.E218])-MIN([.E214:.E218]))/2" office:value-type="float" office:value="1.89882657014238" calcext:value-type="float">
            <text:p>1.89882657014238</text:p>
          </table:table-cell>
          <table:table-cell table:number-columns-repeated="2"/>
        </table:table-row>
        <table:table-row table:style-name="ro1">
          <table:table-cell office:value-type="time" office:time-value="PT15H51M14.592S" calcext:value-type="time">
            <text:p>15:51:14.59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170049" calcext:value-type="float">
            <text:p>-1.17E-06</text:p>
          </table:table-cell>
          <table:table-cell table:formula="of:=[.C216]*10^9" office:value-type="float" office:value="-1170.049" calcext:value-type="float">
            <text:p>-1170.049</text:p>
          </table:table-cell>
          <table:table-cell table:formula="of:=[.$N$1]*[.D216]" office:value-type="float" office:value="-973.797996742733" calcext:value-type="float">
            <text:p>-973.797996742733</text:p>
          </table:table-cell>
          <table:table-cell table:number-columns-repeated="9"/>
        </table:table-row>
        <table:table-row table:style-name="ro1">
          <table:table-cell office:value-type="time" office:time-value="PT15H51M14.968S" calcext:value-type="time">
            <text:p>15:51:14.97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171201" calcext:value-type="float">
            <text:p>-1.17E-06</text:p>
          </table:table-cell>
          <table:table-cell table:formula="of:=[.C217]*10^9" office:value-type="float" office:value="-1171.201" calcext:value-type="float">
            <text:p>-1171.201</text:p>
          </table:table-cell>
          <table:table-cell table:formula="of:=[.$N$1]*[.D217]" office:value-type="float" office:value="-974.756773077952" calcext:value-type="float">
            <text:p>-974.756773077952</text:p>
          </table:table-cell>
          <table:table-cell table:number-columns-repeated="9"/>
        </table:table-row>
        <table:table-row table:style-name="ro1">
          <table:table-cell office:value-type="time" office:time-value="PT15H51M15.352S" calcext:value-type="time">
            <text:p>15:51:15.35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172388" calcext:value-type="float">
            <text:p>-1.17E-06</text:p>
          </table:table-cell>
          <table:table-cell table:formula="of:=[.C218]*10^9" office:value-type="float" office:value="-1172.388" calcext:value-type="float">
            <text:p>-1172.388</text:p>
          </table:table-cell>
          <table:table-cell table:formula="of:=[.$N$1]*[.D218]" office:value-type="float" office:value="-975.744678902523" calcext:value-type="float">
            <text:p>-975.744678902523</text:p>
          </table:table-cell>
          <table:table-cell table:number-columns-repeated="9"/>
        </table:table-row>
        <table:table-row table:style-name="ro1">
          <table:table-cell office:value-type="time" office:time-value="PT15H51M15.737S" calcext:value-type="time">
            <text:p>15:51:15.74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173601" calcext:value-type="float">
            <text:p>-1.17E-06</text:p>
          </table:table-cell>
          <table:table-cell table:number-columns-repeated="11"/>
        </table:table-row>
        <table:table-row table:style-name="ro1">
          <table:table-cell office:value-type="time" office:time-value="PT15H51M16.12S" calcext:value-type="time">
            <text:p>15:51:16.12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175056" calcext:value-type="float">
            <text:p>-1.18E-06</text:p>
          </table:table-cell>
          <table:table-cell table:number-columns-repeated="11"/>
        </table:table-row>
        <table:table-row table:style-name="ro1">
          <table:table-cell office:value-type="time" office:time-value="PT15H51M16.503S" calcext:value-type="time">
            <text:p>15:51:16.50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176472" calcext:value-type="float">
            <text:p>-1.18E-06</text:p>
          </table:table-cell>
          <table:table-cell table:number-columns-repeated="11"/>
        </table:table-row>
        <table:table-row table:style-name="ro1">
          <table:table-cell office:value-type="time" office:time-value="PT15H51M16.887S" calcext:value-type="time">
            <text:p>15:51:16.89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177681" calcext:value-type="float">
            <text:p>-1.18E-06</text:p>
          </table:table-cell>
          <table:table-cell table:number-columns-repeated="11"/>
        </table:table-row>
        <table:table-row table:style-name="ro1">
          <table:table-cell office:value-type="time" office:time-value="PT15H51M17.271S" calcext:value-type="time">
            <text:p>15:51:17.27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178725" calcext:value-type="float">
            <text:p>-1.18E-06</text:p>
          </table:table-cell>
          <table:table-cell table:number-columns-repeated="11"/>
        </table:table-row>
        <table:table-row table:style-name="ro1">
          <table:table-cell office:value-type="time" office:time-value="PT15H51M17.656S" calcext:value-type="time">
            <text:p>15:51:17.66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180018" calcext:value-type="float">
            <text:p>-1.18E-06</text:p>
          </table:table-cell>
          <table:table-cell table:number-columns-repeated="11"/>
        </table:table-row>
        <table:table-row table:style-name="ro1">
          <table:table-cell office:value-type="time" office:time-value="PT15H51M18.039S" calcext:value-type="time">
            <text:p>15:51:18.04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18119" calcext:value-type="float">
            <text:p>-1.18E-06</text:p>
          </table:table-cell>
          <table:table-cell table:number-columns-repeated="11"/>
        </table:table-row>
        <table:table-row table:style-name="ro1">
          <table:table-cell office:value-type="time" office:time-value="PT15H51M18.423S" calcext:value-type="time">
            <text:p>15:51:18.42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182536" calcext:value-type="float">
            <text:p>-1.18E-06</text:p>
          </table:table-cell>
          <table:table-cell table:number-columns-repeated="11"/>
        </table:table-row>
        <table:table-row table:style-name="ro1">
          <table:table-cell office:value-type="time" office:time-value="PT15H51M18.806S" calcext:value-type="time">
            <text:p>15:51:18.81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183999" calcext:value-type="float">
            <text:p>-1.18E-06</text:p>
          </table:table-cell>
          <table:table-cell table:number-columns-repeated="11"/>
        </table:table-row>
        <table:table-row table:style-name="ro1">
          <table:table-cell office:value-type="time" office:time-value="PT15H51M19.19S" calcext:value-type="time">
            <text:p>15:51:19.19</text:p>
          </table:table-cell>
          <table:table-cell office:value-type="float" office:value="-210" calcext:value-type="float">
            <text:p>-210</text:p>
          </table:table-cell>
          <table:table-cell office:value-type="float" office:value="-0.000001185284" calcext:value-type="float">
            <text:p>-1.19E-06</text:p>
          </table:table-cell>
          <table:table-cell table:number-columns-repeated="11"/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11337728815009" calcext:value-type="float">
            <text:p>-0.111337728815009</text:p>
          </table:table-cell>
          <table:table-cell office:value-type="float" office:value="0.05" calcext:value-type="float">
            <text:p>0.05</text:p>
          </table:table-cell>
          <table:table-cell office:value-type="float" office:value="0.0462604343422445" calcext:value-type="float">
            <text:p>0.04626043434224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138836243076647" calcext:value-type="float">
            <text:p>-0.138836243076647</text:p>
          </table:table-cell>
          <table:table-cell office:value-type="float" office:value="0.05" calcext:value-type="float">
            <text:p>0.05</text:p>
          </table:table-cell>
          <table:table-cell office:value-type="float" office:value="0.0640801333967026" calcext:value-type="float">
            <text:p>0.06408013339670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149131143925083" calcext:value-type="float">
            <text:p>-0.149131143925083</text:p>
          </table:table-cell>
          <table:table-cell office:value-type="float" office:value="0.05" calcext:value-type="float">
            <text:p>0.05</text:p>
          </table:table-cell>
          <table:table-cell office:value-type="float" office:value="0.0959411493959168" calcext:value-type="float">
            <text:p>0.09594114939591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159086211828037" calcext:value-type="float">
            <text:p>-0.159086211828037</text:p>
          </table:table-cell>
          <table:table-cell office:value-type="float" office:value="0.05" calcext:value-type="float">
            <text:p>0.05</text:p>
          </table:table-cell>
          <table:table-cell office:value-type="float" office:value="0.0802278906686628" calcext:value-type="float">
            <text:p>0.08022789066866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155112431807881" calcext:value-type="float">
            <text:p>-0.155112431807881</text:p>
          </table:table-cell>
          <table:table-cell office:value-type="float" office:value="0.05" calcext:value-type="float">
            <text:p>0.05</text:p>
          </table:table-cell>
          <table:table-cell office:value-type="float" office:value="0.0691949051121195" calcext:value-type="float">
            <text:p>0.0691949051121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192130101983854" calcext:value-type="float">
            <text:p>-0.192130101983854</text:p>
          </table:table-cell>
          <table:table-cell office:value-type="float" office:value="0.05" calcext:value-type="float">
            <text:p>0.05</text:p>
          </table:table-cell>
          <table:table-cell office:value-type="float" office:value="0.0793389863660187" calcext:value-type="float">
            <text:p>0.07933898636601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206391453872926" calcext:value-type="float">
            <text:p>-0.206391453872926</text:p>
          </table:table-cell>
          <table:table-cell office:value-type="float" office:value="0.05" calcext:value-type="float">
            <text:p>0.05</text:p>
          </table:table-cell>
          <table:table-cell office:value-type="float" office:value="0.0959756818401696" calcext:value-type="float">
            <text:p>0.0959756818401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0.250145561484556" calcext:value-type="float">
            <text:p>-0.250145561484556</text:p>
          </table:table-cell>
          <table:table-cell office:value-type="float" office:value="0.05" calcext:value-type="float">
            <text:p>0.05</text:p>
          </table:table-cell>
          <table:table-cell office:value-type="float" office:value="0.0979832926178733" calcext:value-type="float">
            <text:p>0.09798329261787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0.25763626793022" calcext:value-type="float">
            <text:p>-0.25763626793022</text:p>
          </table:table-cell>
          <table:table-cell office:value-type="float" office:value="0.05" calcext:value-type="float">
            <text:p>0.05</text:p>
          </table:table-cell>
          <table:table-cell office:value-type="float" office:value="0.106006085949061" calcext:value-type="float">
            <text:p>0.10600608594906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0.292341923878212" calcext:value-type="float">
            <text:p>-0.292341923878212</text:p>
          </table:table-cell>
          <table:table-cell office:value-type="float" office:value="0.05" calcext:value-type="float">
            <text:p>0.05</text:p>
          </table:table-cell>
          <table:table-cell office:value-type="float" office:value="0.106817352853092" calcext:value-type="float">
            <text:p>0.10681735285309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0.26709998959405" calcext:value-type="float">
            <text:p>-0.26709998959405</text:p>
          </table:table-cell>
          <table:table-cell office:value-type="float" office:value="0.05" calcext:value-type="float">
            <text:p>0.05</text:p>
          </table:table-cell>
          <table:table-cell office:value-type="float" office:value="0.0640870567844361" calcext:value-type="float">
            <text:p>0.06408705678443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0.263340754088864" calcext:value-type="float">
            <text:p>-0.263340754088864</text:p>
          </table:table-cell>
          <table:table-cell office:value-type="float" office:value="0.05" calcext:value-type="float">
            <text:p>0.05</text:p>
          </table:table-cell>
          <table:table-cell office:value-type="float" office:value="0.0960260357629718" calcext:value-type="float">
            <text:p>0.09602603576297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358775336400525" calcext:value-type="float">
            <text:p>-0.358775336400525</text:p>
          </table:table-cell>
          <table:table-cell office:value-type="float" office:value="0.05" calcext:value-type="float">
            <text:p>0.05</text:p>
          </table:table-cell>
          <table:table-cell office:value-type="float" office:value="0.070155491535813" calcext:value-type="float">
            <text:p>0.07015549153581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323696140526514" calcext:value-type="float">
            <text:p>-0.323696140526514</text:p>
          </table:table-cell>
          <table:table-cell office:value-type="float" office:value="0.05" calcext:value-type="float">
            <text:p>0.05</text:p>
          </table:table-cell>
          <table:table-cell office:value-type="float" office:value="0.0768126505083411" calcext:value-type="float">
            <text:p>0.07681265050834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343925255892613" calcext:value-type="float">
            <text:p>-0.343925255892613</text:p>
          </table:table-cell>
          <table:table-cell office:value-type="float" office:value="0.05" calcext:value-type="float">
            <text:p>0.05</text:p>
          </table:table-cell>
          <table:table-cell office:value-type="float" office:value="0.106854079551843" calcext:value-type="float">
            <text:p>0.10685407955184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345981464932365" calcext:value-type="float">
            <text:p>-0.345981464932365</text:p>
          </table:table-cell>
          <table:table-cell office:value-type="float" office:value="0.05" calcext:value-type="float">
            <text:p>0.05</text:p>
          </table:table-cell>
          <table:table-cell office:value-type="float" office:value="0.107963202613155" calcext:value-type="float">
            <text:p>0.10796320261315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328687703240062" calcext:value-type="float">
            <text:p>-0.328687703240062</text:p>
          </table:table-cell>
          <table:table-cell office:value-type="float" office:value="0.05" calcext:value-type="float">
            <text:p>0.05</text:p>
          </table:table-cell>
          <table:table-cell office:value-type="float" office:value="0.103064200796661" calcext:value-type="float">
            <text:p>0.10306420079666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354067544849525" calcext:value-type="float">
            <text:p>-0.354067544849525</text:p>
          </table:table-cell>
          <table:table-cell office:value-type="float" office:value="0.05" calcext:value-type="float">
            <text:p>0.05</text:p>
          </table:table-cell>
          <table:table-cell office:value-type="float" office:value="0.106884547319563" calcext:value-type="float">
            <text:p>0.10688454731956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0.32824465202974" calcext:value-type="float">
            <text:p>-0.32824465202974</text:p>
          </table:table-cell>
          <table:table-cell office:value-type="float" office:value="0.05" calcext:value-type="float">
            <text:p>0.05</text:p>
          </table:table-cell>
          <table:table-cell office:value-type="float" office:value="0.104504203494638" calcext:value-type="float">
            <text:p>0.10450420349463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0.417843049600046" calcext:value-type="float">
            <text:p>-0.417843049600046</text:p>
          </table:table-cell>
          <table:table-cell office:value-type="float" office:value="0.05" calcext:value-type="float">
            <text:p>0.05</text:p>
          </table:table-cell>
          <table:table-cell office:value-type="float" office:value="0.0750806254375027" calcext:value-type="float">
            <text:p>0.07508062543750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0.297146042489141" calcext:value-type="float">
            <text:p>-0.297146042489141</text:p>
          </table:table-cell>
          <table:table-cell office:value-type="float" office:value="0.05" calcext:value-type="float">
            <text:p>0.05</text:p>
          </table:table-cell>
          <table:table-cell office:value-type="float" office:value="0.0435551887683009" calcext:value-type="float">
            <text:p>0.04355518876830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0.505890493284753" calcext:value-type="float">
            <text:p>-0.505890493284753</text:p>
          </table:table-cell>
          <table:table-cell office:value-type="float" office:value="0.05" calcext:value-type="float">
            <text:p>0.05</text:p>
          </table:table-cell>
          <table:table-cell office:value-type="float" office:value="0.0362539635286464" calcext:value-type="float">
            <text:p>0.03625396352864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0.350599104875178" calcext:value-type="float">
            <text:p>-0.350599104875178</text:p>
          </table:table-cell>
          <table:table-cell office:value-type="float" office:value="0.05" calcext:value-type="float">
            <text:p>0.05</text:p>
          </table:table-cell>
          <table:table-cell office:value-type="float" office:value="0.101123885094271" calcext:value-type="float">
            <text:p>0.10112388509427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0.401802288730833" calcext:value-type="float">
            <text:p>-0.401802288730833</text:p>
          </table:table-cell>
          <table:table-cell office:value-type="float" office:value="0.05" calcext:value-type="float">
            <text:p>0.05</text:p>
          </table:table-cell>
          <table:table-cell office:value-type="float" office:value="0.107454880616406" calcext:value-type="float">
            <text:p>0.10745488061640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0.448726816672613" calcext:value-type="float">
            <text:p>-0.448726816672613</text:p>
          </table:table-cell>
          <table:table-cell office:value-type="float" office:value="0.05" calcext:value-type="float">
            <text:p>0.05</text:p>
          </table:table-cell>
          <table:table-cell office:value-type="float" office:value="0.0885042880934596" calcext:value-type="float">
            <text:p>0.0885042880934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0.508029829564402" calcext:value-type="float">
            <text:p>-0.508029829564402</text:p>
          </table:table-cell>
          <table:table-cell office:value-type="float" office:value="0.05" calcext:value-type="float">
            <text:p>0.05</text:p>
          </table:table-cell>
          <table:table-cell office:value-type="float" office:value="0.0962789082553101" calcext:value-type="float">
            <text:p>0.0962789082553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0.508216707722657" calcext:value-type="float">
            <text:p>-0.508216707722657</text:p>
          </table:table-cell>
          <table:table-cell office:value-type="float" office:value="0.05" calcext:value-type="float">
            <text:p>0.05</text:p>
          </table:table-cell>
          <table:table-cell office:value-type="float" office:value="0.105981111028362" calcext:value-type="float">
            <text:p>0.10598111102836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0.538159126217348" calcext:value-type="float">
            <text:p>-0.538159126217348</text:p>
          </table:table-cell>
          <table:table-cell office:value-type="float" office:value="0.05" calcext:value-type="float">
            <text:p>0.05</text:p>
          </table:table-cell>
          <table:table-cell office:value-type="float" office:value="0.0952369126708813" calcext:value-type="float">
            <text:p>0.09523691267088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0.558422897353064" calcext:value-type="float">
            <text:p>-0.558422897353064</text:p>
          </table:table-cell>
          <table:table-cell office:value-type="float" office:value="0.05" calcext:value-type="float">
            <text:p>0.05</text:p>
          </table:table-cell>
          <table:table-cell office:value-type="float" office:value="0.0990857643097467" calcext:value-type="float">
            <text:p>0.09908576430974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0.67494546554028" calcext:value-type="float">
            <text:p>-0.67494546554028</text:p>
          </table:table-cell>
          <table:table-cell office:value-type="float" office:value="0.05" calcext:value-type="float">
            <text:p>0.05</text:p>
          </table:table-cell>
          <table:table-cell office:value-type="float" office:value="0.0942897271873918" calcext:value-type="float">
            <text:p>0.09428972718739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0.918263790474059" calcext:value-type="float">
            <text:p>-0.918263790474059</text:p>
          </table:table-cell>
          <table:table-cell office:value-type="float" office:value="0.05" calcext:value-type="float">
            <text:p>0.05</text:p>
          </table:table-cell>
          <table:table-cell office:value-type="float" office:value="0.0936784376531381" calcext:value-type="float">
            <text:p>0.09367843765313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1.32588030863399" calcext:value-type="float">
            <text:p>-1.32588030863399</text:p>
          </table:table-cell>
          <table:table-cell office:value-type="float" office:value="0.05" calcext:value-type="float">
            <text:p>0.05</text:p>
          </table:table-cell>
          <table:table-cell office:value-type="float" office:value="0.105991458576331" calcext:value-type="float">
            <text:p>0.10599145857633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2.57960154560962" calcext:value-type="float">
            <text:p>-2.57960154560962</text:p>
          </table:table-cell>
          <table:table-cell office:value-type="float" office:value="0.05" calcext:value-type="float">
            <text:p>0.05</text:p>
          </table:table-cell>
          <table:table-cell office:value-type="float" office:value="0.0785604079248807" calcext:value-type="float">
            <text:p>0.07856040792488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6.02983226002825" calcext:value-type="float">
            <text:p>-6.02983226002825</text:p>
          </table:table-cell>
          <table:table-cell office:value-type="float" office:value="0.05" calcext:value-type="float">
            <text:p>0.05</text:p>
          </table:table-cell>
          <table:table-cell office:value-type="float" office:value="0.095789775236613" calcext:value-type="float">
            <text:p>0.09578977523661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14.8172856965285" calcext:value-type="float">
            <text:p>-14.8172856965285</text:p>
          </table:table-cell>
          <table:table-cell office:value-type="float" office:value="0.05" calcext:value-type="float">
            <text:p>0.05</text:p>
          </table:table-cell>
          <table:table-cell office:value-type="float" office:value="0.173239930110349" calcext:value-type="float">
            <text:p>0.17323993011034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35.4203371497015" calcext:value-type="float">
            <text:p>-35.4203371497015</text:p>
          </table:table-cell>
          <table:table-cell office:value-type="float" office:value="0.05" calcext:value-type="float">
            <text:p>0.05</text:p>
          </table:table-cell>
          <table:table-cell office:value-type="float" office:value="0.446441410093714" calcext:value-type="float">
            <text:p>0.44644141009371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75.7949579247506" calcext:value-type="float">
            <text:p>-75.7949579247506</text:p>
          </table:table-cell>
          <table:table-cell office:value-type="float" office:value="0.05" calcext:value-type="float">
            <text:p>0.05</text:p>
          </table:table-cell>
          <table:table-cell office:value-type="float" office:value="0.754874303626796" calcext:value-type="float">
            <text:p>0.75487430362679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140.687943126645" calcext:value-type="float">
            <text:p>-140.687943126645</text:p>
          </table:table-cell>
          <table:table-cell office:value-type="float" office:value="0.05" calcext:value-type="float">
            <text:p>0.05</text:p>
          </table:table-cell>
          <table:table-cell office:value-type="float" office:value="1.27916288671332" calcext:value-type="float">
            <text:p>1.2791628867133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228.319118085811" calcext:value-type="float">
            <text:p>-228.319118085811</text:p>
          </table:table-cell>
          <table:table-cell office:value-type="float" office:value="0.05" calcext:value-type="float">
            <text:p>0.05</text:p>
          </table:table-cell>
          <table:table-cell office:value-type="float" office:value="1.96700489521091" calcext:value-type="float">
            <text:p>1.9670048952109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332.866070483457" calcext:value-type="float">
            <text:p>-332.866070483457</text:p>
          </table:table-cell>
          <table:table-cell office:value-type="float" office:value="0.05" calcext:value-type="float">
            <text:p>0.05</text:p>
          </table:table-cell>
          <table:table-cell office:value-type="float" office:value="2.78498831982008" calcext:value-type="float">
            <text:p>2.7849883198200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449.30091729417" calcext:value-type="float">
            <text:p>-449.30091729417</text:p>
          </table:table-cell>
          <table:table-cell office:value-type="float" office:value="0.05" calcext:value-type="float">
            <text:p>0.05</text:p>
          </table:table-cell>
          <table:table-cell office:value-type="float" office:value="3.5526994142917" calcext:value-type="float">
            <text:p>3.552699414291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574.167369702017" calcext:value-type="float">
            <text:p>-574.167369702017</text:p>
          </table:table-cell>
          <table:table-cell office:value-type="float" office:value="0.05" calcext:value-type="float">
            <text:p>0.05</text:p>
          </table:table-cell>
          <table:table-cell office:value-type="float" office:value="4.49847598742916" calcext:value-type="float">
            <text:p>4.4984759874291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703.488919502097" calcext:value-type="float">
            <text:p>-703.488919502097</text:p>
          </table:table-cell>
          <table:table-cell office:value-type="float" office:value="0.05" calcext:value-type="float">
            <text:p>0.05</text:p>
          </table:table-cell>
          <table:table-cell office:value-type="float" office:value="5.38576742709465" calcext:value-type="float">
            <text:p>5.38576742709465</text:p>
          </table:table-cell>
        </table:table-row>
      </table:table>
      <table:table table:name="Sheet3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336567346627546" calcext:value-type="float">
            <text:p>-0.033656734662755</text:p>
          </table:table-cell>
          <table:table-cell office:value-type="float" office:value="0.05" calcext:value-type="float">
            <text:p>0.05</text:p>
          </table:table-cell>
          <table:table-cell office:value-type="float" office:value="0.0660854910361983" calcext:value-type="float">
            <text:p>0.0660854910361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0324251540015908" calcext:value-type="float">
            <text:p>-0.032425154001591</text:p>
          </table:table-cell>
          <table:table-cell office:value-type="float" office:value="0.05" calcext:value-type="float">
            <text:p>0.05</text:p>
          </table:table-cell>
          <table:table-cell office:value-type="float" office:value="0.0973435937409303" calcext:value-type="float">
            <text:p>0.0973435937409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0902721127227331" calcext:value-type="float">
            <text:p>-0.090272112722733</text:p>
          </table:table-cell>
          <table:table-cell office:value-type="float" office:value="0.05" calcext:value-type="float">
            <text:p>0.05</text:p>
          </table:table-cell>
          <table:table-cell office:value-type="float" office:value="0.1045062659286" calcext:value-type="float">
            <text:p>0.104506265928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146826002758501" calcext:value-type="float">
            <text:p>-0.146826002758501</text:p>
          </table:table-cell>
          <table:table-cell office:value-type="float" office:value="0.05" calcext:value-type="float">
            <text:p>0.05</text:p>
          </table:table-cell>
          <table:table-cell office:value-type="float" office:value="0.113224413291727" calcext:value-type="float">
            <text:p>0.11322441329172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236119427725182" calcext:value-type="float">
            <text:p>-0.236119427725182</text:p>
          </table:table-cell>
          <table:table-cell office:value-type="float" office:value="0.05" calcext:value-type="float">
            <text:p>0.05</text:p>
          </table:table-cell>
          <table:table-cell office:value-type="float" office:value="0.0990472417730285" calcext:value-type="float">
            <text:p>0.09904724177302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164119125100126" calcext:value-type="float">
            <text:p>-0.164119125100126</text:p>
          </table:table-cell>
          <table:table-cell office:value-type="float" office:value="0.05" calcext:value-type="float">
            <text:p>0.05</text:p>
          </table:table-cell>
          <table:table-cell office:value-type="float" office:value="0.0928025533892356" calcext:value-type="float">
            <text:p>0.09280255338923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161287692127997" calcext:value-type="float">
            <text:p>-0.161287692127997</text:p>
          </table:table-cell>
          <table:table-cell office:value-type="float" office:value="0.05" calcext:value-type="float">
            <text:p>0.05</text:p>
          </table:table-cell>
          <table:table-cell office:value-type="float" office:value="0.0890285738706506" calcext:value-type="float">
            <text:p>0.08902857387065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0.162845272556287" calcext:value-type="float">
            <text:p>-0.162845272556287</text:p>
          </table:table-cell>
          <table:table-cell office:value-type="float" office:value="0.05" calcext:value-type="float">
            <text:p>0.05</text:p>
          </table:table-cell>
          <table:table-cell office:value-type="float" office:value="0.085312646950136" calcext:value-type="float">
            <text:p>0.08531264695013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0.220244490219322" calcext:value-type="float">
            <text:p>-0.220244490219322</text:p>
          </table:table-cell>
          <table:table-cell office:value-type="float" office:value="0.05" calcext:value-type="float">
            <text:p>0.05</text:p>
          </table:table-cell>
          <table:table-cell office:value-type="float" office:value="0.081877249709821" calcext:value-type="float">
            <text:p>0.08187724970982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0.262420145707405" calcext:value-type="float">
            <text:p>-0.262420145707405</text:p>
          </table:table-cell>
          <table:table-cell office:value-type="float" office:value="0.05" calcext:value-type="float">
            <text:p>0.05</text:p>
          </table:table-cell>
          <table:table-cell office:value-type="float" office:value="0.123160550229758" calcext:value-type="float">
            <text:p>0.12316055022975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0.255656095180387" calcext:value-type="float">
            <text:p>-0.255656095180387</text:p>
          </table:table-cell>
          <table:table-cell office:value-type="float" office:value="0.05" calcext:value-type="float">
            <text:p>0.05</text:p>
          </table:table-cell>
          <table:table-cell office:value-type="float" office:value="0.109721908354369" calcext:value-type="float">
            <text:p>0.10972190835436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0.240411551450391" calcext:value-type="float">
            <text:p>-0.240411551450391</text:p>
          </table:table-cell>
          <table:table-cell office:value-type="float" office:value="0.05" calcext:value-type="float">
            <text:p>0.05</text:p>
          </table:table-cell>
          <table:table-cell office:value-type="float" office:value="0.106176806639394" calcext:value-type="float">
            <text:p>0.10617680663939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2963014703976" calcext:value-type="float">
            <text:p>-0.2963014703976</text:p>
          </table:table-cell>
          <table:table-cell office:value-type="float" office:value="0.05" calcext:value-type="float">
            <text:p>0.05</text:p>
          </table:table-cell>
          <table:table-cell office:value-type="float" office:value="0.141427139518351" calcext:value-type="float">
            <text:p>0.14142713951835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369236135516715" calcext:value-type="float">
            <text:p>-0.369236135516715</text:p>
          </table:table-cell>
          <table:table-cell office:value-type="float" office:value="0.05" calcext:value-type="float">
            <text:p>0.05</text:p>
          </table:table-cell>
          <table:table-cell office:value-type="float" office:value="0.0867427936464482" calcext:value-type="float">
            <text:p>0.08674279364644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336614403236915" calcext:value-type="float">
            <text:p>-0.336614403236915</text:p>
          </table:table-cell>
          <table:table-cell office:value-type="float" office:value="0.05" calcext:value-type="float">
            <text:p>0.05</text:p>
          </table:table-cell>
          <table:table-cell office:value-type="float" office:value="0.096426802276518" calcext:value-type="float">
            <text:p>0.09642680227651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293179122047591" calcext:value-type="float">
            <text:p>-0.293179122047591</text:p>
          </table:table-cell>
          <table:table-cell office:value-type="float" office:value="0.05" calcext:value-type="float">
            <text:p>0.05</text:p>
          </table:table-cell>
          <table:table-cell office:value-type="float" office:value="0.0890317632630841" calcext:value-type="float">
            <text:p>0.08903176326308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391237339206145" calcext:value-type="float">
            <text:p>-0.391237339206145</text:p>
          </table:table-cell>
          <table:table-cell office:value-type="float" office:value="0.05" calcext:value-type="float">
            <text:p>0.05</text:p>
          </table:table-cell>
          <table:table-cell office:value-type="float" office:value="0.0901025058509088" calcext:value-type="float">
            <text:p>0.09010250585090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385885985685552" calcext:value-type="float">
            <text:p>-0.385885985685552</text:p>
          </table:table-cell>
          <table:table-cell office:value-type="float" office:value="0.05" calcext:value-type="float">
            <text:p>0.05</text:p>
          </table:table-cell>
          <table:table-cell office:value-type="float" office:value="0.111829370941863" calcext:value-type="float">
            <text:p>0.11182937094186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0.367865235166153" calcext:value-type="float">
            <text:p>-0.367865235166153</text:p>
          </table:table-cell>
          <table:table-cell office:value-type="float" office:value="0.05" calcext:value-type="float">
            <text:p>0.05</text:p>
          </table:table-cell>
          <table:table-cell office:value-type="float" office:value="0.116420193794353" calcext:value-type="float">
            <text:p>0.11642019379435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0.380596786172523" calcext:value-type="float">
            <text:p>-0.380596786172523</text:p>
          </table:table-cell>
          <table:table-cell office:value-type="float" office:value="0.05" calcext:value-type="float">
            <text:p>0.05</text:p>
          </table:table-cell>
          <table:table-cell office:value-type="float" office:value="0.0875804467705573" calcext:value-type="float">
            <text:p>0.08758044677055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0.429937413833634" calcext:value-type="float">
            <text:p>-0.429937413833634</text:p>
          </table:table-cell>
          <table:table-cell office:value-type="float" office:value="0.05" calcext:value-type="float">
            <text:p>0.05</text:p>
          </table:table-cell>
          <table:table-cell office:value-type="float" office:value="0.097453912845854" calcext:value-type="float">
            <text:p>0.09745391284585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0.429826688483254" calcext:value-type="float">
            <text:p>-0.429826688483254</text:p>
          </table:table-cell>
          <table:table-cell office:value-type="float" office:value="0.05" calcext:value-type="float">
            <text:p>0.05</text:p>
          </table:table-cell>
          <table:table-cell office:value-type="float" office:value="0.0868436192805694" calcext:value-type="float">
            <text:p>0.08684361928056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0.375965397110737" calcext:value-type="float">
            <text:p>-0.375965397110737</text:p>
          </table:table-cell>
          <table:table-cell office:value-type="float" office:value="0.05" calcext:value-type="float">
            <text:p>0.05</text:p>
          </table:table-cell>
          <table:table-cell office:value-type="float" office:value="0.111813341203849" calcext:value-type="float">
            <text:p>0.11181334120384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0.484740619728393" calcext:value-type="float">
            <text:p>-0.484740619728393</text:p>
          </table:table-cell>
          <table:table-cell office:value-type="float" office:value="0.05" calcext:value-type="float">
            <text:p>0.05</text:p>
          </table:table-cell>
          <table:table-cell office:value-type="float" office:value="0.0908458054606602" calcext:value-type="float">
            <text:p>0.0908458054606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0.403470759299185" calcext:value-type="float">
            <text:p>-0.403470759299185</text:p>
          </table:table-cell>
          <table:table-cell office:value-type="float" office:value="0.05" calcext:value-type="float">
            <text:p>0.05</text:p>
          </table:table-cell>
          <table:table-cell office:value-type="float" office:value="0.0953031808343921" calcext:value-type="float">
            <text:p>0.09530318083439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0.471745987819624" calcext:value-type="float">
            <text:p>-0.471745987819624</text:p>
          </table:table-cell>
          <table:table-cell office:value-type="float" office:value="0.05" calcext:value-type="float">
            <text:p>0.05</text:p>
          </table:table-cell>
          <table:table-cell office:value-type="float" office:value="0.0846099984501762" calcext:value-type="float">
            <text:p>0.08460999845017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0.592871814304625" calcext:value-type="float">
            <text:p>-0.592871814304625</text:p>
          </table:table-cell>
          <table:table-cell office:value-type="float" office:value="0.05" calcext:value-type="float">
            <text:p>0.05</text:p>
          </table:table-cell>
          <table:table-cell office:value-type="float" office:value="0.0712448733678911" calcext:value-type="float">
            <text:p>0.07124487336789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0.524915162525154" calcext:value-type="float">
            <text:p>-0.524915162525154</text:p>
          </table:table-cell>
          <table:table-cell office:value-type="float" office:value="0.05" calcext:value-type="float">
            <text:p>0.05</text:p>
          </table:table-cell>
          <table:table-cell office:value-type="float" office:value="0.102329286744991" calcext:value-type="float">
            <text:p>0.10232928674499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0.737363452859917" calcext:value-type="float">
            <text:p>-0.737363452859917</text:p>
          </table:table-cell>
          <table:table-cell office:value-type="float" office:value="0.05" calcext:value-type="float">
            <text:p>0.05</text:p>
          </table:table-cell>
          <table:table-cell office:value-type="float" office:value="0.0680405906729656" calcext:value-type="float">
            <text:p>0.06804059067296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0.937419259444359" calcext:value-type="float">
            <text:p>-0.937419259444359</text:p>
          </table:table-cell>
          <table:table-cell office:value-type="float" office:value="0.05" calcext:value-type="float">
            <text:p>0.05</text:p>
          </table:table-cell>
          <table:table-cell office:value-type="float" office:value="0.0393506614011086" calcext:value-type="float">
            <text:p>0.03935066140110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1.23812247865512" calcext:value-type="float">
            <text:p>-1.23812247865512</text:p>
          </table:table-cell>
          <table:table-cell office:value-type="float" office:value="0.05" calcext:value-type="float">
            <text:p>0.05</text:p>
          </table:table-cell>
          <table:table-cell office:value-type="float" office:value="0.107960157215512" calcext:value-type="float">
            <text:p>0.10796015721551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2.40193929196803" calcext:value-type="float">
            <text:p>-2.40193929196803</text:p>
          </table:table-cell>
          <table:table-cell office:value-type="float" office:value="0.05" calcext:value-type="float">
            <text:p>0.05</text:p>
          </table:table-cell>
          <table:table-cell office:value-type="float" office:value="0.0730368062695463" calcext:value-type="float">
            <text:p>0.07303680626954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5.62174592481864" calcext:value-type="float">
            <text:p>-5.62174592481864</text:p>
          </table:table-cell>
          <table:table-cell office:value-type="float" office:value="0.05" calcext:value-type="float">
            <text:p>0.05</text:p>
          </table:table-cell>
          <table:table-cell office:value-type="float" office:value="0.118470384658884" calcext:value-type="float">
            <text:p>0.11847038465888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14.1046435590736" calcext:value-type="float">
            <text:p>-14.1046435590736</text:p>
          </table:table-cell>
          <table:table-cell office:value-type="float" office:value="0.05" calcext:value-type="float">
            <text:p>0.05</text:p>
          </table:table-cell>
          <table:table-cell office:value-type="float" office:value="0.20629526747725" calcext:value-type="float">
            <text:p>0.206295267477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34.2803554162096" calcext:value-type="float">
            <text:p>-34.2803554162096</text:p>
          </table:table-cell>
          <table:table-cell office:value-type="float" office:value="0.05" calcext:value-type="float">
            <text:p>0.05</text:p>
          </table:table-cell>
          <table:table-cell office:value-type="float" office:value="0.278639590218894" calcext:value-type="float">
            <text:p>0.27863959021889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74.5555114691909" calcext:value-type="float">
            <text:p>-74.5555114691909</text:p>
          </table:table-cell>
          <table:table-cell office:value-type="float" office:value="0.05" calcext:value-type="float">
            <text:p>0.05</text:p>
          </table:table-cell>
          <table:table-cell office:value-type="float" office:value="0.697773911970528" calcext:value-type="float">
            <text:p>0.69777391197052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140.241213277954" calcext:value-type="float">
            <text:p>-140.241213277954</text:p>
          </table:table-cell>
          <table:table-cell office:value-type="float" office:value="0.05" calcext:value-type="float">
            <text:p>0.05</text:p>
          </table:table-cell>
          <table:table-cell office:value-type="float" office:value="1.27407554162592" calcext:value-type="float">
            <text:p>1.2740755416259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228.923929511856" calcext:value-type="float">
            <text:p>-228.923929511856</text:p>
          </table:table-cell>
          <table:table-cell office:value-type="float" office:value="0.05" calcext:value-type="float">
            <text:p>0.05</text:p>
          </table:table-cell>
          <table:table-cell office:value-type="float" office:value="1.90447831001561" calcext:value-type="float">
            <text:p>1.9044783100156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335.604858363111" calcext:value-type="float">
            <text:p>-335.604858363111</text:p>
          </table:table-cell>
          <table:table-cell office:value-type="float" office:value="0.05" calcext:value-type="float">
            <text:p>0.05</text:p>
          </table:table-cell>
          <table:table-cell office:value-type="float" office:value="2.65658539894083" calcext:value-type="float">
            <text:p>2.6565853989408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454.104103761439" calcext:value-type="float">
            <text:p>-454.104103761439</text:p>
          </table:table-cell>
          <table:table-cell office:value-type="float" office:value="0.05" calcext:value-type="float">
            <text:p>0.05</text:p>
          </table:table-cell>
          <table:table-cell office:value-type="float" office:value="3.55571214513361" calcext:value-type="float">
            <text:p>3.5557121451336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580.759955732003" calcext:value-type="float">
            <text:p>-580.759955732003</text:p>
          </table:table-cell>
          <table:table-cell office:value-type="float" office:value="0.05" calcext:value-type="float">
            <text:p>0.05</text:p>
          </table:table-cell>
          <table:table-cell office:value-type="float" office:value="4.47997099045395" calcext:value-type="float">
            <text:p>4.4799709904539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712.895713821022" calcext:value-type="float">
            <text:p>-712.895713821022</text:p>
          </table:table-cell>
          <table:table-cell office:value-type="float" office:value="0.05" calcext:value-type="float">
            <text:p>0.05</text:p>
          </table:table-cell>
          <table:table-cell office:value-type="float" office:value="5.42155925323065" calcext:value-type="float">
            <text:p>5.4215592532306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847.532479929476" calcext:value-type="float">
            <text:p>-847.532479929476</text:p>
          </table:table-cell>
          <table:table-cell office:value-type="float" office:value="0.05" calcext:value-type="float">
            <text:p>0.05</text:p>
          </table:table-cell>
          <table:table-cell office:value-type="float" office:value="6.36855331501711" calcext:value-type="float">
            <text:p>6.36855331501711</text:p>
          </table:table-cell>
        </table:table-row>
      </table:table>
      <table:table table:name="Sheet4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90575391226401" calcext:value-type="float">
            <text:p>0.01905753912264</text:p>
          </table:table-cell>
          <table:table-cell office:value-type="float" office:value="0.05" calcext:value-type="float">
            <text:p>0.05</text:p>
          </table:table-cell>
          <table:table-cell office:value-type="float" office:value="0.0928445575355473" calcext:value-type="float">
            <text:p>0.09284455753554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0.107190754838423" calcext:value-type="float">
            <text:p>-0.107190754838423</text:p>
          </table:table-cell>
          <table:table-cell office:value-type="float" office:value="0.05" calcext:value-type="float">
            <text:p>0.05</text:p>
          </table:table-cell>
          <table:table-cell office:value-type="float" office:value="0.0942674146058332" calcext:value-type="float">
            <text:p>0.09426741460583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0.165261232454069" calcext:value-type="float">
            <text:p>-0.165261232454069</text:p>
          </table:table-cell>
          <table:table-cell office:value-type="float" office:value="0.05" calcext:value-type="float">
            <text:p>0.05</text:p>
          </table:table-cell>
          <table:table-cell office:value-type="float" office:value="0.102669203899104" calcext:value-type="float">
            <text:p>0.10266920389910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0.174725405208848" calcext:value-type="float">
            <text:p>-0.174725405208848</text:p>
          </table:table-cell>
          <table:table-cell office:value-type="float" office:value="0.05" calcext:value-type="float">
            <text:p>0.05</text:p>
          </table:table-cell>
          <table:table-cell office:value-type="float" office:value="0.0935527452966645" calcext:value-type="float">
            <text:p>0.09355274529666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0.197301305425961" calcext:value-type="float">
            <text:p>-0.197301305425961</text:p>
          </table:table-cell>
          <table:table-cell office:value-type="float" office:value="0.05" calcext:value-type="float">
            <text:p>0.05</text:p>
          </table:table-cell>
          <table:table-cell office:value-type="float" office:value="0.0983365900383666" calcext:value-type="float">
            <text:p>0.09833659003836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0.205387764858754" calcext:value-type="float">
            <text:p>-0.205387764858754</text:p>
          </table:table-cell>
          <table:table-cell office:value-type="float" office:value="0.05" calcext:value-type="float">
            <text:p>0.05</text:p>
          </table:table-cell>
          <table:table-cell office:value-type="float" office:value="0.110076280747611" calcext:value-type="float">
            <text:p>0.11007628074761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0.199191458066445" calcext:value-type="float">
            <text:p>-0.199191458066445</text:p>
          </table:table-cell>
          <table:table-cell office:value-type="float" office:value="0.05" calcext:value-type="float">
            <text:p>0.05</text:p>
          </table:table-cell>
          <table:table-cell office:value-type="float" office:value="0.103680585083462" calcext:value-type="float">
            <text:p>0.10368058508346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0.237628320292699" calcext:value-type="float">
            <text:p>-0.237628320292699</text:p>
          </table:table-cell>
          <table:table-cell office:value-type="float" office:value="0.05" calcext:value-type="float">
            <text:p>0.05</text:p>
          </table:table-cell>
          <table:table-cell office:value-type="float" office:value="0.0956482020506433" calcext:value-type="float">
            <text:p>0.09564820205064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0.296626538853338" calcext:value-type="float">
            <text:p>-0.296626538853338</text:p>
          </table:table-cell>
          <table:table-cell office:value-type="float" office:value="0.05" calcext:value-type="float">
            <text:p>0.05</text:p>
          </table:table-cell>
          <table:table-cell office:value-type="float" office:value="0.101849213220526" calcext:value-type="float">
            <text:p>0.10184921322052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0.240072184576738" calcext:value-type="float">
            <text:p>-0.240072184576738</text:p>
          </table:table-cell>
          <table:table-cell office:value-type="float" office:value="0.05" calcext:value-type="float">
            <text:p>0.05</text:p>
          </table:table-cell>
          <table:table-cell office:value-type="float" office:value="0.0991194154415264" calcext:value-type="float">
            <text:p>0.09911941544152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0.269412155295376" calcext:value-type="float">
            <text:p>-0.269412155295376</text:p>
          </table:table-cell>
          <table:table-cell office:value-type="float" office:value="0.05" calcext:value-type="float">
            <text:p>0.05</text:p>
          </table:table-cell>
          <table:table-cell office:value-type="float" office:value="0.0991234573029712" calcext:value-type="float">
            <text:p>0.09912345730297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0.301431339926589" calcext:value-type="float">
            <text:p>-0.301431339926589</text:p>
          </table:table-cell>
          <table:table-cell office:value-type="float" office:value="0.05" calcext:value-type="float">
            <text:p>0.05</text:p>
          </table:table-cell>
          <table:table-cell office:value-type="float" office:value="0.112319918911544" calcext:value-type="float">
            <text:p>0.11231991891154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0.34937336925412" calcext:value-type="float">
            <text:p>-0.34937336925412</text:p>
          </table:table-cell>
          <table:table-cell office:value-type="float" office:value="0.05" calcext:value-type="float">
            <text:p>0.05</text:p>
          </table:table-cell>
          <table:table-cell office:value-type="float" office:value="0.0752922954935535" calcext:value-type="float">
            <text:p>0.07529229549355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0.329317349636457" calcext:value-type="float">
            <text:p>-0.329317349636457</text:p>
          </table:table-cell>
          <table:table-cell office:value-type="float" office:value="0.05" calcext:value-type="float">
            <text:p>0.05</text:p>
          </table:table-cell>
          <table:table-cell office:value-type="float" office:value="0.113346515471685" calcext:value-type="float">
            <text:p>0.11334651547168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0.303425062050326" calcext:value-type="float">
            <text:p>-0.303425062050326</text:p>
          </table:table-cell>
          <table:table-cell office:value-type="float" office:value="0.05" calcext:value-type="float">
            <text:p>0.05</text:p>
          </table:table-cell>
          <table:table-cell office:value-type="float" office:value="0.0598916575857467" calcext:value-type="float">
            <text:p>0.05989165758574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0.30980816543832" calcext:value-type="float">
            <text:p>-0.30980816543832</text:p>
          </table:table-cell>
          <table:table-cell office:value-type="float" office:value="0.05" calcext:value-type="float">
            <text:p>0.05</text:p>
          </table:table-cell>
          <table:table-cell office:value-type="float" office:value="0.102196789764463" calcext:value-type="float">
            <text:p>0.10219678976446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0.365995854348389" calcext:value-type="float">
            <text:p>-0.365995854348389</text:p>
          </table:table-cell>
          <table:table-cell office:value-type="float" office:value="0.05" calcext:value-type="float">
            <text:p>0.05</text:p>
          </table:table-cell>
          <table:table-cell office:value-type="float" office:value="0.0932934051436631" calcext:value-type="float">
            <text:p>0.09329340514366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0.381081217903147" calcext:value-type="float">
            <text:p>-0.381081217903147</text:p>
          </table:table-cell>
          <table:table-cell office:value-type="float" office:value="0.05" calcext:value-type="float">
            <text:p>0.05</text:p>
          </table:table-cell>
          <table:table-cell office:value-type="float" office:value="0.0870478776275493" calcext:value-type="float">
            <text:p>0.08704787762754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0.418922821511319" calcext:value-type="float">
            <text:p>-0.418922821511319</text:p>
          </table:table-cell>
          <table:table-cell office:value-type="float" office:value="0.05" calcext:value-type="float">
            <text:p>0.05</text:p>
          </table:table-cell>
          <table:table-cell office:value-type="float" office:value="0.0998415690232885" calcext:value-type="float">
            <text:p>0.09984156902328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0.393985781430841" calcext:value-type="float">
            <text:p>-0.393985781430841</text:p>
          </table:table-cell>
          <table:table-cell office:value-type="float" office:value="0.05" calcext:value-type="float">
            <text:p>0.05</text:p>
          </table:table-cell>
          <table:table-cell office:value-type="float" office:value="0.084877002023464" calcext:value-type="float">
            <text:p>0.08487700202346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0.390614350978744" calcext:value-type="float">
            <text:p>-0.390614350978744</text:p>
          </table:table-cell>
          <table:table-cell office:value-type="float" office:value="0.05" calcext:value-type="float">
            <text:p>0.05</text:p>
          </table:table-cell>
          <table:table-cell office:value-type="float" office:value="0.0660195096163247" calcext:value-type="float">
            <text:p>0.0660195096163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0.350882776165192" calcext:value-type="float">
            <text:p>-0.350882776165192</text:p>
          </table:table-cell>
          <table:table-cell office:value-type="float" office:value="0.05" calcext:value-type="float">
            <text:p>0.05</text:p>
          </table:table-cell>
          <table:table-cell office:value-type="float" office:value="0.107186474445121" calcext:value-type="float">
            <text:p>0.10718647444512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0.383933510918736" calcext:value-type="float">
            <text:p>-0.383933510918736</text:p>
          </table:table-cell>
          <table:table-cell office:value-type="float" office:value="0.05" calcext:value-type="float">
            <text:p>0.05</text:p>
          </table:table-cell>
          <table:table-cell office:value-type="float" office:value="0.090000024767303" calcext:value-type="float">
            <text:p>0.09000002476730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0.465819634824659" calcext:value-type="float">
            <text:p>-0.465819634824659</text:p>
          </table:table-cell>
          <table:table-cell office:value-type="float" office:value="0.05" calcext:value-type="float">
            <text:p>0.05</text:p>
          </table:table-cell>
          <table:table-cell office:value-type="float" office:value="0.10254456995757" calcext:value-type="float">
            <text:p>0.1025445699575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0.426801349655496" calcext:value-type="float">
            <text:p>-0.426801349655496</text:p>
          </table:table-cell>
          <table:table-cell office:value-type="float" office:value="0.05" calcext:value-type="float">
            <text:p>0.05</text:p>
          </table:table-cell>
          <table:table-cell office:value-type="float" office:value="0.0820927365988126" calcext:value-type="float">
            <text:p>0.08209273659881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0.42752096456043" calcext:value-type="float">
            <text:p>-0.42752096456043</text:p>
          </table:table-cell>
          <table:table-cell office:value-type="float" office:value="0.05" calcext:value-type="float">
            <text:p>0.05</text:p>
          </table:table-cell>
          <table:table-cell office:value-type="float" office:value="0.110354315207048" calcext:value-type="float">
            <text:p>0.11035431520704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0.486166633072807" calcext:value-type="float">
            <text:p>-0.486166633072807</text:p>
          </table:table-cell>
          <table:table-cell office:value-type="float" office:value="0.05" calcext:value-type="float">
            <text:p>0.05</text:p>
          </table:table-cell>
          <table:table-cell office:value-type="float" office:value="0.0785842754945731" calcext:value-type="float">
            <text:p>0.07858427549457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0.572220121597862" calcext:value-type="float">
            <text:p>-0.572220121597862</text:p>
          </table:table-cell>
          <table:table-cell office:value-type="float" office:value="0.05" calcext:value-type="float">
            <text:p>0.05</text:p>
          </table:table-cell>
          <table:table-cell office:value-type="float" office:value="0.112777874164536" calcext:value-type="float">
            <text:p>0.11277787416453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0.75100204622842" calcext:value-type="float">
            <text:p>-0.75100204622842</text:p>
          </table:table-cell>
          <table:table-cell office:value-type="float" office:value="0.05" calcext:value-type="float">
            <text:p>0.05</text:p>
          </table:table-cell>
          <table:table-cell office:value-type="float" office:value="0.10628739227279" calcext:value-type="float">
            <text:p>0.1062873922727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1.13378530851707" calcext:value-type="float">
            <text:p>-1.13378530851707</text:p>
          </table:table-cell>
          <table:table-cell office:value-type="float" office:value="0.05" calcext:value-type="float">
            <text:p>0.05</text:p>
          </table:table-cell>
          <table:table-cell office:value-type="float" office:value="0.0955097439557819" calcext:value-type="float">
            <text:p>0.095509743955782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1.9469401638395" calcext:value-type="float">
            <text:p>-1.9469401638395</text:p>
          </table:table-cell>
          <table:table-cell office:value-type="float" office:value="0.05" calcext:value-type="float">
            <text:p>0.05</text:p>
          </table:table-cell>
          <table:table-cell office:value-type="float" office:value="0.0906801542939476" calcext:value-type="float">
            <text:p>0.09068015429394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4.44505454302935" calcext:value-type="float">
            <text:p>-4.44505454302935</text:p>
          </table:table-cell>
          <table:table-cell office:value-type="float" office:value="0.05" calcext:value-type="float">
            <text:p>0.05</text:p>
          </table:table-cell>
          <table:table-cell office:value-type="float" office:value="0.104277460879005" calcext:value-type="float">
            <text:p>0.10427746087900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11.3601113441196" calcext:value-type="float">
            <text:p>-11.3601113441196</text:p>
          </table:table-cell>
          <table:table-cell office:value-type="float" office:value="0.05" calcext:value-type="float">
            <text:p>0.05</text:p>
          </table:table-cell>
          <table:table-cell office:value-type="float" office:value="0.131225758855856" calcext:value-type="float">
            <text:p>0.131225758855856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28.4758901919438" calcext:value-type="float">
            <text:p>-28.4758901919438</text:p>
          </table:table-cell>
          <table:table-cell office:value-type="float" office:value="0.05" calcext:value-type="float">
            <text:p>0.05</text:p>
          </table:table-cell>
          <table:table-cell office:value-type="float" office:value="0.250232191669323" calcext:value-type="float">
            <text:p>0.250232191669323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64.6321214697715" calcext:value-type="float">
            <text:p>-64.6321214697715</text:p>
          </table:table-cell>
          <table:table-cell office:value-type="float" office:value="0.05" calcext:value-type="float">
            <text:p>0.05</text:p>
          </table:table-cell>
          <table:table-cell office:value-type="float" office:value="0.623553759355191" calcext:value-type="float">
            <text:p>0.623553759355191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126.138845148134" calcext:value-type="float">
            <text:p>-126.138845148134</text:p>
          </table:table-cell>
          <table:table-cell office:value-type="float" office:value="0.05" calcext:value-type="float">
            <text:p>0.05</text:p>
          </table:table-cell>
          <table:table-cell office:value-type="float" office:value="1.09605251426389" calcext:value-type="float">
            <text:p>1.0960525142638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212.930624742153" calcext:value-type="float">
            <text:p>-212.930624742153</text:p>
          </table:table-cell>
          <table:table-cell office:value-type="float" office:value="0.05" calcext:value-type="float">
            <text:p>0.05</text:p>
          </table:table-cell>
          <table:table-cell office:value-type="float" office:value="1.71965526282698" calcext:value-type="float">
            <text:p>1.7196552628269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318.599262224894" calcext:value-type="float">
            <text:p>-318.599262224894</text:p>
          </table:table-cell>
          <table:table-cell office:value-type="float" office:value="0.05" calcext:value-type="float">
            <text:p>0.05</text:p>
          </table:table-cell>
          <table:table-cell office:value-type="float" office:value="2.50450991890999" calcext:value-type="float">
            <text:p>2.50450991890999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437.985808514285" calcext:value-type="float">
            <text:p>-437.985808514285</text:p>
          </table:table-cell>
          <table:table-cell office:value-type="float" office:value="0.05" calcext:value-type="float">
            <text:p>0.05</text:p>
          </table:table-cell>
          <table:table-cell office:value-type="float" office:value="3.43430690638568" calcext:value-type="float">
            <text:p>3.43430690638568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566.040059073358" calcext:value-type="float">
            <text:p>-566.040059073358</text:p>
          </table:table-cell>
          <table:table-cell office:value-type="float" office:value="0.05" calcext:value-type="float">
            <text:p>0.05</text:p>
          </table:table-cell>
          <table:table-cell office:value-type="float" office:value="4.32216683346325" calcext:value-type="float">
            <text:p>4.32216683346325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699.714253690265" calcext:value-type="float">
            <text:p>-699.714253690265</text:p>
          </table:table-cell>
          <table:table-cell office:value-type="float" office:value="0.05" calcext:value-type="float">
            <text:p>0.05</text:p>
          </table:table-cell>
          <table:table-cell office:value-type="float" office:value="5.24366004508177" calcext:value-type="float">
            <text:p>5.24366004508177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836.931176802078" calcext:value-type="float">
            <text:p>-836.931176802078</text:p>
          </table:table-cell>
          <table:table-cell office:value-type="float" office:value="0.05" calcext:value-type="float">
            <text:p>0.05</text:p>
          </table:table-cell>
          <table:table-cell office:value-type="float" office:value="6.28567831198064" calcext:value-type="float">
            <text:p>6.28567831198064</text:p>
          </table:table-cell>
        </table:table-row>
        <table:table-row table:style-name="ro1" table:visibility="filter" table:number-rows-repeated="4">
          <table:table-cell table:number-columns-repeated="4"/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973.842606474996" calcext:value-type="float">
            <text:p>-973.842606474996</text:p>
          </table:table-cell>
          <table:table-cell office:value-type="float" office:value="0.05" calcext:value-type="float">
            <text:p>0.05</text:p>
          </table:table-cell>
          <table:table-cell office:value-type="float" office:value="7.21292463731056" calcext:value-type="float">
            <text:p>7.21292463731056</text:p>
          </table:table-cell>
        </table:table-row>
      </table:table>
      <table:named-expressions/>
      <table:database-ranges>
        <table:database-range table:name="__Anonymous_Sheet_DB__0" table:target-range-address="'Sweep Template'.G5:'Sweep Template'.J215" table:contains-header="false" table:orientation="column"/>
        <table:database-range table:name="__Anonymous_Sheet_DB__1" table:target-range-address="Sheet2.A1:Sheet2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2" table:target-range-address="Sheet3.A1:Sheet3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3" table:target-range-address="Sheet4.A1:Sheet4.D211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8">00/00/0000</text:date>, <text:time style:data-style-name="N2" text:time-value="09:07:31.9289688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6:43:28.794515965</meta:creation-date>
    <dc:date>2017-11-08T10:01:08.230353341</dc:date>
    <meta:editing-duration>PT1H7M27S</meta:editing-duration>
    <meta:editing-cycles>9</meta:editing-cycles>
    <meta:generator>LibreOffice/5.3.5.2$Linux_X86_64 LibreOffice_project/30$Build-2</meta:generator>
    <meta:document-statistic meta:table-count="4" meta:cell-count="1865" meta:object-count="0"/>
  </office:meta>
</office:document-meta>
</file>